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36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ARALLEL MERGE</text:p>
          </table:table-cell>
          <table:table-cell table:number-columns-repeated="34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34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41"/>
        </table:table-row>
        <table:table-row table:style-name="ro1">
          <table:table-cell office:value-type="float" office:value="827169000" calcext:value-type="float">
            <text:p>827169000</text:p>
          </table:table-cell>
          <table:table-cell office:value-type="float" office:value="836289000" calcext:value-type="float">
            <text:p>836289000</text:p>
          </table:table-cell>
          <table:table-cell office:value-type="float" office:value="831424000" calcext:value-type="float">
            <text:p>831424000</text:p>
          </table:table-cell>
          <table:table-cell office:value-type="float" office:value="837670000" calcext:value-type="float">
            <text:p>837670000</text:p>
          </table:table-cell>
          <table:table-cell office:value-type="float" office:value="827036000" calcext:value-type="float">
            <text:p>827036000</text:p>
          </table:table-cell>
          <table:table-cell office:value-type="float" office:value="836513000" calcext:value-type="float">
            <text:p>836513000</text:p>
          </table:table-cell>
          <table:table-cell office:value-type="float" office:value="830409000" calcext:value-type="float">
            <text:p>830409000</text:p>
          </table:table-cell>
          <table:table-cell office:value-type="float" office:value="837275000" calcext:value-type="float">
            <text:p>837275000</text:p>
          </table:table-cell>
          <table:table-cell office:value-type="float" office:value="827568000" calcext:value-type="float">
            <text:p>827568000</text:p>
          </table:table-cell>
          <table:table-cell office:value-type="float" office:value="831749000" calcext:value-type="float">
            <text:p>831749000</text:p>
          </table:table-cell>
          <table:table-cell office:value-type="float" office:value="837695000" calcext:value-type="float">
            <text:p>837695000</text:p>
          </table:table-cell>
          <table:table-cell office:value-type="float" office:value="836855000" calcext:value-type="float">
            <text:p>836855000</text:p>
          </table:table-cell>
          <table:table-cell office:value-type="float" office:value="828444000" calcext:value-type="float">
            <text:p>828444000</text:p>
          </table:table-cell>
          <table:table-cell office:value-type="float" office:value="830665000" calcext:value-type="float">
            <text:p>830665000</text:p>
          </table:table-cell>
          <table:table-cell office:value-type="float" office:value="837447000" calcext:value-type="float">
            <text:p>837447000</text:p>
          </table:table-cell>
          <table:table-cell office:value-type="float" office:value="837325000" calcext:value-type="float">
            <text:p>837325000</text:p>
          </table:table-cell>
          <table:table-cell office:value-type="float" office:value="828248000" calcext:value-type="float">
            <text:p>828248000</text:p>
          </table:table-cell>
          <table:table-cell office:value-type="float" office:value="831493000" calcext:value-type="float">
            <text:p>831493000</text:p>
          </table:table-cell>
          <table:table-cell office:value-type="float" office:value="837001000" calcext:value-type="float">
            <text:p>837001000</text:p>
          </table:table-cell>
          <table:table-cell office:value-type="float" office:value="837363000" calcext:value-type="float">
            <text:p>837363000</text:p>
          </table:table-cell>
          <table:table-cell office:value-type="float" office:value="827784000" calcext:value-type="float">
            <text:p>827784000</text:p>
          </table:table-cell>
          <table:table-cell office:value-type="float" office:value="831397000" calcext:value-type="float">
            <text:p>831397000</text:p>
          </table:table-cell>
          <table:table-cell office:value-type="float" office:value="836611000" calcext:value-type="float">
            <text:p>836611000</text:p>
          </table:table-cell>
          <table:table-cell office:value-type="float" office:value="837692000" calcext:value-type="float">
            <text:p>837692000</text:p>
          </table:table-cell>
          <table:table-cell office:value-type="float" office:value="827706000" calcext:value-type="float">
            <text:p>827706000</text:p>
          </table:table-cell>
          <table:table-cell office:value-type="float" office:value="831262000" calcext:value-type="float">
            <text:p>831262000</text:p>
          </table:table-cell>
          <table:table-cell office:value-type="float" office:value="837020000" calcext:value-type="float">
            <text:p>837020000</text:p>
          </table:table-cell>
          <table:table-cell office:value-type="float" office:value="837477000" calcext:value-type="float">
            <text:p>837477000</text:p>
          </table:table-cell>
          <table:table-cell office:value-type="float" office:value="828433000" calcext:value-type="float">
            <text:p>828433000</text:p>
          </table:table-cell>
          <table:table-cell office:value-type="float" office:value="831167000" calcext:value-type="float">
            <text:p>831167000</text:p>
          </table:table-cell>
          <table:table-cell office:value-type="float" office:value="837841000" calcext:value-type="float">
            <text:p>837841000</text:p>
          </table:table-cell>
          <table:table-cell office:value-type="float" office:value="837350000" calcext:value-type="float">
            <text:p>837350000</text:p>
          </table:table-cell>
          <table:table-cell office:value-type="float" office:value="827897000" calcext:value-type="float">
            <text:p>827897000</text:p>
          </table:table-cell>
          <table:table-cell office:value-type="float" office:value="831373000" calcext:value-type="float">
            <text:p>831373000</text:p>
          </table:table-cell>
          <table:table-cell office:value-type="float" office:value="836879000" calcext:value-type="float">
            <text:p>836879000</text:p>
          </table:table-cell>
          <table:table-cell office:value-type="float" office:value="837316000" calcext:value-type="float">
            <text:p>837316000</text:p>
          </table:table-cell>
          <table:table-cell office:value-type="float" office:value="827527000" calcext:value-type="float">
            <text:p>827527000</text:p>
          </table:table-cell>
          <table:table-cell office:value-type="float" office:value="831388000" calcext:value-type="float">
            <text:p>831388000</text:p>
          </table:table-cell>
          <table:table-cell office:value-type="float" office:value="837148000" calcext:value-type="float">
            <text:p>837148000</text:p>
          </table:table-cell>
          <table:table-cell office:value-type="float" office:value="837110000" calcext:value-type="float">
            <text:p>837110000</text:p>
          </table:table-cell>
          <table:table-cell office:value-type="float" office:value="826253000" calcext:value-type="float">
            <text:p>826253000</text:p>
          </table:table-cell>
          <table:table-cell office:value-type="float" office:value="830968000" calcext:value-type="float">
            <text:p>830968000</text:p>
          </table:table-cell>
          <table:table-cell office:value-type="float" office:value="837559000" calcext:value-type="float">
            <text:p>837559000</text:p>
          </table:table-cell>
          <table:table-cell office:value-type="float" office:value="837317000" calcext:value-type="float">
            <text:p>837317000</text:p>
          </table:table-cell>
          <table:table-cell office:value-type="float" office:value="828025000" calcext:value-type="float">
            <text:p>828025000</text:p>
          </table:table-cell>
          <table:table-cell office:value-type="float" office:value="830309000" calcext:value-type="float">
            <text:p>830309000</text:p>
          </table:table-cell>
          <table:table-cell office:value-type="float" office:value="837538000" calcext:value-type="float">
            <text:p>837538000</text:p>
          </table:table-cell>
          <table:table-cell office:value-type="float" office:value="827242000" calcext:value-type="float">
            <text:p>827242000</text:p>
          </table:table-cell>
          <table:table-cell office:value-type="float" office:value="837579000" calcext:value-type="float">
            <text:p>837579000</text:p>
          </table:table-cell>
          <table:table-cell office:value-type="float" office:value="831197000" calcext:value-type="float">
            <text:p>831197000</text:p>
          </table:table-cell>
          <table:table-cell office:value-type="float" office:value="837594000" calcext:value-type="float">
            <text:p>837594000</text:p>
          </table:table-cell>
          <table:table-cell office:value-type="float" office:value="828145000" calcext:value-type="float">
            <text:p>828145000</text:p>
          </table:table-cell>
          <table:table-cell office:value-type="float" office:value="837385000" calcext:value-type="float">
            <text:p>837385000</text:p>
          </table:table-cell>
          <table:table-cell office:value-type="float" office:value="831586000" calcext:value-type="float">
            <text:p>831586000</text:p>
          </table:table-cell>
          <table:table-cell office:value-type="float" office:value="837161000" calcext:value-type="float">
            <text:p>837161000</text:p>
          </table:table-cell>
          <table:table-cell office:value-type="float" office:value="827083000" calcext:value-type="float">
            <text:p>827083000</text:p>
          </table:table-cell>
          <table:table-cell office:value-type="float" office:value="837578000" calcext:value-type="float">
            <text:p>837578000</text:p>
          </table:table-cell>
          <table:table-cell office:value-type="float" office:value="832212000" calcext:value-type="float">
            <text:p>832212000</text:p>
          </table:table-cell>
          <table:table-cell office:value-type="float" office:value="837903000" calcext:value-type="float">
            <text:p>837903000</text:p>
          </table:table-cell>
          <table:table-cell office:value-type="float" office:value="827198000" calcext:value-type="float">
            <text:p>827198000</text:p>
          </table:table-cell>
          <table:table-cell office:value-type="float" office:value="837166000" calcext:value-type="float">
            <text:p>837166000</text:p>
          </table:table-cell>
          <table:table-cell office:value-type="float" office:value="832992000" calcext:value-type="float">
            <text:p>832992000</text:p>
          </table:table-cell>
          <table:table-cell office:value-type="float" office:value="837053000" calcext:value-type="float">
            <text:p>837053000</text:p>
          </table:table-cell>
          <table:table-cell office:value-type="float" office:value="828129000" calcext:value-type="float">
            <text:p>828129000</text:p>
          </table:table-cell>
          <table:table-cell office:value-type="float" office:value="831722000" calcext:value-type="float">
            <text:p>831722000</text:p>
          </table:table-cell>
          <table:table-cell office:value-type="float" office:value="836633000" calcext:value-type="float">
            <text:p>836633000</text:p>
          </table:table-cell>
          <table:table-cell office:value-type="float" office:value="837148000" calcext:value-type="float">
            <text:p>837148000</text:p>
          </table:table-cell>
          <table:table-cell office:value-type="float" office:value="827291000" calcext:value-type="float">
            <text:p>827291000</text:p>
          </table:table-cell>
          <table:table-cell office:value-type="float" office:value="831639000" calcext:value-type="float">
            <text:p>831639000</text:p>
          </table:table-cell>
          <table:table-cell office:value-type="float" office:value="837561000" calcext:value-type="float">
            <text:p>837561000</text:p>
          </table:table-cell>
          <table:table-cell office:value-type="float" office:value="836760000" calcext:value-type="float">
            <text:p>836760000</text:p>
          </table:table-cell>
          <table:table-cell office:value-type="float" office:value="827091000" calcext:value-type="float">
            <text:p>827091000</text:p>
          </table:table-cell>
          <table:table-cell office:value-type="float" office:value="831812000" calcext:value-type="float">
            <text:p>831812000</text:p>
          </table:table-cell>
          <table:table-cell office:value-type="float" office:value="837611000" calcext:value-type="float">
            <text:p>837611000</text:p>
          </table:table-cell>
          <table:table-cell office:value-type="float" office:value="837401000" calcext:value-type="float">
            <text:p>837401000</text:p>
          </table:table-cell>
          <table:table-cell office:value-type="float" office:value="829843000" calcext:value-type="float">
            <text:p>829843000</text:p>
          </table:table-cell>
          <table:table-cell office:value-type="float" office:value="832111000" calcext:value-type="float">
            <text:p>832111000</text:p>
          </table:table-cell>
          <table:table-cell office:value-type="float" office:value="837183000" calcext:value-type="float">
            <text:p>837183000</text:p>
          </table:table-cell>
          <table:table-cell office:value-type="float" office:value="837670000" calcext:value-type="float">
            <text:p>837670000</text:p>
          </table:table-cell>
          <table:table-cell office:value-type="float" office:value="836707000" calcext:value-type="float">
            <text:p>836707000</text:p>
          </table:table-cell>
          <table:table-cell office:value-type="float" office:value="839481000" calcext:value-type="float">
            <text:p>839481000</text:p>
          </table:table-cell>
          <table:table-cell office:value-type="float" office:value="841906000" calcext:value-type="float">
            <text:p>841906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39422000" calcext:value-type="float">
            <text:p>839422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1901000" calcext:value-type="float">
            <text:p>841901000</text:p>
          </table:table-cell>
          <table:table-cell office:value-type="float" office:value="843941000" calcext:value-type="float">
            <text:p>843941000</text:p>
          </table:table-cell>
          <table:table-cell office:value-type="float" office:value="839390000" calcext:value-type="float">
            <text:p>839390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1976000" calcext:value-type="float">
            <text:p>841976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39466000" calcext:value-type="float">
            <text:p>839466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1906000" calcext:value-type="float">
            <text:p>841906000</text:p>
          </table:table-cell>
          <table:table-cell office:value-type="float" office:value="844056000" calcext:value-type="float">
            <text:p>844056000</text:p>
          </table:table-cell>
          <table:table-cell office:value-type="float" office:value="839390000" calcext:value-type="float">
            <text:p>839390000</text:p>
          </table:table-cell>
          <table:table-cell office:value-type="float" office:value="841913000" calcext:value-type="float">
            <text:p>841913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39345000" calcext:value-type="float">
            <text:p>839345000</text:p>
          </table:table-cell>
          <table:table-cell office:value-type="float" office:value="841908000" calcext:value-type="float">
            <text:p>841908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39335000" calcext:value-type="float">
            <text:p>839335000</text:p>
          </table:table-cell>
          <table:table-cell office:value-type="float" office:value="841907000" calcext:value-type="float">
            <text:p>841907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69000" calcext:value-type="float">
            <text:p>843969000</text:p>
          </table:table-cell>
          <table:table-cell office:value-type="float" office:value="839330000" calcext:value-type="float">
            <text:p>839330000</text:p>
          </table:table-cell>
          <table:table-cell office:value-type="float" office:value="841918000" calcext:value-type="float">
            <text:p>841918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39399000" calcext:value-type="float">
            <text:p>839399000</text:p>
          </table:table-cell>
          <table:table-cell office:value-type="float" office:value="841909000" calcext:value-type="float">
            <text:p>841909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39648000" calcext:value-type="float">
            <text:p>839648000</text:p>
          </table:table-cell>
          <table:table-cell office:value-type="float" office:value="841909000" calcext:value-type="float">
            <text:p>841909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41000" calcext:value-type="float">
            <text:p>843941000</text:p>
          </table:table-cell>
          <table:table-cell office:value-type="float" office:value="839394000" calcext:value-type="float">
            <text:p>839394000</text:p>
          </table:table-cell>
          <table:table-cell office:value-type="float" office:value="841904000" calcext:value-type="float">
            <text:p>841904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39484000" calcext:value-type="float">
            <text:p>839484000</text:p>
          </table:table-cell>
          <table:table-cell office:value-type="float" office:value="841906000" calcext:value-type="float">
            <text:p>841906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39438000" calcext:value-type="float">
            <text:p>839438000</text:p>
          </table:table-cell>
          <table:table-cell office:value-type="float" office:value="841915000" calcext:value-type="float">
            <text:p>841915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39335000" calcext:value-type="float">
            <text:p>839335000</text:p>
          </table:table-cell>
          <table:table-cell office:value-type="float" office:value="841906000" calcext:value-type="float">
            <text:p>841906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39572000" calcext:value-type="float">
            <text:p>839572000</text:p>
          </table:table-cell>
          <table:table-cell office:value-type="float" office:value="841918000" calcext:value-type="float">
            <text:p>841918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39463000" calcext:value-type="float">
            <text:p>839463000</text:p>
          </table:table-cell>
          <table:table-cell office:value-type="float" office:value="841907000" calcext:value-type="float">
            <text:p>841907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39602000" calcext:value-type="float">
            <text:p>839602000</text:p>
          </table:table-cell>
          <table:table-cell office:value-type="float" office:value="841912000" calcext:value-type="float">
            <text:p>841912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39546000" calcext:value-type="float">
            <text:p>839546000</text:p>
          </table:table-cell>
          <table:table-cell office:value-type="float" office:value="843938000" calcext:value-type="float">
            <text:p>843938000</text:p>
          </table:table-cell>
          <table:table-cell office:value-type="float" office:value="841906000" calcext:value-type="float">
            <text:p>841906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39329000" calcext:value-type="float">
            <text:p>839329000</text:p>
          </table:table-cell>
          <table:table-cell table:number-columns-repeated="2" office:value-type="float" office:value="841911000" calcext:value-type="float">
            <text:p>841911000</text:p>
          </table:table-cell>
          <table:table-cell office:value-type="float" office:value="843937000" calcext:value-type="float">
            <text:p>843937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39553000" calcext:value-type="float">
            <text:p>839553000</text:p>
          </table:table-cell>
          <table:table-cell office:value-type="float" office:value="841909000" calcext:value-type="float">
            <text:p>841909000</text:p>
          </table:table-cell>
          <table:table-cell office:value-type="float" office:value="843941000" calcext:value-type="float">
            <text:p>843941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3941000" calcext:value-type="float">
            <text:p>843941000</text:p>
          </table:table-cell>
          <table:table-cell office:value-type="float" office:value="841723000" calcext:value-type="float">
            <text:p>841723000</text:p>
          </table:table-cell>
          <table:table-cell office:value-type="float" office:value="842335000" calcext:value-type="float">
            <text:p>842335000</text:p>
          </table:table-cell>
          <table:table-cell office:value-type="float" office:value="844327000" calcext:value-type="float">
            <text:p>844327000</text:p>
          </table:table-cell>
          <table:table-cell office:value-type="float" office:value="841750000" calcext:value-type="float">
            <text:p>841750000</text:p>
          </table:table-cell>
          <table:table-cell office:value-type="float" office:value="842400000" calcext:value-type="float">
            <text:p>842400000</text:p>
          </table:table-cell>
          <table:table-cell office:value-type="float" office:value="844849000" calcext:value-type="float">
            <text:p>844849000</text:p>
          </table:table-cell>
          <table:table-cell office:value-type="float" office:value="844862000" calcext:value-type="float">
            <text:p>844862000</text:p>
          </table:table-cell>
          <table:table-cell office:value-type="float" office:value="841747000" calcext:value-type="float">
            <text:p>841747000</text:p>
          </table:table-cell>
          <table:table-cell office:value-type="float" office:value="842340000" calcext:value-type="float">
            <text:p>842340000</text:p>
          </table:table-cell>
          <table:table-cell office:value-type="float" office:value="844790000" calcext:value-type="float">
            <text:p>844790000</text:p>
          </table:table-cell>
          <table:table-cell office:value-type="float" office:value="845108000" calcext:value-type="float">
            <text:p>845108000</text:p>
          </table:table-cell>
          <table:table-cell office:value-type="float" office:value="842393000" calcext:value-type="float">
            <text:p>842393000</text:p>
          </table:table-cell>
          <table:table-cell office:value-type="float" office:value="841797000" calcext:value-type="float">
            <text:p>841797000</text:p>
          </table:table-cell>
          <table:table-cell office:value-type="float" office:value="844988000" calcext:value-type="float">
            <text:p>844988000</text:p>
          </table:table-cell>
          <table:table-cell office:value-type="float" office:value="845041000" calcext:value-type="float">
            <text:p>845041000</text:p>
          </table:table-cell>
          <table:table-cell office:value-type="float" office:value="842322000" calcext:value-type="float">
            <text:p>842322000</text:p>
          </table:table-cell>
          <table:table-cell office:value-type="float" office:value="841766000" calcext:value-type="float">
            <text:p>841766000</text:p>
          </table:table-cell>
          <table:table-cell office:value-type="float" office:value="844676000" calcext:value-type="float">
            <text:p>844676000</text:p>
          </table:table-cell>
          <table:table-cell office:value-type="float" office:value="845072000" calcext:value-type="float">
            <text:p>845072000</text:p>
          </table:table-cell>
          <table:table-cell office:value-type="float" office:value="842370000" calcext:value-type="float">
            <text:p>842370000</text:p>
          </table:table-cell>
          <table:table-cell office:value-type="float" office:value="841763000" calcext:value-type="float">
            <text:p>841763000</text:p>
          </table:table-cell>
          <table:table-cell office:value-type="float" office:value="844959000" calcext:value-type="float">
            <text:p>844959000</text:p>
          </table:table-cell>
          <table:table-cell office:value-type="float" office:value="844985000" calcext:value-type="float">
            <text:p>844985000</text:p>
          </table:table-cell>
          <table:table-cell office:value-type="float" office:value="842363000" calcext:value-type="float">
            <text:p>842363000</text:p>
          </table:table-cell>
          <table:table-cell office:value-type="float" office:value="841710000" calcext:value-type="float">
            <text:p>841710000</text:p>
          </table:table-cell>
          <table:table-cell office:value-type="float" office:value="844757000" calcext:value-type="float">
            <text:p>844757000</text:p>
          </table:table-cell>
          <table:table-cell office:value-type="float" office:value="845078000" calcext:value-type="float">
            <text:p>845078000</text:p>
          </table:table-cell>
          <table:table-cell office:value-type="float" office:value="842296000" calcext:value-type="float">
            <text:p>842296000</text:p>
          </table:table-cell>
          <table:table-cell office:value-type="float" office:value="841786000" calcext:value-type="float">
            <text:p>841786000</text:p>
          </table:table-cell>
          <table:table-cell office:value-type="float" office:value="844943000" calcext:value-type="float">
            <text:p>844943000</text:p>
          </table:table-cell>
          <table:table-cell office:value-type="float" office:value="845070000" calcext:value-type="float">
            <text:p>845070000</text:p>
          </table:table-cell>
          <table:table-cell office:value-type="float" office:value="842431000" calcext:value-type="float">
            <text:p>842431000</text:p>
          </table:table-cell>
          <table:table-cell office:value-type="float" office:value="841800000" calcext:value-type="float">
            <text:p>841800000</text:p>
          </table:table-cell>
          <table:table-cell office:value-type="float" office:value="844891000" calcext:value-type="float">
            <text:p>844891000</text:p>
          </table:table-cell>
          <table:table-cell office:value-type="float" office:value="844919000" calcext:value-type="float">
            <text:p>844919000</text:p>
          </table:table-cell>
          <table:table-cell office:value-type="float" office:value="842461000" calcext:value-type="float">
            <text:p>842461000</text:p>
          </table:table-cell>
          <table:table-cell office:value-type="float" office:value="841758000" calcext:value-type="float">
            <text:p>841758000</text:p>
          </table:table-cell>
          <table:table-cell office:value-type="float" office:value="844781000" calcext:value-type="float">
            <text:p>844781000</text:p>
          </table:table-cell>
          <table:table-cell office:value-type="float" office:value="844858000" calcext:value-type="float">
            <text:p>844858000</text:p>
          </table:table-cell>
          <table:table-cell office:value-type="float" office:value="842311000" calcext:value-type="float">
            <text:p>842311000</text:p>
          </table:table-cell>
          <table:table-cell office:value-type="float" office:value="841779000" calcext:value-type="float">
            <text:p>841779000</text:p>
          </table:table-cell>
          <table:table-cell office:value-type="float" office:value="844737000" calcext:value-type="float">
            <text:p>844737000</text:p>
          </table:table-cell>
          <table:table-cell office:value-type="float" office:value="845163000" calcext:value-type="float">
            <text:p>845163000</text:p>
          </table:table-cell>
          <table:table-cell office:value-type="float" office:value="842415000" calcext:value-type="float">
            <text:p>842415000</text:p>
          </table:table-cell>
          <table:table-cell office:value-type="float" office:value="841764000" calcext:value-type="float">
            <text:p>841764000</text:p>
          </table:table-cell>
          <table:table-cell office:value-type="float" office:value="844783000" calcext:value-type="float">
            <text:p>844783000</text:p>
          </table:table-cell>
          <table:table-cell office:value-type="float" office:value="842352000" calcext:value-type="float">
            <text:p>842352000</text:p>
          </table:table-cell>
          <table:table-cell office:value-type="float" office:value="845100000" calcext:value-type="float">
            <text:p>845100000</text:p>
          </table:table-cell>
          <table:table-cell office:value-type="float" office:value="841772000" calcext:value-type="float">
            <text:p>841772000</text:p>
          </table:table-cell>
          <table:table-cell office:value-type="float" office:value="844829000" calcext:value-type="float">
            <text:p>844829000</text:p>
          </table:table-cell>
          <table:table-cell office:value-type="float" office:value="842316000" calcext:value-type="float">
            <text:p>842316000</text:p>
          </table:table-cell>
          <table:table-cell office:value-type="float" office:value="844946000" calcext:value-type="float">
            <text:p>844946000</text:p>
          </table:table-cell>
          <table:table-cell office:value-type="float" office:value="841758000" calcext:value-type="float">
            <text:p>841758000</text:p>
          </table:table-cell>
          <table:table-cell office:value-type="float" office:value="844726000" calcext:value-type="float">
            <text:p>844726000</text:p>
          </table:table-cell>
          <table:table-cell office:value-type="float" office:value="842261000" calcext:value-type="float">
            <text:p>842261000</text:p>
          </table:table-cell>
          <table:table-cell office:value-type="float" office:value="841766000" calcext:value-type="float">
            <text:p>841766000</text:p>
          </table:table-cell>
          <table:table-cell office:value-type="float" office:value="845016000" calcext:value-type="float">
            <text:p>845016000</text:p>
          </table:table-cell>
          <table:table-cell office:value-type="float" office:value="844851000" calcext:value-type="float">
            <text:p>844851000</text:p>
          </table:table-cell>
          <table:table-cell office:value-type="float" office:value="842325000" calcext:value-type="float">
            <text:p>842325000</text:p>
          </table:table-cell>
          <table:table-cell office:value-type="float" office:value="841756000" calcext:value-type="float">
            <text:p>841756000</text:p>
          </table:table-cell>
          <table:table-cell office:value-type="float" office:value="844946000" calcext:value-type="float">
            <text:p>844946000</text:p>
          </table:table-cell>
          <table:table-cell office:value-type="float" office:value="844968000" calcext:value-type="float">
            <text:p>844968000</text:p>
          </table:table-cell>
          <table:table-cell office:value-type="float" office:value="842486000" calcext:value-type="float">
            <text:p>842486000</text:p>
          </table:table-cell>
          <table:table-cell office:value-type="float" office:value="841770000" calcext:value-type="float">
            <text:p>841770000</text:p>
          </table:table-cell>
          <table:table-cell office:value-type="float" office:value="845098000" calcext:value-type="float">
            <text:p>845098000</text:p>
          </table:table-cell>
          <table:table-cell office:value-type="float" office:value="844939000" calcext:value-type="float">
            <text:p>844939000</text:p>
          </table:table-cell>
          <table:table-cell office:value-type="float" office:value="842280000" calcext:value-type="float">
            <text:p>842280000</text:p>
          </table:table-cell>
          <table:table-cell office:value-type="float" office:value="841796000" calcext:value-type="float">
            <text:p>841796000</text:p>
          </table:table-cell>
          <table:table-cell office:value-type="float" office:value="844973000" calcext:value-type="float">
            <text:p>844973000</text:p>
          </table:table-cell>
          <table:table-cell office:value-type="float" office:value="844901000" calcext:value-type="float">
            <text:p>844901000</text:p>
          </table:table-cell>
          <table:table-cell office:value-type="float" office:value="842338000" calcext:value-type="float">
            <text:p>842338000</text:p>
          </table:table-cell>
          <table:table-cell office:value-type="float" office:value="841745000" calcext:value-type="float">
            <text:p>841745000</text:p>
          </table:table-cell>
          <table:table-cell office:value-type="float" office:value="844930000" calcext:value-type="float">
            <text:p>844930000</text:p>
          </table:table-cell>
          <table:table-cell office:value-type="float" office:value="844721000" calcext:value-type="float">
            <text:p>844721000</text:p>
          </table:table-cell>
          <table:table-cell office:value-type="float" office:value="842319000" calcext:value-type="float">
            <text:p>842319000</text:p>
          </table:table-cell>
          <table:table-cell office:value-type="float" office:value="841755000" calcext:value-type="float">
            <text:p>841755000</text:p>
          </table:table-cell>
          <table:table-cell office:value-type="float" office:value="844838000" calcext:value-type="float">
            <text:p>844838000</text:p>
          </table:table-cell>
          <table:table-cell office:value-type="float" office:value="844807000" calcext:value-type="float">
            <text:p>844807000</text:p>
          </table:table-cell>
          <table:table-cell office:value-type="float" office:value="845034000" calcext:value-type="float">
            <text:p>845034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4869000" calcext:value-type="float">
            <text:p>844869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5045000" calcext:value-type="float">
            <text:p>845045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4136000" calcext:value-type="float">
            <text:p>844136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2372000" calcext:value-type="float">
            <text:p>842372000</text:p>
          </table:table-cell>
          <table:table-cell office:value-type="float" office:value="846969000" calcext:value-type="float">
            <text:p>846969000</text:p>
          </table:table-cell>
          <table:table-cell office:value-type="float" office:value="847410000" calcext:value-type="float">
            <text:p>847410000</text:p>
          </table:table-cell>
          <table:table-cell office:value-type="float" office:value="846969000" calcext:value-type="float">
            <text:p>846969000</text:p>
          </table:table-cell>
          <table:table-cell table:number-columns-repeated="3" office:value-type="float" office:value="847410000" calcext:value-type="float">
            <text:p>847410000</text:p>
          </table:table-cell>
          <table:table-cell table:number-columns-repeated="22" office:value-type="float" office:value="848473000" calcext:value-type="float">
            <text:p>848473000</text:p>
          </table:table-cell>
          <table:table-cell/>
          <table:table-cell table:formula="of:=MAX([.A4:.ME4])" office:value-type="float" office:value="848473000" calcext:value-type="float">
            <text:p>848473000</text:p>
          </table:table-cell>
          <table:table-cell table:number-columns-repeated="3"/>
        </table:table-row>
        <table:table-row table:style-name="ro1">
          <table:table-cell office:value-type="float" office:value="834773000" calcext:value-type="float">
            <text:p>834773000</text:p>
          </table:table-cell>
          <table:table-cell office:value-type="float" office:value="829863000" calcext:value-type="float">
            <text:p>829863000</text:p>
          </table:table-cell>
          <table:table-cell office:value-type="float" office:value="833197000" calcext:value-type="float">
            <text:p>833197000</text:p>
          </table:table-cell>
          <table:table-cell office:value-type="float" office:value="842072000" calcext:value-type="float">
            <text:p>842072000</text:p>
          </table:table-cell>
          <table:table-cell office:value-type="float" office:value="835586000" calcext:value-type="float">
            <text:p>835586000</text:p>
          </table:table-cell>
          <table:table-cell office:value-type="float" office:value="830115000" calcext:value-type="float">
            <text:p>830115000</text:p>
          </table:table-cell>
          <table:table-cell office:value-type="float" office:value="833462000" calcext:value-type="float">
            <text:p>833462000</text:p>
          </table:table-cell>
          <table:table-cell office:value-type="float" office:value="841501000" calcext:value-type="float">
            <text:p>841501000</text:p>
          </table:table-cell>
          <table:table-cell office:value-type="float" office:value="835399000" calcext:value-type="float">
            <text:p>835399000</text:p>
          </table:table-cell>
          <table:table-cell office:value-type="float" office:value="830951000" calcext:value-type="float">
            <text:p>830951000</text:p>
          </table:table-cell>
          <table:table-cell office:value-type="float" office:value="832343000" calcext:value-type="float">
            <text:p>832343000</text:p>
          </table:table-cell>
          <table:table-cell office:value-type="float" office:value="841366000" calcext:value-type="float">
            <text:p>841366000</text:p>
          </table:table-cell>
          <table:table-cell office:value-type="float" office:value="830396000" calcext:value-type="float">
            <text:p>830396000</text:p>
          </table:table-cell>
          <table:table-cell office:value-type="float" office:value="835062000" calcext:value-type="float">
            <text:p>835062000</text:p>
          </table:table-cell>
          <table:table-cell office:value-type="float" office:value="842262000" calcext:value-type="float">
            <text:p>842262000</text:p>
          </table:table-cell>
          <table:table-cell office:value-type="float" office:value="834639000" calcext:value-type="float">
            <text:p>834639000</text:p>
          </table:table-cell>
          <table:table-cell office:value-type="float" office:value="830745000" calcext:value-type="float">
            <text:p>830745000</text:p>
          </table:table-cell>
          <table:table-cell office:value-type="float" office:value="834469000" calcext:value-type="float">
            <text:p>834469000</text:p>
          </table:table-cell>
          <table:table-cell office:value-type="float" office:value="834342000" calcext:value-type="float">
            <text:p>834342000</text:p>
          </table:table-cell>
          <table:table-cell office:value-type="float" office:value="841815000" calcext:value-type="float">
            <text:p>841815000</text:p>
          </table:table-cell>
          <table:table-cell office:value-type="float" office:value="829980000" calcext:value-type="float">
            <text:p>829980000</text:p>
          </table:table-cell>
          <table:table-cell office:value-type="float" office:value="835436000" calcext:value-type="float">
            <text:p>835436000</text:p>
          </table:table-cell>
          <table:table-cell office:value-type="float" office:value="833193000" calcext:value-type="float">
            <text:p>833193000</text:p>
          </table:table-cell>
          <table:table-cell office:value-type="float" office:value="841108000" calcext:value-type="float">
            <text:p>841108000</text:p>
          </table:table-cell>
          <table:table-cell office:value-type="float" office:value="831141000" calcext:value-type="float">
            <text:p>831141000</text:p>
          </table:table-cell>
          <table:table-cell office:value-type="float" office:value="834574000" calcext:value-type="float">
            <text:p>834574000</text:p>
          </table:table-cell>
          <table:table-cell office:value-type="float" office:value="834350000" calcext:value-type="float">
            <text:p>834350000</text:p>
          </table:table-cell>
          <table:table-cell office:value-type="float" office:value="841934000" calcext:value-type="float">
            <text:p>841934000</text:p>
          </table:table-cell>
          <table:table-cell office:value-type="float" office:value="835151000" calcext:value-type="float">
            <text:p>835151000</text:p>
          </table:table-cell>
          <table:table-cell office:value-type="float" office:value="830322000" calcext:value-type="float">
            <text:p>830322000</text:p>
          </table:table-cell>
          <table:table-cell office:value-type="float" office:value="833187000" calcext:value-type="float">
            <text:p>833187000</text:p>
          </table:table-cell>
          <table:table-cell office:value-type="float" office:value="842310000" calcext:value-type="float">
            <text:p>842310000</text:p>
          </table:table-cell>
          <table:table-cell office:value-type="float" office:value="834573000" calcext:value-type="float">
            <text:p>834573000</text:p>
          </table:table-cell>
          <table:table-cell office:value-type="float" office:value="830881000" calcext:value-type="float">
            <text:p>830881000</text:p>
          </table:table-cell>
          <table:table-cell office:value-type="float" office:value="833034000" calcext:value-type="float">
            <text:p>833034000</text:p>
          </table:table-cell>
          <table:table-cell office:value-type="float" office:value="842245000" calcext:value-type="float">
            <text:p>842245000</text:p>
          </table:table-cell>
          <table:table-cell office:value-type="float" office:value="834604000" calcext:value-type="float">
            <text:p>834604000</text:p>
          </table:table-cell>
          <table:table-cell office:value-type="float" office:value="830854000" calcext:value-type="float">
            <text:p>830854000</text:p>
          </table:table-cell>
          <table:table-cell office:value-type="float" office:value="834367000" calcext:value-type="float">
            <text:p>834367000</text:p>
          </table:table-cell>
          <table:table-cell office:value-type="float" office:value="841641000" calcext:value-type="float">
            <text:p>841641000</text:p>
          </table:table-cell>
          <table:table-cell office:value-type="float" office:value="830406000" calcext:value-type="float">
            <text:p>830406000</text:p>
          </table:table-cell>
          <table:table-cell office:value-type="float" office:value="834814000" calcext:value-type="float">
            <text:p>834814000</text:p>
          </table:table-cell>
          <table:table-cell office:value-type="float" office:value="832468000" calcext:value-type="float">
            <text:p>832468000</text:p>
          </table:table-cell>
          <table:table-cell office:value-type="float" office:value="841600000" calcext:value-type="float">
            <text:p>841600000</text:p>
          </table:table-cell>
          <table:table-cell office:value-type="float" office:value="833349000" calcext:value-type="float">
            <text:p>833349000</text:p>
          </table:table-cell>
          <table:table-cell office:value-type="float" office:value="831524000" calcext:value-type="float">
            <text:p>831524000</text:p>
          </table:table-cell>
          <table:table-cell office:value-type="float" office:value="832777000" calcext:value-type="float">
            <text:p>832777000</text:p>
          </table:table-cell>
          <table:table-cell office:value-type="float" office:value="841146000" calcext:value-type="float">
            <text:p>841146000</text:p>
          </table:table-cell>
          <table:table-cell office:value-type="float" office:value="835421000" calcext:value-type="float">
            <text:p>835421000</text:p>
          </table:table-cell>
          <table:table-cell office:value-type="float" office:value="830845000" calcext:value-type="float">
            <text:p>830845000</text:p>
          </table:table-cell>
          <table:table-cell office:value-type="float" office:value="834054000" calcext:value-type="float">
            <text:p>834054000</text:p>
          </table:table-cell>
          <table:table-cell office:value-type="float" office:value="841350000" calcext:value-type="float">
            <text:p>841350000</text:p>
          </table:table-cell>
          <table:table-cell office:value-type="float" office:value="835663000" calcext:value-type="float">
            <text:p>835663000</text:p>
          </table:table-cell>
          <table:table-cell office:value-type="float" office:value="829946000" calcext:value-type="float">
            <text:p>829946000</text:p>
          </table:table-cell>
          <table:table-cell office:value-type="float" office:value="833786000" calcext:value-type="float">
            <text:p>833786000</text:p>
          </table:table-cell>
          <table:table-cell office:value-type="float" office:value="842355000" calcext:value-type="float">
            <text:p>842355000</text:p>
          </table:table-cell>
          <table:table-cell office:value-type="float" office:value="834949000" calcext:value-type="float">
            <text:p>834949000</text:p>
          </table:table-cell>
          <table:table-cell office:value-type="float" office:value="829880000" calcext:value-type="float">
            <text:p>829880000</text:p>
          </table:table-cell>
          <table:table-cell office:value-type="float" office:value="833595000" calcext:value-type="float">
            <text:p>833595000</text:p>
          </table:table-cell>
          <table:table-cell office:value-type="float" office:value="841243000" calcext:value-type="float">
            <text:p>841243000</text:p>
          </table:table-cell>
          <table:table-cell office:value-type="float" office:value="834999000" calcext:value-type="float">
            <text:p>834999000</text:p>
          </table:table-cell>
          <table:table-cell office:value-type="float" office:value="829993000" calcext:value-type="float">
            <text:p>829993000</text:p>
          </table:table-cell>
          <table:table-cell office:value-type="float" office:value="832254000" calcext:value-type="float">
            <text:p>832254000</text:p>
          </table:table-cell>
          <table:table-cell office:value-type="float" office:value="842037000" calcext:value-type="float">
            <text:p>842037000</text:p>
          </table:table-cell>
          <table:table-cell office:value-type="float" office:value="835429000" calcext:value-type="float">
            <text:p>835429000</text:p>
          </table:table-cell>
          <table:table-cell office:value-type="float" office:value="830372000" calcext:value-type="float">
            <text:p>830372000</text:p>
          </table:table-cell>
          <table:table-cell office:value-type="float" office:value="834587000" calcext:value-type="float">
            <text:p>834587000</text:p>
          </table:table-cell>
          <table:table-cell office:value-type="float" office:value="841791000" calcext:value-type="float">
            <text:p>841791000</text:p>
          </table:table-cell>
          <table:table-cell office:value-type="float" office:value="835299000" calcext:value-type="float">
            <text:p>835299000</text:p>
          </table:table-cell>
          <table:table-cell office:value-type="float" office:value="830104000" calcext:value-type="float">
            <text:p>830104000</text:p>
          </table:table-cell>
          <table:table-cell office:value-type="float" office:value="833760000" calcext:value-type="float">
            <text:p>833760000</text:p>
          </table:table-cell>
          <table:table-cell office:value-type="float" office:value="841777000" calcext:value-type="float">
            <text:p>841777000</text:p>
          </table:table-cell>
          <table:table-cell office:value-type="float" office:value="830407000" calcext:value-type="float">
            <text:p>830407000</text:p>
          </table:table-cell>
          <table:table-cell office:value-type="float" office:value="835070000" calcext:value-type="float">
            <text:p>835070000</text:p>
          </table:table-cell>
          <table:table-cell office:value-type="float" office:value="833770000" calcext:value-type="float">
            <text:p>833770000</text:p>
          </table:table-cell>
          <table:table-cell office:value-type="float" office:value="842002000" calcext:value-type="float">
            <text:p>842002000</text:p>
          </table:table-cell>
          <table:table-cell office:value-type="float" office:value="831174000" calcext:value-type="float">
            <text:p>831174000</text:p>
          </table:table-cell>
          <table:table-cell office:value-type="float" office:value="834503000" calcext:value-type="float">
            <text:p>834503000</text:p>
          </table:table-cell>
          <table:table-cell office:value-type="float" office:value="832941000" calcext:value-type="float">
            <text:p>832941000</text:p>
          </table:table-cell>
          <table:table-cell office:value-type="float" office:value="842586000" calcext:value-type="float">
            <text:p>842586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5724000" calcext:value-type="float">
            <text:p>845724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5715000" calcext:value-type="float">
            <text:p>845715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5722000" calcext:value-type="float">
            <text:p>845722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5730000" calcext:value-type="float">
            <text:p>845730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5715000" calcext:value-type="float">
            <text:p>84571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34000" calcext:value-type="float">
            <text:p>845734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56000" calcext:value-type="float">
            <text:p>845756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692000" calcext:value-type="float">
            <text:p>845692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45000" calcext:value-type="float">
            <text:p>845745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32000" calcext:value-type="float">
            <text:p>845732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88000" calcext:value-type="float">
            <text:p>845788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35000" calcext:value-type="float">
            <text:p>845735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14000" calcext:value-type="float">
            <text:p>845714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00000" calcext:value-type="float">
            <text:p>845700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681000" calcext:value-type="float">
            <text:p>845681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80000" calcext:value-type="float">
            <text:p>845780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58000" calcext:value-type="float">
            <text:p>845758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04000" calcext:value-type="float">
            <text:p>845704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0259000" calcext:value-type="float">
            <text:p>840259000</text:p>
          </table:table-cell>
          <table:table-cell office:value-type="float" office:value="845746000" calcext:value-type="float">
            <text:p>845746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5689000" calcext:value-type="float">
            <text:p>845689000</text:p>
          </table:table-cell>
          <table:table-cell office:value-type="float" office:value="841352000" calcext:value-type="float">
            <text:p>84135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3590000" calcext:value-type="float">
            <text:p>843590000</text:p>
          </table:table-cell>
          <table:table-cell office:value-type="float" office:value="841462000" calcext:value-type="float">
            <text:p>84146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543000" calcext:value-type="float">
            <text:p>846543000</text:p>
          </table:table-cell>
          <table:table-cell office:value-type="float" office:value="843368000" calcext:value-type="float">
            <text:p>843368000</text:p>
          </table:table-cell>
          <table:table-cell office:value-type="float" office:value="841583000" calcext:value-type="float">
            <text:p>84158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45000" calcext:value-type="float">
            <text:p>846445000</text:p>
          </table:table-cell>
          <table:table-cell office:value-type="float" office:value="843411000" calcext:value-type="float">
            <text:p>843411000</text:p>
          </table:table-cell>
          <table:table-cell office:value-type="float" office:value="841372000" calcext:value-type="float">
            <text:p>84137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81000" calcext:value-type="float">
            <text:p>846481000</text:p>
          </table:table-cell>
          <table:table-cell office:value-type="float" office:value="843371000" calcext:value-type="float">
            <text:p>843371000</text:p>
          </table:table-cell>
          <table:table-cell office:value-type="float" office:value="841341000" calcext:value-type="float">
            <text:p>84134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04000" calcext:value-type="float">
            <text:p>846404000</text:p>
          </table:table-cell>
          <table:table-cell office:value-type="float" office:value="843480000" calcext:value-type="float">
            <text:p>843480000</text:p>
          </table:table-cell>
          <table:table-cell office:value-type="float" office:value="841315000" calcext:value-type="float">
            <text:p>841315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583000" calcext:value-type="float">
            <text:p>846583000</text:p>
          </table:table-cell>
          <table:table-cell office:value-type="float" office:value="843668000" calcext:value-type="float">
            <text:p>843668000</text:p>
          </table:table-cell>
          <table:table-cell office:value-type="float" office:value="841388000" calcext:value-type="float">
            <text:p>841388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28000" calcext:value-type="float">
            <text:p>846428000</text:p>
          </table:table-cell>
          <table:table-cell office:value-type="float" office:value="843445000" calcext:value-type="float">
            <text:p>843445000</text:p>
          </table:table-cell>
          <table:table-cell office:value-type="float" office:value="841404000" calcext:value-type="float">
            <text:p>841404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50000" calcext:value-type="float">
            <text:p>846450000</text:p>
          </table:table-cell>
          <table:table-cell office:value-type="float" office:value="843444000" calcext:value-type="float">
            <text:p>843444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1286000" calcext:value-type="float">
            <text:p>841286000</text:p>
          </table:table-cell>
          <table:table-cell office:value-type="float" office:value="846471000" calcext:value-type="float">
            <text:p>846471000</text:p>
          </table:table-cell>
          <table:table-cell office:value-type="float" office:value="843489000" calcext:value-type="float">
            <text:p>84348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1430000" calcext:value-type="float">
            <text:p>841430000</text:p>
          </table:table-cell>
          <table:table-cell office:value-type="float" office:value="846492000" calcext:value-type="float">
            <text:p>84649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3365000" calcext:value-type="float">
            <text:p>843365000</text:p>
          </table:table-cell>
          <table:table-cell office:value-type="float" office:value="841265000" calcext:value-type="float">
            <text:p>841265000</text:p>
          </table:table-cell>
          <table:table-cell office:value-type="float" office:value="846398000" calcext:value-type="float">
            <text:p>846398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3622000" calcext:value-type="float">
            <text:p>843622000</text:p>
          </table:table-cell>
          <table:table-cell office:value-type="float" office:value="841108000" calcext:value-type="float">
            <text:p>841108000</text:p>
          </table:table-cell>
          <table:table-cell office:value-type="float" office:value="846503000" calcext:value-type="float">
            <text:p>84650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3416000" calcext:value-type="float">
            <text:p>843416000</text:p>
          </table:table-cell>
          <table:table-cell office:value-type="float" office:value="841307000" calcext:value-type="float">
            <text:p>841307000</text:p>
          </table:table-cell>
          <table:table-cell office:value-type="float" office:value="846547000" calcext:value-type="float">
            <text:p>846547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3467000" calcext:value-type="float">
            <text:p>843467000</text:p>
          </table:table-cell>
          <table:table-cell office:value-type="float" office:value="841416000" calcext:value-type="float">
            <text:p>841416000</text:p>
          </table:table-cell>
          <table:table-cell office:value-type="float" office:value="846538000" calcext:value-type="float">
            <text:p>846538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1262000" calcext:value-type="float">
            <text:p>841262000</text:p>
          </table:table-cell>
          <table:table-cell office:value-type="float" office:value="843491000" calcext:value-type="float">
            <text:p>843491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382000" calcext:value-type="float">
            <text:p>846382000</text:p>
          </table:table-cell>
          <table:table-cell office:value-type="float" office:value="841356000" calcext:value-type="float">
            <text:p>841356000</text:p>
          </table:table-cell>
          <table:table-cell office:value-type="float" office:value="843495000" calcext:value-type="float">
            <text:p>843495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13000" calcext:value-type="float">
            <text:p>846413000</text:p>
          </table:table-cell>
          <table:table-cell office:value-type="float" office:value="841172000" calcext:value-type="float">
            <text:p>841172000</text:p>
          </table:table-cell>
          <table:table-cell office:value-type="float" office:value="843628000" calcext:value-type="float">
            <text:p>843628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56000" calcext:value-type="float">
            <text:p>846456000</text:p>
          </table:table-cell>
          <table:table-cell office:value-type="float" office:value="841164000" calcext:value-type="float">
            <text:p>841164000</text:p>
          </table:table-cell>
          <table:table-cell office:value-type="float" office:value="843569000" calcext:value-type="float">
            <text:p>84356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430000" calcext:value-type="float">
            <text:p>846430000</text:p>
          </table:table-cell>
          <table:table-cell office:value-type="float" office:value="841482000" calcext:value-type="float">
            <text:p>841482000</text:p>
          </table:table-cell>
          <table:table-cell office:value-type="float" office:value="843406000" calcext:value-type="float">
            <text:p>843406000</text:p>
          </table:table-cell>
          <table:table-cell office:value-type="float" office:value="846479000" calcext:value-type="float">
            <text:p>84647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1237000" calcext:value-type="float">
            <text:p>841237000</text:p>
          </table:table-cell>
          <table:table-cell office:value-type="float" office:value="843315000" calcext:value-type="float">
            <text:p>843315000</text:p>
          </table:table-cell>
          <table:table-cell office:value-type="float" office:value="846459000" calcext:value-type="float">
            <text:p>84645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3544000" calcext:value-type="float">
            <text:p>843544000</text:p>
          </table:table-cell>
          <table:table-cell office:value-type="float" office:value="846588000" calcext:value-type="float">
            <text:p>846588000</text:p>
          </table:table-cell>
          <table:table-cell table:number-columns-repeated="2"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285000" calcext:value-type="float">
            <text:p>848285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8153000" calcext:value-type="float">
            <text:p>848153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5742000" calcext:value-type="float">
            <text:p>845742000</text:p>
          </table:table-cell>
          <table:table-cell office:value-type="float" office:value="846919000" calcext:value-type="float">
            <text:p>846919000</text:p>
          </table:table-cell>
          <table:table-cell office:value-type="float" office:value="848153000" calcext:value-type="float">
            <text:p>848153000</text:p>
          </table:table-cell>
          <table:table-cell table:number-columns-repeated="2" office:value-type="float" office:value="846919000" calcext:value-type="float">
            <text:p>846919000</text:p>
          </table:table-cell>
          <table:table-cell table:number-columns-repeated="22" office:value-type="float" office:value="849743000" calcext:value-type="float">
            <text:p>849743000</text:p>
          </table:table-cell>
          <table:table-cell table:number-columns-repeated="2"/>
          <table:table-cell table:formula="of:=MAX([.A5:.ME5])" office:value-type="float" office:value="849743000" calcext:value-type="float">
            <text:p>849743000</text:p>
          </table:table-cell>
          <table:table-cell table:number-columns-repeated="3"/>
        </table:table-row>
        <table:table-row table:style-name="ro1">
          <table:table-cell office:value-type="float" office:value="832099000" calcext:value-type="float">
            <text:p>832099000</text:p>
          </table:table-cell>
          <table:table-cell office:value-type="float" office:value="831436000" calcext:value-type="float">
            <text:p>831436000</text:p>
          </table:table-cell>
          <table:table-cell office:value-type="float" office:value="827945000" calcext:value-type="float">
            <text:p>827945000</text:p>
          </table:table-cell>
          <table:table-cell office:value-type="float" office:value="838229000" calcext:value-type="float">
            <text:p>838229000</text:p>
          </table:table-cell>
          <table:table-cell office:value-type="float" office:value="831822000" calcext:value-type="float">
            <text:p>831822000</text:p>
          </table:table-cell>
          <table:table-cell office:value-type="float" office:value="830016000" calcext:value-type="float">
            <text:p>830016000</text:p>
          </table:table-cell>
          <table:table-cell office:value-type="float" office:value="837517000" calcext:value-type="float">
            <text:p>837517000</text:p>
          </table:table-cell>
          <table:table-cell office:value-type="float" office:value="828871000" calcext:value-type="float">
            <text:p>828871000</text:p>
          </table:table-cell>
          <table:table-cell office:value-type="float" office:value="833146000" calcext:value-type="float">
            <text:p>833146000</text:p>
          </table:table-cell>
          <table:table-cell office:value-type="float" office:value="830580000" calcext:value-type="float">
            <text:p>830580000</text:p>
          </table:table-cell>
          <table:table-cell office:value-type="float" office:value="828350000" calcext:value-type="float">
            <text:p>828350000</text:p>
          </table:table-cell>
          <table:table-cell office:value-type="float" office:value="838768000" calcext:value-type="float">
            <text:p>838768000</text:p>
          </table:table-cell>
          <table:table-cell office:value-type="float" office:value="833389000" calcext:value-type="float">
            <text:p>833389000</text:p>
          </table:table-cell>
          <table:table-cell office:value-type="float" office:value="830122000" calcext:value-type="float">
            <text:p>830122000</text:p>
          </table:table-cell>
          <table:table-cell office:value-type="float" office:value="837236000" calcext:value-type="float">
            <text:p>837236000</text:p>
          </table:table-cell>
          <table:table-cell office:value-type="float" office:value="830212000" calcext:value-type="float">
            <text:p>830212000</text:p>
          </table:table-cell>
          <table:table-cell office:value-type="float" office:value="831554000" calcext:value-type="float">
            <text:p>831554000</text:p>
          </table:table-cell>
          <table:table-cell office:value-type="float" office:value="830027000" calcext:value-type="float">
            <text:p>830027000</text:p>
          </table:table-cell>
          <table:table-cell office:value-type="float" office:value="838377000" calcext:value-type="float">
            <text:p>838377000</text:p>
          </table:table-cell>
          <table:table-cell office:value-type="float" office:value="829009000" calcext:value-type="float">
            <text:p>829009000</text:p>
          </table:table-cell>
          <table:table-cell office:value-type="float" office:value="831950000" calcext:value-type="float">
            <text:p>831950000</text:p>
          </table:table-cell>
          <table:table-cell office:value-type="float" office:value="829761000" calcext:value-type="float">
            <text:p>829761000</text:p>
          </table:table-cell>
          <table:table-cell office:value-type="float" office:value="837880000" calcext:value-type="float">
            <text:p>837880000</text:p>
          </table:table-cell>
          <table:table-cell office:value-type="float" office:value="828806000" calcext:value-type="float">
            <text:p>828806000</text:p>
          </table:table-cell>
          <table:table-cell office:value-type="float" office:value="831121000" calcext:value-type="float">
            <text:p>831121000</text:p>
          </table:table-cell>
          <table:table-cell office:value-type="float" office:value="829822000" calcext:value-type="float">
            <text:p>829822000</text:p>
          </table:table-cell>
          <table:table-cell office:value-type="float" office:value="828381000" calcext:value-type="float">
            <text:p>828381000</text:p>
          </table:table-cell>
          <table:table-cell office:value-type="float" office:value="838157000" calcext:value-type="float">
            <text:p>838157000</text:p>
          </table:table-cell>
          <table:table-cell office:value-type="float" office:value="833265000" calcext:value-type="float">
            <text:p>833265000</text:p>
          </table:table-cell>
          <table:table-cell office:value-type="float" office:value="830019000" calcext:value-type="float">
            <text:p>830019000</text:p>
          </table:table-cell>
          <table:table-cell office:value-type="float" office:value="828523000" calcext:value-type="float">
            <text:p>828523000</text:p>
          </table:table-cell>
          <table:table-cell office:value-type="float" office:value="837441000" calcext:value-type="float">
            <text:p>837441000</text:p>
          </table:table-cell>
          <table:table-cell office:value-type="float" office:value="831812000" calcext:value-type="float">
            <text:p>831812000</text:p>
          </table:table-cell>
          <table:table-cell office:value-type="float" office:value="830622000" calcext:value-type="float">
            <text:p>830622000</text:p>
          </table:table-cell>
          <table:table-cell office:value-type="float" office:value="828810000" calcext:value-type="float">
            <text:p>828810000</text:p>
          </table:table-cell>
          <table:table-cell office:value-type="float" office:value="837660000" calcext:value-type="float">
            <text:p>837660000</text:p>
          </table:table-cell>
          <table:table-cell office:value-type="float" office:value="833501000" calcext:value-type="float">
            <text:p>833501000</text:p>
          </table:table-cell>
          <table:table-cell office:value-type="float" office:value="829679000" calcext:value-type="float">
            <text:p>829679000</text:p>
          </table:table-cell>
          <table:table-cell office:value-type="float" office:value="828782000" calcext:value-type="float">
            <text:p>828782000</text:p>
          </table:table-cell>
          <table:table-cell office:value-type="float" office:value="838056000" calcext:value-type="float">
            <text:p>838056000</text:p>
          </table:table-cell>
          <table:table-cell office:value-type="float" office:value="832313000" calcext:value-type="float">
            <text:p>832313000</text:p>
          </table:table-cell>
          <table:table-cell office:value-type="float" office:value="830091000" calcext:value-type="float">
            <text:p>830091000</text:p>
          </table:table-cell>
          <table:table-cell office:value-type="float" office:value="828753000" calcext:value-type="float">
            <text:p>828753000</text:p>
          </table:table-cell>
          <table:table-cell office:value-type="float" office:value="837655000" calcext:value-type="float">
            <text:p>837655000</text:p>
          </table:table-cell>
          <table:table-cell office:value-type="float" office:value="831339000" calcext:value-type="float">
            <text:p>831339000</text:p>
          </table:table-cell>
          <table:table-cell office:value-type="float" office:value="829495000" calcext:value-type="float">
            <text:p>829495000</text:p>
          </table:table-cell>
          <table:table-cell office:value-type="float" office:value="830328000" calcext:value-type="float">
            <text:p>830328000</text:p>
          </table:table-cell>
          <table:table-cell office:value-type="float" office:value="838012000" calcext:value-type="float">
            <text:p>838012000</text:p>
          </table:table-cell>
          <table:table-cell office:value-type="float" office:value="831671000" calcext:value-type="float">
            <text:p>831671000</text:p>
          </table:table-cell>
          <table:table-cell office:value-type="float" office:value="831071000" calcext:value-type="float">
            <text:p>831071000</text:p>
          </table:table-cell>
          <table:table-cell office:value-type="float" office:value="828593000" calcext:value-type="float">
            <text:p>828593000</text:p>
          </table:table-cell>
          <table:table-cell office:value-type="float" office:value="837874000" calcext:value-type="float">
            <text:p>837874000</text:p>
          </table:table-cell>
          <table:table-cell office:value-type="float" office:value="832298000" calcext:value-type="float">
            <text:p>832298000</text:p>
          </table:table-cell>
          <table:table-cell office:value-type="float" office:value="831331000" calcext:value-type="float">
            <text:p>831331000</text:p>
          </table:table-cell>
          <table:table-cell office:value-type="float" office:value="828942000" calcext:value-type="float">
            <text:p>828942000</text:p>
          </table:table-cell>
          <table:table-cell office:value-type="float" office:value="837379000" calcext:value-type="float">
            <text:p>837379000</text:p>
          </table:table-cell>
          <table:table-cell office:value-type="float" office:value="831750000" calcext:value-type="float">
            <text:p>831750000</text:p>
          </table:table-cell>
          <table:table-cell office:value-type="float" office:value="830893000" calcext:value-type="float">
            <text:p>830893000</text:p>
          </table:table-cell>
          <table:table-cell office:value-type="float" office:value="828149000" calcext:value-type="float">
            <text:p>828149000</text:p>
          </table:table-cell>
          <table:table-cell office:value-type="float" office:value="837278000" calcext:value-type="float">
            <text:p>837278000</text:p>
          </table:table-cell>
          <table:table-cell office:value-type="float" office:value="831911000" calcext:value-type="float">
            <text:p>831911000</text:p>
          </table:table-cell>
          <table:table-cell office:value-type="float" office:value="830372000" calcext:value-type="float">
            <text:p>830372000</text:p>
          </table:table-cell>
          <table:table-cell office:value-type="float" office:value="828712000" calcext:value-type="float">
            <text:p>828712000</text:p>
          </table:table-cell>
          <table:table-cell office:value-type="float" office:value="837572000" calcext:value-type="float">
            <text:p>837572000</text:p>
          </table:table-cell>
          <table:table-cell office:value-type="float" office:value="831393000" calcext:value-type="float">
            <text:p>831393000</text:p>
          </table:table-cell>
          <table:table-cell office:value-type="float" office:value="829195000" calcext:value-type="float">
            <text:p>829195000</text:p>
          </table:table-cell>
          <table:table-cell office:value-type="float" office:value="828610000" calcext:value-type="float">
            <text:p>828610000</text:p>
          </table:table-cell>
          <table:table-cell office:value-type="float" office:value="836961000" calcext:value-type="float">
            <text:p>836961000</text:p>
          </table:table-cell>
          <table:table-cell office:value-type="float" office:value="831259000" calcext:value-type="float">
            <text:p>831259000</text:p>
          </table:table-cell>
          <table:table-cell office:value-type="float" office:value="830446000" calcext:value-type="float">
            <text:p>830446000</text:p>
          </table:table-cell>
          <table:table-cell office:value-type="float" office:value="829675000" calcext:value-type="float">
            <text:p>829675000</text:p>
          </table:table-cell>
          <table:table-cell office:value-type="float" office:value="837663000" calcext:value-type="float">
            <text:p>837663000</text:p>
          </table:table-cell>
          <table:table-cell office:value-type="float" office:value="831478000" calcext:value-type="float">
            <text:p>831478000</text:p>
          </table:table-cell>
          <table:table-cell office:value-type="float" office:value="829638000" calcext:value-type="float">
            <text:p>829638000</text:p>
          </table:table-cell>
          <table:table-cell office:value-type="float" office:value="829171000" calcext:value-type="float">
            <text:p>829171000</text:p>
          </table:table-cell>
          <table:table-cell office:value-type="float" office:value="838001000" calcext:value-type="float">
            <text:p>838001000</text:p>
          </table:table-cell>
          <table:table-cell office:value-type="float" office:value="831046000" calcext:value-type="float">
            <text:p>831046000</text:p>
          </table:table-cell>
          <table:table-cell office:value-type="float" office:value="830036000" calcext:value-type="float">
            <text:p>830036000</text:p>
          </table:table-cell>
          <table:table-cell office:value-type="float" office:value="828089000" calcext:value-type="float">
            <text:p>828089000</text:p>
          </table:table-cell>
          <table:table-cell office:value-type="float" office:value="836798000" calcext:value-type="float">
            <text:p>836798000</text:p>
          </table:table-cell>
          <table:table-cell office:value-type="float" office:value="840352000" calcext:value-type="float">
            <text:p>840352000</text:p>
          </table:table-cell>
          <table:table-cell office:value-type="float" office:value="839912000" calcext:value-type="float">
            <text:p>839912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60000" calcext:value-type="float">
            <text:p>840360000</text:p>
          </table:table-cell>
          <table:table-cell office:value-type="float" office:value="839945000" calcext:value-type="float">
            <text:p>839945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80000" calcext:value-type="float">
            <text:p>840380000</text:p>
          </table:table-cell>
          <table:table-cell office:value-type="float" office:value="839929000" calcext:value-type="float">
            <text:p>839929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89000" calcext:value-type="float">
            <text:p>840389000</text:p>
          </table:table-cell>
          <table:table-cell office:value-type="float" office:value="839937000" calcext:value-type="float">
            <text:p>839937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90000" calcext:value-type="float">
            <text:p>840390000</text:p>
          </table:table-cell>
          <table:table-cell office:value-type="float" office:value="839938000" calcext:value-type="float">
            <text:p>839938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86000" calcext:value-type="float">
            <text:p>840386000</text:p>
          </table:table-cell>
          <table:table-cell office:value-type="float" office:value="839937000" calcext:value-type="float">
            <text:p>839937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82000" calcext:value-type="float">
            <text:p>840382000</text:p>
          </table:table-cell>
          <table:table-cell office:value-type="float" office:value="839935000" calcext:value-type="float">
            <text:p>839935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89000" calcext:value-type="float">
            <text:p>840389000</text:p>
          </table:table-cell>
          <table:table-cell office:value-type="float" office:value="839937000" calcext:value-type="float">
            <text:p>839937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579000" calcext:value-type="float">
            <text:p>840579000</text:p>
          </table:table-cell>
          <table:table-cell office:value-type="float" office:value="839922000" calcext:value-type="float">
            <text:p>839922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96000" calcext:value-type="float">
            <text:p>840396000</text:p>
          </table:table-cell>
          <table:table-cell office:value-type="float" office:value="839938000" calcext:value-type="float">
            <text:p>839938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97000" calcext:value-type="float">
            <text:p>840397000</text:p>
          </table:table-cell>
          <table:table-cell office:value-type="float" office:value="839910000" calcext:value-type="float">
            <text:p>839910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89000" calcext:value-type="float">
            <text:p>840389000</text:p>
          </table:table-cell>
          <table:table-cell office:value-type="float" office:value="839935000" calcext:value-type="float">
            <text:p>839935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9923000" calcext:value-type="float">
            <text:p>839923000</text:p>
          </table:table-cell>
          <table:table-cell office:value-type="float" office:value="840407000" calcext:value-type="float">
            <text:p>840407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9943000" calcext:value-type="float">
            <text:p>839943000</text:p>
          </table:table-cell>
          <table:table-cell office:value-type="float" office:value="840379000" calcext:value-type="float">
            <text:p>840379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9938000" calcext:value-type="float">
            <text:p>839938000</text:p>
          </table:table-cell>
          <table:table-cell office:value-type="float" office:value="840389000" calcext:value-type="float">
            <text:p>840389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9920000" calcext:value-type="float">
            <text:p>839920000</text:p>
          </table:table-cell>
          <table:table-cell office:value-type="float" office:value="840384000" calcext:value-type="float">
            <text:p>840384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39938000" calcext:value-type="float">
            <text:p>839938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357000" calcext:value-type="float">
            <text:p>840357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39942000" calcext:value-type="float">
            <text:p>839942000</text:p>
          </table:table-cell>
          <table:table-cell office:value-type="float" office:value="840387000" calcext:value-type="float">
            <text:p>840387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39941000" calcext:value-type="float">
            <text:p>839941000</text:p>
          </table:table-cell>
          <table:table-cell office:value-type="float" office:value="840401000" calcext:value-type="float">
            <text:p>840401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0434000" calcext:value-type="float">
            <text:p>840434000</text:p>
          </table:table-cell>
          <table:table-cell office:value-type="float" office:value="839935000" calcext:value-type="float">
            <text:p>839935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38603000" calcext:value-type="float">
            <text:p>838603000</text:p>
          </table:table-cell>
          <table:table-cell office:value-type="float" office:value="845348000" calcext:value-type="float">
            <text:p>845348000</text:p>
          </table:table-cell>
          <table:table-cell office:value-type="float" office:value="840855000" calcext:value-type="float">
            <text:p>840855000</text:p>
          </table:table-cell>
          <table:table-cell office:value-type="float" office:value="840877000" calcext:value-type="float">
            <text:p>840877000</text:p>
          </table:table-cell>
          <table:table-cell office:value-type="float" office:value="839133000" calcext:value-type="float">
            <text:p>839133000</text:p>
          </table:table-cell>
          <table:table-cell office:value-type="float" office:value="841067000" calcext:value-type="float">
            <text:p>841067000</text:p>
          </table:table-cell>
          <table:table-cell office:value-type="float" office:value="840849000" calcext:value-type="float">
            <text:p>840849000</text:p>
          </table:table-cell>
          <table:table-cell office:value-type="float" office:value="845708000" calcext:value-type="float">
            <text:p>845708000</text:p>
          </table:table-cell>
          <table:table-cell office:value-type="float" office:value="839103000" calcext:value-type="float">
            <text:p>839103000</text:p>
          </table:table-cell>
          <table:table-cell office:value-type="float" office:value="840847000" calcext:value-type="float">
            <text:p>840847000</text:p>
          </table:table-cell>
          <table:table-cell office:value-type="float" office:value="840972000" calcext:value-type="float">
            <text:p>840972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39203000" calcext:value-type="float">
            <text:p>839203000</text:p>
          </table:table-cell>
          <table:table-cell office:value-type="float" office:value="840873000" calcext:value-type="float">
            <text:p>840873000</text:p>
          </table:table-cell>
          <table:table-cell office:value-type="float" office:value="840925000" calcext:value-type="float">
            <text:p>840925000</text:p>
          </table:table-cell>
          <table:table-cell office:value-type="float" office:value="845626000" calcext:value-type="float">
            <text:p>845626000</text:p>
          </table:table-cell>
          <table:table-cell office:value-type="float" office:value="839032000" calcext:value-type="float">
            <text:p>839032000</text:p>
          </table:table-cell>
          <table:table-cell office:value-type="float" office:value="840844000" calcext:value-type="float">
            <text:p>840844000</text:p>
          </table:table-cell>
          <table:table-cell office:value-type="float" office:value="840937000" calcext:value-type="float">
            <text:p>840937000</text:p>
          </table:table-cell>
          <table:table-cell office:value-type="float" office:value="845665000" calcext:value-type="float">
            <text:p>845665000</text:p>
          </table:table-cell>
          <table:table-cell office:value-type="float" office:value="841275000" calcext:value-type="float">
            <text:p>841275000</text:p>
          </table:table-cell>
          <table:table-cell office:value-type="float" office:value="839198000" calcext:value-type="float">
            <text:p>839198000</text:p>
          </table:table-cell>
          <table:table-cell office:value-type="float" office:value="840868000" calcext:value-type="float">
            <text:p>840868000</text:p>
          </table:table-cell>
          <table:table-cell office:value-type="float" office:value="845762000" calcext:value-type="float">
            <text:p>845762000</text:p>
          </table:table-cell>
          <table:table-cell office:value-type="float" office:value="840900000" calcext:value-type="float">
            <text:p>840900000</text:p>
          </table:table-cell>
          <table:table-cell office:value-type="float" office:value="839086000" calcext:value-type="float">
            <text:p>839086000</text:p>
          </table:table-cell>
          <table:table-cell office:value-type="float" office:value="840854000" calcext:value-type="float">
            <text:p>840854000</text:p>
          </table:table-cell>
          <table:table-cell office:value-type="float" office:value="845648000" calcext:value-type="float">
            <text:p>845648000</text:p>
          </table:table-cell>
          <table:table-cell office:value-type="float" office:value="840961000" calcext:value-type="float">
            <text:p>840961000</text:p>
          </table:table-cell>
          <table:table-cell office:value-type="float" office:value="839114000" calcext:value-type="float">
            <text:p>839114000</text:p>
          </table:table-cell>
          <table:table-cell office:value-type="float" office:value="840854000" calcext:value-type="float">
            <text:p>840854000</text:p>
          </table:table-cell>
          <table:table-cell office:value-type="float" office:value="845682000" calcext:value-type="float">
            <text:p>845682000</text:p>
          </table:table-cell>
          <table:table-cell office:value-type="float" office:value="840977000" calcext:value-type="float">
            <text:p>840977000</text:p>
          </table:table-cell>
          <table:table-cell office:value-type="float" office:value="839092000" calcext:value-type="float">
            <text:p>839092000</text:p>
          </table:table-cell>
          <table:table-cell office:value-type="float" office:value="840877000" calcext:value-type="float">
            <text:p>840877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0952000" calcext:value-type="float">
            <text:p>840952000</text:p>
          </table:table-cell>
          <table:table-cell office:value-type="float" office:value="839108000" calcext:value-type="float">
            <text:p>839108000</text:p>
          </table:table-cell>
          <table:table-cell office:value-type="float" office:value="840880000" calcext:value-type="float">
            <text:p>840880000</text:p>
          </table:table-cell>
          <table:table-cell office:value-type="float" office:value="845659000" calcext:value-type="float">
            <text:p>845659000</text:p>
          </table:table-cell>
          <table:table-cell office:value-type="float" office:value="840675000" calcext:value-type="float">
            <text:p>840675000</text:p>
          </table:table-cell>
          <table:table-cell office:value-type="float" office:value="839118000" calcext:value-type="float">
            <text:p>839118000</text:p>
          </table:table-cell>
          <table:table-cell office:value-type="float" office:value="840848000" calcext:value-type="float">
            <text:p>840848000</text:p>
          </table:table-cell>
          <table:table-cell office:value-type="float" office:value="845611000" calcext:value-type="float">
            <text:p>845611000</text:p>
          </table:table-cell>
          <table:table-cell office:value-type="float" office:value="841091000" calcext:value-type="float">
            <text:p>841091000</text:p>
          </table:table-cell>
          <table:table-cell office:value-type="float" office:value="839055000" calcext:value-type="float">
            <text:p>839055000</text:p>
          </table:table-cell>
          <table:table-cell office:value-type="float" office:value="840857000" calcext:value-type="float">
            <text:p>840857000</text:p>
          </table:table-cell>
          <table:table-cell office:value-type="float" office:value="845757000" calcext:value-type="float">
            <text:p>845757000</text:p>
          </table:table-cell>
          <table:table-cell office:value-type="float" office:value="840954000" calcext:value-type="float">
            <text:p>840954000</text:p>
          </table:table-cell>
          <table:table-cell office:value-type="float" office:value="840862000" calcext:value-type="float">
            <text:p>840862000</text:p>
          </table:table-cell>
          <table:table-cell office:value-type="float" office:value="839107000" calcext:value-type="float">
            <text:p>839107000</text:p>
          </table:table-cell>
          <table:table-cell office:value-type="float" office:value="845721000" calcext:value-type="float">
            <text:p>845721000</text:p>
          </table:table-cell>
          <table:table-cell office:value-type="float" office:value="841025000" calcext:value-type="float">
            <text:p>841025000</text:p>
          </table:table-cell>
          <table:table-cell office:value-type="float" office:value="840897000" calcext:value-type="float">
            <text:p>840897000</text:p>
          </table:table-cell>
          <table:table-cell office:value-type="float" office:value="839090000" calcext:value-type="float">
            <text:p>839090000</text:p>
          </table:table-cell>
          <table:table-cell office:value-type="float" office:value="845665000" calcext:value-type="float">
            <text:p>845665000</text:p>
          </table:table-cell>
          <table:table-cell office:value-type="float" office:value="841095000" calcext:value-type="float">
            <text:p>841095000</text:p>
          </table:table-cell>
          <table:table-cell office:value-type="float" office:value="840851000" calcext:value-type="float">
            <text:p>840851000</text:p>
          </table:table-cell>
          <table:table-cell office:value-type="float" office:value="839167000" calcext:value-type="float">
            <text:p>839167000</text:p>
          </table:table-cell>
          <table:table-cell office:value-type="float" office:value="845678000" calcext:value-type="float">
            <text:p>845678000</text:p>
          </table:table-cell>
          <table:table-cell office:value-type="float" office:value="840841000" calcext:value-type="float">
            <text:p>840841000</text:p>
          </table:table-cell>
          <table:table-cell office:value-type="float" office:value="841007000" calcext:value-type="float">
            <text:p>841007000</text:p>
          </table:table-cell>
          <table:table-cell office:value-type="float" office:value="839098000" calcext:value-type="float">
            <text:p>839098000</text:p>
          </table:table-cell>
          <table:table-cell office:value-type="float" office:value="845604000" calcext:value-type="float">
            <text:p>845604000</text:p>
          </table:table-cell>
          <table:table-cell office:value-type="float" office:value="840885000" calcext:value-type="float">
            <text:p>840885000</text:p>
          </table:table-cell>
          <table:table-cell office:value-type="float" office:value="841069000" calcext:value-type="float">
            <text:p>841069000</text:p>
          </table:table-cell>
          <table:table-cell office:value-type="float" office:value="839107000" calcext:value-type="float">
            <text:p>839107000</text:p>
          </table:table-cell>
          <table:table-cell office:value-type="float" office:value="845619000" calcext:value-type="float">
            <text:p>845619000</text:p>
          </table:table-cell>
          <table:table-cell office:value-type="float" office:value="840967000" calcext:value-type="float">
            <text:p>840967000</text:p>
          </table:table-cell>
          <table:table-cell office:value-type="float" office:value="840880000" calcext:value-type="float">
            <text:p>840880000</text:p>
          </table:table-cell>
          <table:table-cell office:value-type="float" office:value="839107000" calcext:value-type="float">
            <text:p>839107000</text:p>
          </table:table-cell>
          <table:table-cell office:value-type="float" office:value="845689000" calcext:value-type="float">
            <text:p>845689000</text:p>
          </table:table-cell>
          <table:table-cell office:value-type="float" office:value="840864000" calcext:value-type="float">
            <text:p>840864000</text:p>
          </table:table-cell>
          <table:table-cell office:value-type="float" office:value="841259000" calcext:value-type="float">
            <text:p>841259000</text:p>
          </table:table-cell>
          <table:table-cell office:value-type="float" office:value="839082000" calcext:value-type="float">
            <text:p>839082000</text:p>
          </table:table-cell>
          <table:table-cell office:value-type="float" office:value="845700000" calcext:value-type="float">
            <text:p>845700000</text:p>
          </table:table-cell>
          <table:table-cell office:value-type="float" office:value="840832000" calcext:value-type="float">
            <text:p>840832000</text:p>
          </table:table-cell>
          <table:table-cell office:value-type="float" office:value="840880000" calcext:value-type="float">
            <text:p>840880000</text:p>
          </table:table-cell>
          <table:table-cell office:value-type="float" office:value="839194000" calcext:value-type="float">
            <text:p>839194000</text:p>
          </table:table-cell>
          <table:table-cell office:value-type="float" office:value="845639000" calcext:value-type="float">
            <text:p>845639000</text:p>
          </table:table-cell>
          <table:table-cell office:value-type="float" office:value="839048000" calcext:value-type="float">
            <text:p>839048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657000" calcext:value-type="float">
            <text:p>845657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1314000" calcext:value-type="float">
            <text:p>841314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0564000" calcext:value-type="float">
            <text:p>840564000</text:p>
          </table:table-cell>
          <table:table-cell office:value-type="float" office:value="846979000" calcext:value-type="float">
            <text:p>846979000</text:p>
          </table:table-cell>
          <table:table-cell office:value-type="float" office:value="845003000" calcext:value-type="float">
            <text:p>845003000</text:p>
          </table:table-cell>
          <table:table-cell office:value-type="float" office:value="846979000" calcext:value-type="float">
            <text:p>846979000</text:p>
          </table:table-cell>
          <table:table-cell table:number-columns-repeated="23" office:value-type="float" office:value="847947000" calcext:value-type="float">
            <text:p>847947000</text:p>
          </table:table-cell>
          <table:table-cell/>
          <table:table-cell table:formula="of:=MAX([.A6:.ME6])" office:value-type="float" office:value="847947000" calcext:value-type="float">
            <text:p>847947000</text:p>
          </table:table-cell>
          <table:table-cell/>
          <table:table-cell table:formula="of:= MAX([.MG4:.MG13])" office:value-type="float" office:value="850016000" calcext:value-type="float">
            <text:p>8.500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833218000" calcext:value-type="float">
            <text:p>833218000</text:p>
          </table:table-cell>
          <table:table-cell office:value-type="float" office:value="836915000" calcext:value-type="float">
            <text:p>836915000</text:p>
          </table:table-cell>
          <table:table-cell office:value-type="float" office:value="832972000" calcext:value-type="float">
            <text:p>832972000</text:p>
          </table:table-cell>
          <table:table-cell office:value-type="float" office:value="840557000" calcext:value-type="float">
            <text:p>840557000</text:p>
          </table:table-cell>
          <table:table-cell office:value-type="float" office:value="831587000" calcext:value-type="float">
            <text:p>831587000</text:p>
          </table:table-cell>
          <table:table-cell office:value-type="float" office:value="835666000" calcext:value-type="float">
            <text:p>835666000</text:p>
          </table:table-cell>
          <table:table-cell office:value-type="float" office:value="833412000" calcext:value-type="float">
            <text:p>833412000</text:p>
          </table:table-cell>
          <table:table-cell office:value-type="float" office:value="840040000" calcext:value-type="float">
            <text:p>840040000</text:p>
          </table:table-cell>
          <table:table-cell office:value-type="float" office:value="836396000" calcext:value-type="float">
            <text:p>836396000</text:p>
          </table:table-cell>
          <table:table-cell office:value-type="float" office:value="832615000" calcext:value-type="float">
            <text:p>832615000</text:p>
          </table:table-cell>
          <table:table-cell office:value-type="float" office:value="833247000" calcext:value-type="float">
            <text:p>833247000</text:p>
          </table:table-cell>
          <table:table-cell office:value-type="float" office:value="839903000" calcext:value-type="float">
            <text:p>839903000</text:p>
          </table:table-cell>
          <table:table-cell office:value-type="float" office:value="836269000" calcext:value-type="float">
            <text:p>836269000</text:p>
          </table:table-cell>
          <table:table-cell office:value-type="float" office:value="832840000" calcext:value-type="float">
            <text:p>832840000</text:p>
          </table:table-cell>
          <table:table-cell office:value-type="float" office:value="832812000" calcext:value-type="float">
            <text:p>832812000</text:p>
          </table:table-cell>
          <table:table-cell office:value-type="float" office:value="838963000" calcext:value-type="float">
            <text:p>838963000</text:p>
          </table:table-cell>
          <table:table-cell office:value-type="float" office:value="835863000" calcext:value-type="float">
            <text:p>835863000</text:p>
          </table:table-cell>
          <table:table-cell office:value-type="float" office:value="831924000" calcext:value-type="float">
            <text:p>831924000</text:p>
          </table:table-cell>
          <table:table-cell office:value-type="float" office:value="833183000" calcext:value-type="float">
            <text:p>833183000</text:p>
          </table:table-cell>
          <table:table-cell office:value-type="float" office:value="839696000" calcext:value-type="float">
            <text:p>839696000</text:p>
          </table:table-cell>
          <table:table-cell office:value-type="float" office:value="836052000" calcext:value-type="float">
            <text:p>836052000</text:p>
          </table:table-cell>
          <table:table-cell office:value-type="float" office:value="832826000" calcext:value-type="float">
            <text:p>832826000</text:p>
          </table:table-cell>
          <table:table-cell office:value-type="float" office:value="833333000" calcext:value-type="float">
            <text:p>833333000</text:p>
          </table:table-cell>
          <table:table-cell office:value-type="float" office:value="839950000" calcext:value-type="float">
            <text:p>839950000</text:p>
          </table:table-cell>
          <table:table-cell office:value-type="float" office:value="837783000" calcext:value-type="float">
            <text:p>837783000</text:p>
          </table:table-cell>
          <table:table-cell office:value-type="float" office:value="832254000" calcext:value-type="float">
            <text:p>832254000</text:p>
          </table:table-cell>
          <table:table-cell office:value-type="float" office:value="832721000" calcext:value-type="float">
            <text:p>832721000</text:p>
          </table:table-cell>
          <table:table-cell office:value-type="float" office:value="839877000" calcext:value-type="float">
            <text:p>839877000</text:p>
          </table:table-cell>
          <table:table-cell office:value-type="float" office:value="836890000" calcext:value-type="float">
            <text:p>836890000</text:p>
          </table:table-cell>
          <table:table-cell office:value-type="float" office:value="831414000" calcext:value-type="float">
            <text:p>831414000</text:p>
          </table:table-cell>
          <table:table-cell office:value-type="float" office:value="832965000" calcext:value-type="float">
            <text:p>832965000</text:p>
          </table:table-cell>
          <table:table-cell office:value-type="float" office:value="839886000" calcext:value-type="float">
            <text:p>839886000</text:p>
          </table:table-cell>
          <table:table-cell office:value-type="float" office:value="837167000" calcext:value-type="float">
            <text:p>837167000</text:p>
          </table:table-cell>
          <table:table-cell office:value-type="float" office:value="832457000" calcext:value-type="float">
            <text:p>832457000</text:p>
          </table:table-cell>
          <table:table-cell office:value-type="float" office:value="833061000" calcext:value-type="float">
            <text:p>833061000</text:p>
          </table:table-cell>
          <table:table-cell office:value-type="float" office:value="839527000" calcext:value-type="float">
            <text:p>839527000</text:p>
          </table:table-cell>
          <table:table-cell office:value-type="float" office:value="836321000" calcext:value-type="float">
            <text:p>836321000</text:p>
          </table:table-cell>
          <table:table-cell office:value-type="float" office:value="833091000" calcext:value-type="float">
            <text:p>833091000</text:p>
          </table:table-cell>
          <table:table-cell office:value-type="float" office:value="832141000" calcext:value-type="float">
            <text:p>832141000</text:p>
          </table:table-cell>
          <table:table-cell office:value-type="float" office:value="839892000" calcext:value-type="float">
            <text:p>839892000</text:p>
          </table:table-cell>
          <table:table-cell office:value-type="float" office:value="832627000" calcext:value-type="float">
            <text:p>832627000</text:p>
          </table:table-cell>
          <table:table-cell office:value-type="float" office:value="835556000" calcext:value-type="float">
            <text:p>835556000</text:p>
          </table:table-cell>
          <table:table-cell office:value-type="float" office:value="832991000" calcext:value-type="float">
            <text:p>832991000</text:p>
          </table:table-cell>
          <table:table-cell office:value-type="float" office:value="840047000" calcext:value-type="float">
            <text:p>840047000</text:p>
          </table:table-cell>
          <table:table-cell office:value-type="float" office:value="833221000" calcext:value-type="float">
            <text:p>833221000</text:p>
          </table:table-cell>
          <table:table-cell office:value-type="float" office:value="835623000" calcext:value-type="float">
            <text:p>835623000</text:p>
          </table:table-cell>
          <table:table-cell office:value-type="float" office:value="833626000" calcext:value-type="float">
            <text:p>833626000</text:p>
          </table:table-cell>
          <table:table-cell office:value-type="float" office:value="839510000" calcext:value-type="float">
            <text:p>839510000</text:p>
          </table:table-cell>
          <table:table-cell office:value-type="float" office:value="831907000" calcext:value-type="float">
            <text:p>831907000</text:p>
          </table:table-cell>
          <table:table-cell office:value-type="float" office:value="836689000" calcext:value-type="float">
            <text:p>836689000</text:p>
          </table:table-cell>
          <table:table-cell office:value-type="float" office:value="833151000" calcext:value-type="float">
            <text:p>833151000</text:p>
          </table:table-cell>
          <table:table-cell office:value-type="float" office:value="839701000" calcext:value-type="float">
            <text:p>839701000</text:p>
          </table:table-cell>
          <table:table-cell office:value-type="float" office:value="833761000" calcext:value-type="float">
            <text:p>833761000</text:p>
          </table:table-cell>
          <table:table-cell office:value-type="float" office:value="835752000" calcext:value-type="float">
            <text:p>835752000</text:p>
          </table:table-cell>
          <table:table-cell office:value-type="float" office:value="832354000" calcext:value-type="float">
            <text:p>832354000</text:p>
          </table:table-cell>
          <table:table-cell office:value-type="float" office:value="839460000" calcext:value-type="float">
            <text:p>839460000</text:p>
          </table:table-cell>
          <table:table-cell office:value-type="float" office:value="832456000" calcext:value-type="float">
            <text:p>832456000</text:p>
          </table:table-cell>
          <table:table-cell office:value-type="float" office:value="835994000" calcext:value-type="float">
            <text:p>835994000</text:p>
          </table:table-cell>
          <table:table-cell office:value-type="float" office:value="833203000" calcext:value-type="float">
            <text:p>833203000</text:p>
          </table:table-cell>
          <table:table-cell office:value-type="float" office:value="840178000" calcext:value-type="float">
            <text:p>840178000</text:p>
          </table:table-cell>
          <table:table-cell office:value-type="float" office:value="832475000" calcext:value-type="float">
            <text:p>832475000</text:p>
          </table:table-cell>
          <table:table-cell office:value-type="float" office:value="836055000" calcext:value-type="float">
            <text:p>836055000</text:p>
          </table:table-cell>
          <table:table-cell office:value-type="float" office:value="832539000" calcext:value-type="float">
            <text:p>832539000</text:p>
          </table:table-cell>
          <table:table-cell office:value-type="float" office:value="839436000" calcext:value-type="float">
            <text:p>839436000</text:p>
          </table:table-cell>
          <table:table-cell office:value-type="float" office:value="831532000" calcext:value-type="float">
            <text:p>831532000</text:p>
          </table:table-cell>
          <table:table-cell office:value-type="float" office:value="836448000" calcext:value-type="float">
            <text:p>836448000</text:p>
          </table:table-cell>
          <table:table-cell office:value-type="float" office:value="833854000" calcext:value-type="float">
            <text:p>833854000</text:p>
          </table:table-cell>
          <table:table-cell office:value-type="float" office:value="839482000" calcext:value-type="float">
            <text:p>839482000</text:p>
          </table:table-cell>
          <table:table-cell office:value-type="float" office:value="832858000" calcext:value-type="float">
            <text:p>832858000</text:p>
          </table:table-cell>
          <table:table-cell office:value-type="float" office:value="836281000" calcext:value-type="float">
            <text:p>836281000</text:p>
          </table:table-cell>
          <table:table-cell office:value-type="float" office:value="832789000" calcext:value-type="float">
            <text:p>832789000</text:p>
          </table:table-cell>
          <table:table-cell office:value-type="float" office:value="839615000" calcext:value-type="float">
            <text:p>839615000</text:p>
          </table:table-cell>
          <table:table-cell office:value-type="float" office:value="831746000" calcext:value-type="float">
            <text:p>831746000</text:p>
          </table:table-cell>
          <table:table-cell office:value-type="float" office:value="837008000" calcext:value-type="float">
            <text:p>837008000</text:p>
          </table:table-cell>
          <table:table-cell office:value-type="float" office:value="832440000" calcext:value-type="float">
            <text:p>832440000</text:p>
          </table:table-cell>
          <table:table-cell office:value-type="float" office:value="839427000" calcext:value-type="float">
            <text:p>839427000</text:p>
          </table:table-cell>
          <table:table-cell office:value-type="float" office:value="831112000" calcext:value-type="float">
            <text:p>831112000</text:p>
          </table:table-cell>
          <table:table-cell office:value-type="float" office:value="835744000" calcext:value-type="float">
            <text:p>835744000</text:p>
          </table:table-cell>
          <table:table-cell office:value-type="float" office:value="832565000" calcext:value-type="float">
            <text:p>832565000</text:p>
          </table:table-cell>
          <table:table-cell office:value-type="float" office:value="839821000" calcext:value-type="float">
            <text:p>839821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6000" calcext:value-type="float">
            <text:p>839996000</text:p>
          </table:table-cell>
          <table:table-cell office:value-type="float" office:value="845505000" calcext:value-type="float">
            <text:p>845505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0013000" calcext:value-type="float">
            <text:p>840013000</text:p>
          </table:table-cell>
          <table:table-cell office:value-type="float" office:value="845503000" calcext:value-type="float">
            <text:p>845503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7000" calcext:value-type="float">
            <text:p>839997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0019000" calcext:value-type="float">
            <text:p>840019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9000" calcext:value-type="float">
            <text:p>839999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0021000" calcext:value-type="float">
            <text:p>840021000</text:p>
          </table:table-cell>
          <table:table-cell office:value-type="float" office:value="845504000" calcext:value-type="float">
            <text:p>845504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0010000" calcext:value-type="float">
            <text:p>840010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5505000" calcext:value-type="float">
            <text:p>845505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6000" calcext:value-type="float">
            <text:p>83999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5505000" calcext:value-type="float">
            <text:p>845505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0008000" calcext:value-type="float">
            <text:p>840008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5505000" calcext:value-type="float">
            <text:p>845505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5000" calcext:value-type="float">
            <text:p>839995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5503000" calcext:value-type="float">
            <text:p>845503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9000" calcext:value-type="float">
            <text:p>839999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6000" calcext:value-type="float">
            <text:p>83999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39997000" calcext:value-type="float">
            <text:p>839997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5000" calcext:value-type="float">
            <text:p>845505000</text:p>
          </table:table-cell>
          <table:table-cell office:value-type="float" office:value="839997000" calcext:value-type="float">
            <text:p>839997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4000" calcext:value-type="float">
            <text:p>845504000</text:p>
          </table:table-cell>
          <table:table-cell office:value-type="float" office:value="839999000" calcext:value-type="float">
            <text:p>839999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4000" calcext:value-type="float">
            <text:p>845504000</text:p>
          </table:table-cell>
          <table:table-cell office:value-type="float" office:value="840013000" calcext:value-type="float">
            <text:p>840013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4000" calcext:value-type="float">
            <text:p>845504000</text:p>
          </table:table-cell>
          <table:table-cell office:value-type="float" office:value="839996000" calcext:value-type="float">
            <text:p>83999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0046000" calcext:value-type="float">
            <text:p>840046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5000" calcext:value-type="float">
            <text:p>845505000</text:p>
          </table:table-cell>
          <table:table-cell office:value-type="float" office:value="840009000" calcext:value-type="float">
            <text:p>840009000</text:p>
          </table:table-cell>
          <table:table-cell office:value-type="float" office:value="843078000" calcext:value-type="float">
            <text:p>843078000</text:p>
          </table:table-cell>
          <table:table-cell office:value-type="float" office:value="841591000" calcext:value-type="float">
            <text:p>841591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0000000" calcext:value-type="float">
            <text:p>840000000</text:p>
          </table:table-cell>
          <table:table-cell office:value-type="float" office:value="844319000" calcext:value-type="float">
            <text:p>844319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2687000" calcext:value-type="float">
            <text:p>842687000</text:p>
          </table:table-cell>
          <table:table-cell office:value-type="float" office:value="840513000" calcext:value-type="float">
            <text:p>840513000</text:p>
          </table:table-cell>
          <table:table-cell office:value-type="float" office:value="844341000" calcext:value-type="float">
            <text:p>844341000</text:p>
          </table:table-cell>
          <table:table-cell office:value-type="float" office:value="842658000" calcext:value-type="float">
            <text:p>84265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0561000" calcext:value-type="float">
            <text:p>840561000</text:p>
          </table:table-cell>
          <table:table-cell office:value-type="float" office:value="844142000" calcext:value-type="float">
            <text:p>844142000</text:p>
          </table:table-cell>
          <table:table-cell office:value-type="float" office:value="843002000" calcext:value-type="float">
            <text:p>84300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0480000" calcext:value-type="float">
            <text:p>840480000</text:p>
          </table:table-cell>
          <table:table-cell office:value-type="float" office:value="844272000" calcext:value-type="float">
            <text:p>844272000</text:p>
          </table:table-cell>
          <table:table-cell office:value-type="float" office:value="842664000" calcext:value-type="float">
            <text:p>84266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0439000" calcext:value-type="float">
            <text:p>840439000</text:p>
          </table:table-cell>
          <table:table-cell office:value-type="float" office:value="844189000" calcext:value-type="float">
            <text:p>844189000</text:p>
          </table:table-cell>
          <table:table-cell office:value-type="float" office:value="842820000" calcext:value-type="float">
            <text:p>842820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0589000" calcext:value-type="float">
            <text:p>840589000</text:p>
          </table:table-cell>
          <table:table-cell office:value-type="float" office:value="844085000" calcext:value-type="float">
            <text:p>844085000</text:p>
          </table:table-cell>
          <table:table-cell office:value-type="float" office:value="842580000" calcext:value-type="float">
            <text:p>842580000</text:p>
          </table:table-cell>
          <table:table-cell office:value-type="float" office:value="840544000" calcext:value-type="float">
            <text:p>84054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190000" calcext:value-type="float">
            <text:p>844190000</text:p>
          </table:table-cell>
          <table:table-cell office:value-type="float" office:value="843006000" calcext:value-type="float">
            <text:p>843006000</text:p>
          </table:table-cell>
          <table:table-cell office:value-type="float" office:value="840458000" calcext:value-type="float">
            <text:p>84045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150000" calcext:value-type="float">
            <text:p>844150000</text:p>
          </table:table-cell>
          <table:table-cell office:value-type="float" office:value="842795000" calcext:value-type="float">
            <text:p>842795000</text:p>
          </table:table-cell>
          <table:table-cell office:value-type="float" office:value="840572000" calcext:value-type="float">
            <text:p>84057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386000" calcext:value-type="float">
            <text:p>844386000</text:p>
          </table:table-cell>
          <table:table-cell office:value-type="float" office:value="842943000" calcext:value-type="float">
            <text:p>842943000</text:p>
          </table:table-cell>
          <table:table-cell office:value-type="float" office:value="840632000" calcext:value-type="float">
            <text:p>84063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465000" calcext:value-type="float">
            <text:p>844465000</text:p>
          </table:table-cell>
          <table:table-cell office:value-type="float" office:value="842798000" calcext:value-type="float">
            <text:p>842798000</text:p>
          </table:table-cell>
          <table:table-cell office:value-type="float" office:value="840692000" calcext:value-type="float">
            <text:p>84069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321000" calcext:value-type="float">
            <text:p>844321000</text:p>
          </table:table-cell>
          <table:table-cell office:value-type="float" office:value="842969000" calcext:value-type="float">
            <text:p>842969000</text:p>
          </table:table-cell>
          <table:table-cell office:value-type="float" office:value="840381000" calcext:value-type="float">
            <text:p>840381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428000" calcext:value-type="float">
            <text:p>844428000</text:p>
          </table:table-cell>
          <table:table-cell office:value-type="float" office:value="842988000" calcext:value-type="float">
            <text:p>842988000</text:p>
          </table:table-cell>
          <table:table-cell office:value-type="float" office:value="840650000" calcext:value-type="float">
            <text:p>840650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4247000" calcext:value-type="float">
            <text:p>844247000</text:p>
          </table:table-cell>
          <table:table-cell office:value-type="float" office:value="842656000" calcext:value-type="float">
            <text:p>842656000</text:p>
          </table:table-cell>
          <table:table-cell office:value-type="float" office:value="840570000" calcext:value-type="float">
            <text:p>840570000</text:p>
          </table:table-cell>
          <table:table-cell office:value-type="float" office:value="844138000" calcext:value-type="float">
            <text:p>84413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774000" calcext:value-type="float">
            <text:p>842774000</text:p>
          </table:table-cell>
          <table:table-cell office:value-type="float" office:value="840580000" calcext:value-type="float">
            <text:p>840580000</text:p>
          </table:table-cell>
          <table:table-cell office:value-type="float" office:value="844306000" calcext:value-type="float">
            <text:p>844306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796000" calcext:value-type="float">
            <text:p>842796000</text:p>
          </table:table-cell>
          <table:table-cell office:value-type="float" office:value="840446000" calcext:value-type="float">
            <text:p>840446000</text:p>
          </table:table-cell>
          <table:table-cell office:value-type="float" office:value="844283000" calcext:value-type="float">
            <text:p>844283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761000" calcext:value-type="float">
            <text:p>842761000</text:p>
          </table:table-cell>
          <table:table-cell office:value-type="float" office:value="840653000" calcext:value-type="float">
            <text:p>840653000</text:p>
          </table:table-cell>
          <table:table-cell office:value-type="float" office:value="844415000" calcext:value-type="float">
            <text:p>844415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548000" calcext:value-type="float">
            <text:p>842548000</text:p>
          </table:table-cell>
          <table:table-cell office:value-type="float" office:value="840728000" calcext:value-type="float">
            <text:p>840728000</text:p>
          </table:table-cell>
          <table:table-cell office:value-type="float" office:value="844125000" calcext:value-type="float">
            <text:p>844125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938000" calcext:value-type="float">
            <text:p>842938000</text:p>
          </table:table-cell>
          <table:table-cell office:value-type="float" office:value="840477000" calcext:value-type="float">
            <text:p>840477000</text:p>
          </table:table-cell>
          <table:table-cell office:value-type="float" office:value="844213000" calcext:value-type="float">
            <text:p>844213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591000" calcext:value-type="float">
            <text:p>842591000</text:p>
          </table:table-cell>
          <table:table-cell office:value-type="float" office:value="840633000" calcext:value-type="float">
            <text:p>840633000</text:p>
          </table:table-cell>
          <table:table-cell office:value-type="float" office:value="844178000" calcext:value-type="float">
            <text:p>84417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2663000" calcext:value-type="float">
            <text:p>842663000</text:p>
          </table:table-cell>
          <table:table-cell office:value-type="float" office:value="840638000" calcext:value-type="float">
            <text:p>84063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6804000" calcext:value-type="float">
            <text:p>846804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6708000" calcext:value-type="float">
            <text:p>846708000</text:p>
          </table:table-cell>
          <table:table-cell office:value-type="float" office:value="843152000" calcext:value-type="float">
            <text:p>843152000</text:p>
          </table:table-cell>
          <table:table-cell office:value-type="float" office:value="845507000" calcext:value-type="float">
            <text:p>845507000</text:p>
          </table:table-cell>
          <table:table-cell office:value-type="float" office:value="843152000" calcext:value-type="float">
            <text:p>843152000</text:p>
          </table:table-cell>
          <table:table-cell table:number-columns-repeated="2" office:value-type="float" office:value="845507000" calcext:value-type="float">
            <text:p>845507000</text:p>
          </table:table-cell>
          <table:table-cell table:number-columns-repeated="22" office:value-type="float" office:value="848528000" calcext:value-type="float">
            <text:p>848528000</text:p>
          </table:table-cell>
          <table:table-cell table:number-columns-repeated="2"/>
          <table:table-cell table:formula="of:=MAX([.A7:.ME7])" office:value-type="float" office:value="848528000" calcext:value-type="float">
            <text:p>848528000</text:p>
          </table:table-cell>
          <table:table-cell table:number-columns-repeated="3"/>
        </table:table-row>
        <table:table-row table:style-name="ro1">
          <table:table-cell office:value-type="float" office:value="830873000" calcext:value-type="float">
            <text:p>830873000</text:p>
          </table:table-cell>
          <table:table-cell office:value-type="float" office:value="835700000" calcext:value-type="float">
            <text:p>835700000</text:p>
          </table:table-cell>
          <table:table-cell office:value-type="float" office:value="832284000" calcext:value-type="float">
            <text:p>832284000</text:p>
          </table:table-cell>
          <table:table-cell office:value-type="float" office:value="838423000" calcext:value-type="float">
            <text:p>838423000</text:p>
          </table:table-cell>
          <table:table-cell office:value-type="float" office:value="832496000" calcext:value-type="float">
            <text:p>832496000</text:p>
          </table:table-cell>
          <table:table-cell office:value-type="float" office:value="835758000" calcext:value-type="float">
            <text:p>835758000</text:p>
          </table:table-cell>
          <table:table-cell office:value-type="float" office:value="837011000" calcext:value-type="float">
            <text:p>837011000</text:p>
          </table:table-cell>
          <table:table-cell office:value-type="float" office:value="833421000" calcext:value-type="float">
            <text:p>833421000</text:p>
          </table:table-cell>
          <table:table-cell office:value-type="float" office:value="831157000" calcext:value-type="float">
            <text:p>831157000</text:p>
          </table:table-cell>
          <table:table-cell office:value-type="float" office:value="836232000" calcext:value-type="float">
            <text:p>836232000</text:p>
          </table:table-cell>
          <table:table-cell office:value-type="float" office:value="837826000" calcext:value-type="float">
            <text:p>837826000</text:p>
          </table:table-cell>
          <table:table-cell office:value-type="float" office:value="832003000" calcext:value-type="float">
            <text:p>832003000</text:p>
          </table:table-cell>
          <table:table-cell office:value-type="float" office:value="830339000" calcext:value-type="float">
            <text:p>830339000</text:p>
          </table:table-cell>
          <table:table-cell office:value-type="float" office:value="834643000" calcext:value-type="float">
            <text:p>834643000</text:p>
          </table:table-cell>
          <table:table-cell office:value-type="float" office:value="838189000" calcext:value-type="float">
            <text:p>838189000</text:p>
          </table:table-cell>
          <table:table-cell office:value-type="float" office:value="832196000" calcext:value-type="float">
            <text:p>832196000</text:p>
          </table:table-cell>
          <table:table-cell office:value-type="float" office:value="830557000" calcext:value-type="float">
            <text:p>830557000</text:p>
          </table:table-cell>
          <table:table-cell office:value-type="float" office:value="836459000" calcext:value-type="float">
            <text:p>836459000</text:p>
          </table:table-cell>
          <table:table-cell office:value-type="float" office:value="838049000" calcext:value-type="float">
            <text:p>838049000</text:p>
          </table:table-cell>
          <table:table-cell office:value-type="float" office:value="832502000" calcext:value-type="float">
            <text:p>832502000</text:p>
          </table:table-cell>
          <table:table-cell office:value-type="float" office:value="830739000" calcext:value-type="float">
            <text:p>830739000</text:p>
          </table:table-cell>
          <table:table-cell office:value-type="float" office:value="835593000" calcext:value-type="float">
            <text:p>835593000</text:p>
          </table:table-cell>
          <table:table-cell office:value-type="float" office:value="837918000" calcext:value-type="float">
            <text:p>837918000</text:p>
          </table:table-cell>
          <table:table-cell office:value-type="float" office:value="832378000" calcext:value-type="float">
            <text:p>832378000</text:p>
          </table:table-cell>
          <table:table-cell office:value-type="float" office:value="830662000" calcext:value-type="float">
            <text:p>830662000</text:p>
          </table:table-cell>
          <table:table-cell office:value-type="float" office:value="835416000" calcext:value-type="float">
            <text:p>835416000</text:p>
          </table:table-cell>
          <table:table-cell office:value-type="float" office:value="837628000" calcext:value-type="float">
            <text:p>837628000</text:p>
          </table:table-cell>
          <table:table-cell office:value-type="float" office:value="832070000" calcext:value-type="float">
            <text:p>832070000</text:p>
          </table:table-cell>
          <table:table-cell office:value-type="float" office:value="833420000" calcext:value-type="float">
            <text:p>833420000</text:p>
          </table:table-cell>
          <table:table-cell office:value-type="float" office:value="835843000" calcext:value-type="float">
            <text:p>835843000</text:p>
          </table:table-cell>
          <table:table-cell office:value-type="float" office:value="833726000" calcext:value-type="float">
            <text:p>833726000</text:p>
          </table:table-cell>
          <table:table-cell office:value-type="float" office:value="838015000" calcext:value-type="float">
            <text:p>838015000</text:p>
          </table:table-cell>
          <table:table-cell office:value-type="float" office:value="830644000" calcext:value-type="float">
            <text:p>830644000</text:p>
          </table:table-cell>
          <table:table-cell office:value-type="float" office:value="835418000" calcext:value-type="float">
            <text:p>835418000</text:p>
          </table:table-cell>
          <table:table-cell office:value-type="float" office:value="837930000" calcext:value-type="float">
            <text:p>837930000</text:p>
          </table:table-cell>
          <table:table-cell office:value-type="float" office:value="832760000" calcext:value-type="float">
            <text:p>832760000</text:p>
          </table:table-cell>
          <table:table-cell office:value-type="float" office:value="831177000" calcext:value-type="float">
            <text:p>831177000</text:p>
          </table:table-cell>
          <table:table-cell office:value-type="float" office:value="835534000" calcext:value-type="float">
            <text:p>835534000</text:p>
          </table:table-cell>
          <table:table-cell office:value-type="float" office:value="838478000" calcext:value-type="float">
            <text:p>838478000</text:p>
          </table:table-cell>
          <table:table-cell office:value-type="float" office:value="833963000" calcext:value-type="float">
            <text:p>833963000</text:p>
          </table:table-cell>
          <table:table-cell office:value-type="float" office:value="832063000" calcext:value-type="float">
            <text:p>832063000</text:p>
          </table:table-cell>
          <table:table-cell office:value-type="float" office:value="836031000" calcext:value-type="float">
            <text:p>836031000</text:p>
          </table:table-cell>
          <table:table-cell office:value-type="float" office:value="839159000" calcext:value-type="float">
            <text:p>839159000</text:p>
          </table:table-cell>
          <table:table-cell office:value-type="float" office:value="834349000" calcext:value-type="float">
            <text:p>834349000</text:p>
          </table:table-cell>
          <table:table-cell office:value-type="float" office:value="831057000" calcext:value-type="float">
            <text:p>831057000</text:p>
          </table:table-cell>
          <table:table-cell office:value-type="float" office:value="835686000" calcext:value-type="float">
            <text:p>835686000</text:p>
          </table:table-cell>
          <table:table-cell office:value-type="float" office:value="838160000" calcext:value-type="float">
            <text:p>838160000</text:p>
          </table:table-cell>
          <table:table-cell office:value-type="float" office:value="832657000" calcext:value-type="float">
            <text:p>832657000</text:p>
          </table:table-cell>
          <table:table-cell office:value-type="float" office:value="830868000" calcext:value-type="float">
            <text:p>830868000</text:p>
          </table:table-cell>
          <table:table-cell office:value-type="float" office:value="836211000" calcext:value-type="float">
            <text:p>836211000</text:p>
          </table:table-cell>
          <table:table-cell office:value-type="float" office:value="838322000" calcext:value-type="float">
            <text:p>838322000</text:p>
          </table:table-cell>
          <table:table-cell office:value-type="float" office:value="832523000" calcext:value-type="float">
            <text:p>832523000</text:p>
          </table:table-cell>
          <table:table-cell office:value-type="float" office:value="832707000" calcext:value-type="float">
            <text:p>832707000</text:p>
          </table:table-cell>
          <table:table-cell office:value-type="float" office:value="836082000" calcext:value-type="float">
            <text:p>836082000</text:p>
          </table:table-cell>
          <table:table-cell office:value-type="float" office:value="837882000" calcext:value-type="float">
            <text:p>837882000</text:p>
          </table:table-cell>
          <table:table-cell office:value-type="float" office:value="832737000" calcext:value-type="float">
            <text:p>832737000</text:p>
          </table:table-cell>
          <table:table-cell office:value-type="float" office:value="831630000" calcext:value-type="float">
            <text:p>831630000</text:p>
          </table:table-cell>
          <table:table-cell office:value-type="float" office:value="835611000" calcext:value-type="float">
            <text:p>835611000</text:p>
          </table:table-cell>
          <table:table-cell office:value-type="float" office:value="838489000" calcext:value-type="float">
            <text:p>838489000</text:p>
          </table:table-cell>
          <table:table-cell office:value-type="float" office:value="832887000" calcext:value-type="float">
            <text:p>832887000</text:p>
          </table:table-cell>
          <table:table-cell office:value-type="float" office:value="831687000" calcext:value-type="float">
            <text:p>831687000</text:p>
          </table:table-cell>
          <table:table-cell office:value-type="float" office:value="835852000" calcext:value-type="float">
            <text:p>835852000</text:p>
          </table:table-cell>
          <table:table-cell office:value-type="float" office:value="838167000" calcext:value-type="float">
            <text:p>838167000</text:p>
          </table:table-cell>
          <table:table-cell office:value-type="float" office:value="833018000" calcext:value-type="float">
            <text:p>833018000</text:p>
          </table:table-cell>
          <table:table-cell office:value-type="float" office:value="831471000" calcext:value-type="float">
            <text:p>831471000</text:p>
          </table:table-cell>
          <table:table-cell office:value-type="float" office:value="835569000" calcext:value-type="float">
            <text:p>835569000</text:p>
          </table:table-cell>
          <table:table-cell office:value-type="float" office:value="837800000" calcext:value-type="float">
            <text:p>837800000</text:p>
          </table:table-cell>
          <table:table-cell office:value-type="float" office:value="832561000" calcext:value-type="float">
            <text:p>832561000</text:p>
          </table:table-cell>
          <table:table-cell office:value-type="float" office:value="830481000" calcext:value-type="float">
            <text:p>830481000</text:p>
          </table:table-cell>
          <table:table-cell office:value-type="float" office:value="835230000" calcext:value-type="float">
            <text:p>835230000</text:p>
          </table:table-cell>
          <table:table-cell office:value-type="float" office:value="837777000" calcext:value-type="float">
            <text:p>837777000</text:p>
          </table:table-cell>
          <table:table-cell office:value-type="float" office:value="830356000" calcext:value-type="float">
            <text:p>830356000</text:p>
          </table:table-cell>
          <table:table-cell office:value-type="float" office:value="832786000" calcext:value-type="float">
            <text:p>832786000</text:p>
          </table:table-cell>
          <table:table-cell office:value-type="float" office:value="835681000" calcext:value-type="float">
            <text:p>835681000</text:p>
          </table:table-cell>
          <table:table-cell office:value-type="float" office:value="831545000" calcext:value-type="float">
            <text:p>831545000</text:p>
          </table:table-cell>
          <table:table-cell office:value-type="float" office:value="831533000" calcext:value-type="float">
            <text:p>831533000</text:p>
          </table:table-cell>
          <table:table-cell office:value-type="float" office:value="838949000" calcext:value-type="float">
            <text:p>838949000</text:p>
          </table:table-cell>
          <table:table-cell office:value-type="float" office:value="835689000" calcext:value-type="float">
            <text:p>835689000</text:p>
          </table:table-cell>
          <table:table-cell office:value-type="float" office:value="838722000" calcext:value-type="float">
            <text:p>838722000</text:p>
          </table:table-cell>
          <table:table-cell office:value-type="float" office:value="832381000" calcext:value-type="float">
            <text:p>832381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415000" calcext:value-type="float">
            <text:p>842415000</text:p>
          </table:table-cell>
          <table:table-cell office:value-type="float" office:value="841789000" calcext:value-type="float">
            <text:p>841789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83000" calcext:value-type="float">
            <text:p>842383000</text:p>
          </table:table-cell>
          <table:table-cell office:value-type="float" office:value="841962000" calcext:value-type="float">
            <text:p>841962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80000" calcext:value-type="float">
            <text:p>842380000</text:p>
          </table:table-cell>
          <table:table-cell office:value-type="float" office:value="841974000" calcext:value-type="float">
            <text:p>841974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4000" calcext:value-type="float">
            <text:p>842354000</text:p>
          </table:table-cell>
          <table:table-cell office:value-type="float" office:value="841870000" calcext:value-type="float">
            <text:p>841870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4000" calcext:value-type="float">
            <text:p>842354000</text:p>
          </table:table-cell>
          <table:table-cell office:value-type="float" office:value="841800000" calcext:value-type="float">
            <text:p>841800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7000" calcext:value-type="float">
            <text:p>842357000</text:p>
          </table:table-cell>
          <table:table-cell office:value-type="float" office:value="841786000" calcext:value-type="float">
            <text:p>841786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413000" calcext:value-type="float">
            <text:p>842413000</text:p>
          </table:table-cell>
          <table:table-cell office:value-type="float" office:value="841784000" calcext:value-type="float">
            <text:p>841784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0000" calcext:value-type="float">
            <text:p>842350000</text:p>
          </table:table-cell>
          <table:table-cell office:value-type="float" office:value="841898000" calcext:value-type="float">
            <text:p>841898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5000" calcext:value-type="float">
            <text:p>842355000</text:p>
          </table:table-cell>
          <table:table-cell office:value-type="float" office:value="841789000" calcext:value-type="float">
            <text:p>841789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6000" calcext:value-type="float">
            <text:p>842356000</text:p>
          </table:table-cell>
          <table:table-cell office:value-type="float" office:value="841921000" calcext:value-type="float">
            <text:p>841921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60000" calcext:value-type="float">
            <text:p>842360000</text:p>
          </table:table-cell>
          <table:table-cell office:value-type="float" office:value="841804000" calcext:value-type="float">
            <text:p>841804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7000" calcext:value-type="float">
            <text:p>842357000</text:p>
          </table:table-cell>
          <table:table-cell office:value-type="float" office:value="841856000" calcext:value-type="float">
            <text:p>841856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9000" calcext:value-type="float">
            <text:p>842359000</text:p>
          </table:table-cell>
          <table:table-cell office:value-type="float" office:value="841788000" calcext:value-type="float">
            <text:p>841788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63000" calcext:value-type="float">
            <text:p>842363000</text:p>
          </table:table-cell>
          <table:table-cell office:value-type="float" office:value="841786000" calcext:value-type="float">
            <text:p>841786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60000" calcext:value-type="float">
            <text:p>842360000</text:p>
          </table:table-cell>
          <table:table-cell office:value-type="float" office:value="841786000" calcext:value-type="float">
            <text:p>841786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61000" calcext:value-type="float">
            <text:p>842361000</text:p>
          </table:table-cell>
          <table:table-cell office:value-type="float" office:value="841897000" calcext:value-type="float">
            <text:p>841897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2357000" calcext:value-type="float">
            <text:p>842357000</text:p>
          </table:table-cell>
          <table:table-cell office:value-type="float" office:value="841786000" calcext:value-type="float">
            <text:p>841786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2368000" calcext:value-type="float">
            <text:p>842368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1790000" calcext:value-type="float">
            <text:p>841790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2362000" calcext:value-type="float">
            <text:p>842362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1800000" calcext:value-type="float">
            <text:p>841800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2358000" calcext:value-type="float">
            <text:p>842358000</text:p>
          </table:table-cell>
          <table:table-cell office:value-type="float" office:value="840660000" calcext:value-type="float">
            <text:p>840660000</text:p>
          </table:table-cell>
          <table:table-cell office:value-type="float" office:value="841783000" calcext:value-type="float">
            <text:p>841783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2813000" calcext:value-type="float">
            <text:p>842813000</text:p>
          </table:table-cell>
          <table:table-cell office:value-type="float" office:value="841631000" calcext:value-type="float">
            <text:p>841631000</text:p>
          </table:table-cell>
          <table:table-cell office:value-type="float" office:value="843009000" calcext:value-type="float">
            <text:p>843009000</text:p>
          </table:table-cell>
          <table:table-cell office:value-type="float" office:value="842841000" calcext:value-type="float">
            <text:p>842841000</text:p>
          </table:table-cell>
          <table:table-cell office:value-type="float" office:value="843903000" calcext:value-type="float">
            <text:p>843903000</text:p>
          </table:table-cell>
          <table:table-cell office:value-type="float" office:value="841603000" calcext:value-type="float">
            <text:p>841603000</text:p>
          </table:table-cell>
          <table:table-cell office:value-type="float" office:value="842968000" calcext:value-type="float">
            <text:p>842968000</text:p>
          </table:table-cell>
          <table:table-cell office:value-type="float" office:value="842822000" calcext:value-type="float">
            <text:p>842822000</text:p>
          </table:table-cell>
          <table:table-cell office:value-type="float" office:value="841699000" calcext:value-type="float">
            <text:p>841699000</text:p>
          </table:table-cell>
          <table:table-cell office:value-type="float" office:value="843829000" calcext:value-type="float">
            <text:p>843829000</text:p>
          </table:table-cell>
          <table:table-cell office:value-type="float" office:value="842971000" calcext:value-type="float">
            <text:p>842971000</text:p>
          </table:table-cell>
          <table:table-cell office:value-type="float" office:value="842942000" calcext:value-type="float">
            <text:p>842942000</text:p>
          </table:table-cell>
          <table:table-cell office:value-type="float" office:value="841787000" calcext:value-type="float">
            <text:p>841787000</text:p>
          </table:table-cell>
          <table:table-cell office:value-type="float" office:value="843992000" calcext:value-type="float">
            <text:p>843992000</text:p>
          </table:table-cell>
          <table:table-cell office:value-type="float" office:value="842965000" calcext:value-type="float">
            <text:p>842965000</text:p>
          </table:table-cell>
          <table:table-cell office:value-type="float" office:value="842828000" calcext:value-type="float">
            <text:p>842828000</text:p>
          </table:table-cell>
          <table:table-cell office:value-type="float" office:value="841630000" calcext:value-type="float">
            <text:p>841630000</text:p>
          </table:table-cell>
          <table:table-cell office:value-type="float" office:value="843951000" calcext:value-type="float">
            <text:p>843951000</text:p>
          </table:table-cell>
          <table:table-cell office:value-type="float" office:value="842877000" calcext:value-type="float">
            <text:p>842877000</text:p>
          </table:table-cell>
          <table:table-cell office:value-type="float" office:value="842919000" calcext:value-type="float">
            <text:p>842919000</text:p>
          </table:table-cell>
          <table:table-cell office:value-type="float" office:value="841836000" calcext:value-type="float">
            <text:p>841836000</text:p>
          </table:table-cell>
          <table:table-cell office:value-type="float" office:value="843926000" calcext:value-type="float">
            <text:p>843926000</text:p>
          </table:table-cell>
          <table:table-cell office:value-type="float" office:value="842935000" calcext:value-type="float">
            <text:p>842935000</text:p>
          </table:table-cell>
          <table:table-cell office:value-type="float" office:value="842892000" calcext:value-type="float">
            <text:p>842892000</text:p>
          </table:table-cell>
          <table:table-cell office:value-type="float" office:value="841458000" calcext:value-type="float">
            <text:p>841458000</text:p>
          </table:table-cell>
          <table:table-cell office:value-type="float" office:value="843996000" calcext:value-type="float">
            <text:p>843996000</text:p>
          </table:table-cell>
          <table:table-cell office:value-type="float" office:value="843001000" calcext:value-type="float">
            <text:p>843001000</text:p>
          </table:table-cell>
          <table:table-cell office:value-type="float" office:value="842825000" calcext:value-type="float">
            <text:p>842825000</text:p>
          </table:table-cell>
          <table:table-cell office:value-type="float" office:value="841727000" calcext:value-type="float">
            <text:p>841727000</text:p>
          </table:table-cell>
          <table:table-cell office:value-type="float" office:value="843940000" calcext:value-type="float">
            <text:p>843940000</text:p>
          </table:table-cell>
          <table:table-cell office:value-type="float" office:value="842853000" calcext:value-type="float">
            <text:p>842853000</text:p>
          </table:table-cell>
          <table:table-cell office:value-type="float" office:value="842830000" calcext:value-type="float">
            <text:p>842830000</text:p>
          </table:table-cell>
          <table:table-cell office:value-type="float" office:value="841619000" calcext:value-type="float">
            <text:p>841619000</text:p>
          </table:table-cell>
          <table:table-cell office:value-type="float" office:value="843963000" calcext:value-type="float">
            <text:p>843963000</text:p>
          </table:table-cell>
          <table:table-cell office:value-type="float" office:value="842832000" calcext:value-type="float">
            <text:p>842832000</text:p>
          </table:table-cell>
          <table:table-cell office:value-type="float" office:value="842876000" calcext:value-type="float">
            <text:p>842876000</text:p>
          </table:table-cell>
          <table:table-cell office:value-type="float" office:value="841540000" calcext:value-type="float">
            <text:p>841540000</text:p>
          </table:table-cell>
          <table:table-cell office:value-type="float" office:value="843976000" calcext:value-type="float">
            <text:p>843976000</text:p>
          </table:table-cell>
          <table:table-cell office:value-type="float" office:value="842814000" calcext:value-type="float">
            <text:p>842814000</text:p>
          </table:table-cell>
          <table:table-cell office:value-type="float" office:value="841538000" calcext:value-type="float">
            <text:p>841538000</text:p>
          </table:table-cell>
          <table:table-cell office:value-type="float" office:value="842812000" calcext:value-type="float">
            <text:p>842812000</text:p>
          </table:table-cell>
          <table:table-cell office:value-type="float" office:value="843894000" calcext:value-type="float">
            <text:p>843894000</text:p>
          </table:table-cell>
          <table:table-cell office:value-type="float" office:value="842823000" calcext:value-type="float">
            <text:p>842823000</text:p>
          </table:table-cell>
          <table:table-cell office:value-type="float" office:value="842817000" calcext:value-type="float">
            <text:p>842817000</text:p>
          </table:table-cell>
          <table:table-cell office:value-type="float" office:value="841665000" calcext:value-type="float">
            <text:p>841665000</text:p>
          </table:table-cell>
          <table:table-cell office:value-type="float" office:value="843990000" calcext:value-type="float">
            <text:p>843990000</text:p>
          </table:table-cell>
          <table:table-cell office:value-type="float" office:value="842869000" calcext:value-type="float">
            <text:p>842869000</text:p>
          </table:table-cell>
          <table:table-cell office:value-type="float" office:value="841620000" calcext:value-type="float">
            <text:p>841620000</text:p>
          </table:table-cell>
          <table:table-cell office:value-type="float" office:value="842881000" calcext:value-type="float">
            <text:p>842881000</text:p>
          </table:table-cell>
          <table:table-cell office:value-type="float" office:value="844053000" calcext:value-type="float">
            <text:p>844053000</text:p>
          </table:table-cell>
          <table:table-cell office:value-type="float" office:value="842807000" calcext:value-type="float">
            <text:p>842807000</text:p>
          </table:table-cell>
          <table:table-cell office:value-type="float" office:value="841552000" calcext:value-type="float">
            <text:p>841552000</text:p>
          </table:table-cell>
          <table:table-cell office:value-type="float" office:value="842986000" calcext:value-type="float">
            <text:p>842986000</text:p>
          </table:table-cell>
          <table:table-cell office:value-type="float" office:value="843933000" calcext:value-type="float">
            <text:p>843933000</text:p>
          </table:table-cell>
          <table:table-cell office:value-type="float" office:value="842811000" calcext:value-type="float">
            <text:p>842811000</text:p>
          </table:table-cell>
          <table:table-cell office:value-type="float" office:value="841602000" calcext:value-type="float">
            <text:p>841602000</text:p>
          </table:table-cell>
          <table:table-cell office:value-type="float" office:value="843017000" calcext:value-type="float">
            <text:p>843017000</text:p>
          </table:table-cell>
          <table:table-cell office:value-type="float" office:value="844049000" calcext:value-type="float">
            <text:p>844049000</text:p>
          </table:table-cell>
          <table:table-cell office:value-type="float" office:value="842852000" calcext:value-type="float">
            <text:p>842852000</text:p>
          </table:table-cell>
          <table:table-cell office:value-type="float" office:value="841736000" calcext:value-type="float">
            <text:p>841736000</text:p>
          </table:table-cell>
          <table:table-cell office:value-type="float" office:value="842764000" calcext:value-type="float">
            <text:p>842764000</text:p>
          </table:table-cell>
          <table:table-cell office:value-type="float" office:value="844016000" calcext:value-type="float">
            <text:p>844016000</text:p>
          </table:table-cell>
          <table:table-cell office:value-type="float" office:value="842792000" calcext:value-type="float">
            <text:p>842792000</text:p>
          </table:table-cell>
          <table:table-cell office:value-type="float" office:value="841702000" calcext:value-type="float">
            <text:p>841702000</text:p>
          </table:table-cell>
          <table:table-cell office:value-type="float" office:value="842829000" calcext:value-type="float">
            <text:p>842829000</text:p>
          </table:table-cell>
          <table:table-cell office:value-type="float" office:value="843968000" calcext:value-type="float">
            <text:p>843968000</text:p>
          </table:table-cell>
          <table:table-cell office:value-type="float" office:value="842899000" calcext:value-type="float">
            <text:p>842899000</text:p>
          </table:table-cell>
          <table:table-cell office:value-type="float" office:value="841602000" calcext:value-type="float">
            <text:p>841602000</text:p>
          </table:table-cell>
          <table:table-cell office:value-type="float" office:value="842837000" calcext:value-type="float">
            <text:p>842837000</text:p>
          </table:table-cell>
          <table:table-cell office:value-type="float" office:value="843971000" calcext:value-type="float">
            <text:p>843971000</text:p>
          </table:table-cell>
          <table:table-cell office:value-type="float" office:value="842889000" calcext:value-type="float">
            <text:p>842889000</text:p>
          </table:table-cell>
          <table:table-cell office:value-type="float" office:value="841636000" calcext:value-type="float">
            <text:p>841636000</text:p>
          </table:table-cell>
          <table:table-cell office:value-type="float" office:value="842875000" calcext:value-type="float">
            <text:p>842875000</text:p>
          </table:table-cell>
          <table:table-cell office:value-type="float" office:value="843974000" calcext:value-type="float">
            <text:p>843974000</text:p>
          </table:table-cell>
          <table:table-cell office:value-type="float" office:value="842892000" calcext:value-type="float">
            <text:p>842892000</text:p>
          </table:table-cell>
          <table:table-cell office:value-type="float" office:value="841811000" calcext:value-type="float">
            <text:p>841811000</text:p>
          </table:table-cell>
          <table:table-cell office:value-type="float" office:value="842829000" calcext:value-type="float">
            <text:p>842829000</text:p>
          </table:table-cell>
          <table:table-cell office:value-type="float" office:value="844008000" calcext:value-type="float">
            <text:p>844008000</text:p>
          </table:table-cell>
          <table:table-cell office:value-type="float" office:value="842972000" calcext:value-type="float">
            <text:p>842972000</text:p>
          </table:table-cell>
          <table:table-cell office:value-type="float" office:value="844001000" calcext:value-type="float">
            <text:p>844001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4498000" calcext:value-type="float">
            <text:p>844498000</text:p>
          </table:table-cell>
          <table:table-cell office:value-type="float" office:value="844208000" calcext:value-type="float">
            <text:p>844208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5655000" calcext:value-type="float">
            <text:p>845655000</text:p>
          </table:table-cell>
          <table:table-cell office:value-type="float" office:value="845615000" calcext:value-type="float">
            <text:p>845615000</text:p>
          </table:table-cell>
          <table:table-cell office:value-type="float" office:value="845655000" calcext:value-type="float">
            <text:p>845655000</text:p>
          </table:table-cell>
          <table:table-cell table:number-columns-repeated="22" office:value-type="float" office:value="847017000" calcext:value-type="float">
            <text:p>847017000</text:p>
          </table:table-cell>
          <table:table-cell table:number-columns-repeated="2"/>
          <table:table-cell table:formula="of:=MAX([.A8:.ME8])" office:value-type="float" office:value="847017000" calcext:value-type="float">
            <text:p>847017000</text:p>
          </table:table-cell>
          <table:table-cell table:number-columns-repeated="3"/>
        </table:table-row>
        <table:table-row table:style-name="ro1">
          <table:table-cell office:value-type="float" office:value="834024000" calcext:value-type="float">
            <text:p>834024000</text:p>
          </table:table-cell>
          <table:table-cell office:value-type="float" office:value="829701000" calcext:value-type="float">
            <text:p>829701000</text:p>
          </table:table-cell>
          <table:table-cell office:value-type="float" office:value="836273000" calcext:value-type="float">
            <text:p>836273000</text:p>
          </table:table-cell>
          <table:table-cell office:value-type="float" office:value="835729000" calcext:value-type="float">
            <text:p>835729000</text:p>
          </table:table-cell>
          <table:table-cell office:value-type="float" office:value="829503000" calcext:value-type="float">
            <text:p>829503000</text:p>
          </table:table-cell>
          <table:table-cell office:value-type="float" office:value="836738000" calcext:value-type="float">
            <text:p>836738000</text:p>
          </table:table-cell>
          <table:table-cell office:value-type="float" office:value="835214000" calcext:value-type="float">
            <text:p>835214000</text:p>
          </table:table-cell>
          <table:table-cell office:value-type="float" office:value="836579000" calcext:value-type="float">
            <text:p>836579000</text:p>
          </table:table-cell>
          <table:table-cell office:value-type="float" office:value="834940000" calcext:value-type="float">
            <text:p>834940000</text:p>
          </table:table-cell>
          <table:table-cell office:value-type="float" office:value="836446000" calcext:value-type="float">
            <text:p>836446000</text:p>
          </table:table-cell>
          <table:table-cell office:value-type="float" office:value="830853000" calcext:value-type="float">
            <text:p>830853000</text:p>
          </table:table-cell>
          <table:table-cell office:value-type="float" office:value="836740000" calcext:value-type="float">
            <text:p>836740000</text:p>
          </table:table-cell>
          <table:table-cell office:value-type="float" office:value="834301000" calcext:value-type="float">
            <text:p>834301000</text:p>
          </table:table-cell>
          <table:table-cell office:value-type="float" office:value="836792000" calcext:value-type="float">
            <text:p>836792000</text:p>
          </table:table-cell>
          <table:table-cell office:value-type="float" office:value="829941000" calcext:value-type="float">
            <text:p>829941000</text:p>
          </table:table-cell>
          <table:table-cell office:value-type="float" office:value="836279000" calcext:value-type="float">
            <text:p>836279000</text:p>
          </table:table-cell>
          <table:table-cell office:value-type="float" office:value="835022000" calcext:value-type="float">
            <text:p>835022000</text:p>
          </table:table-cell>
          <table:table-cell office:value-type="float" office:value="835861000" calcext:value-type="float">
            <text:p>835861000</text:p>
          </table:table-cell>
          <table:table-cell office:value-type="float" office:value="828894000" calcext:value-type="float">
            <text:p>828894000</text:p>
          </table:table-cell>
          <table:table-cell office:value-type="float" office:value="835925000" calcext:value-type="float">
            <text:p>835925000</text:p>
          </table:table-cell>
          <table:table-cell office:value-type="float" office:value="835617000" calcext:value-type="float">
            <text:p>835617000</text:p>
          </table:table-cell>
          <table:table-cell office:value-type="float" office:value="834742000" calcext:value-type="float">
            <text:p>834742000</text:p>
          </table:table-cell>
          <table:table-cell office:value-type="float" office:value="831053000" calcext:value-type="float">
            <text:p>831053000</text:p>
          </table:table-cell>
          <table:table-cell office:value-type="float" office:value="836503000" calcext:value-type="float">
            <text:p>836503000</text:p>
          </table:table-cell>
          <table:table-cell office:value-type="float" office:value="837073000" calcext:value-type="float">
            <text:p>837073000</text:p>
          </table:table-cell>
          <table:table-cell office:value-type="float" office:value="833871000" calcext:value-type="float">
            <text:p>833871000</text:p>
          </table:table-cell>
          <table:table-cell office:value-type="float" office:value="830038000" calcext:value-type="float">
            <text:p>830038000</text:p>
          </table:table-cell>
          <table:table-cell office:value-type="float" office:value="835514000" calcext:value-type="float">
            <text:p>835514000</text:p>
          </table:table-cell>
          <table:table-cell office:value-type="float" office:value="837670000" calcext:value-type="float">
            <text:p>837670000</text:p>
          </table:table-cell>
          <table:table-cell office:value-type="float" office:value="833949000" calcext:value-type="float">
            <text:p>833949000</text:p>
          </table:table-cell>
          <table:table-cell office:value-type="float" office:value="831337000" calcext:value-type="float">
            <text:p>831337000</text:p>
          </table:table-cell>
          <table:table-cell office:value-type="float" office:value="835948000" calcext:value-type="float">
            <text:p>835948000</text:p>
          </table:table-cell>
          <table:table-cell office:value-type="float" office:value="836907000" calcext:value-type="float">
            <text:p>836907000</text:p>
          </table:table-cell>
          <table:table-cell office:value-type="float" office:value="834894000" calcext:value-type="float">
            <text:p>834894000</text:p>
          </table:table-cell>
          <table:table-cell office:value-type="float" office:value="830093000" calcext:value-type="float">
            <text:p>830093000</text:p>
          </table:table-cell>
          <table:table-cell office:value-type="float" office:value="836366000" calcext:value-type="float">
            <text:p>836366000</text:p>
          </table:table-cell>
          <table:table-cell office:value-type="float" office:value="835778000" calcext:value-type="float">
            <text:p>835778000</text:p>
          </table:table-cell>
          <table:table-cell office:value-type="float" office:value="829392000" calcext:value-type="float">
            <text:p>829392000</text:p>
          </table:table-cell>
          <table:table-cell office:value-type="float" office:value="835246000" calcext:value-type="float">
            <text:p>835246000</text:p>
          </table:table-cell>
          <table:table-cell office:value-type="float" office:value="836434000" calcext:value-type="float">
            <text:p>836434000</text:p>
          </table:table-cell>
          <table:table-cell office:value-type="float" office:value="836651000" calcext:value-type="float">
            <text:p>836651000</text:p>
          </table:table-cell>
          <table:table-cell office:value-type="float" office:value="835906000" calcext:value-type="float">
            <text:p>835906000</text:p>
          </table:table-cell>
          <table:table-cell office:value-type="float" office:value="830879000" calcext:value-type="float">
            <text:p>830879000</text:p>
          </table:table-cell>
          <table:table-cell office:value-type="float" office:value="837024000" calcext:value-type="float">
            <text:p>837024000</text:p>
          </table:table-cell>
          <table:table-cell office:value-type="float" office:value="836553000" calcext:value-type="float">
            <text:p>836553000</text:p>
          </table:table-cell>
          <table:table-cell office:value-type="float" office:value="830428000" calcext:value-type="float">
            <text:p>830428000</text:p>
          </table:table-cell>
          <table:table-cell office:value-type="float" office:value="835826000" calcext:value-type="float">
            <text:p>835826000</text:p>
          </table:table-cell>
          <table:table-cell office:value-type="float" office:value="836464000" calcext:value-type="float">
            <text:p>836464000</text:p>
          </table:table-cell>
          <table:table-cell office:value-type="float" office:value="836249000" calcext:value-type="float">
            <text:p>836249000</text:p>
          </table:table-cell>
          <table:table-cell office:value-type="float" office:value="832206000" calcext:value-type="float">
            <text:p>832206000</text:p>
          </table:table-cell>
          <table:table-cell office:value-type="float" office:value="834131000" calcext:value-type="float">
            <text:p>834131000</text:p>
          </table:table-cell>
          <table:table-cell office:value-type="float" office:value="835625000" calcext:value-type="float">
            <text:p>835625000</text:p>
          </table:table-cell>
          <table:table-cell office:value-type="float" office:value="836640000" calcext:value-type="float">
            <text:p>836640000</text:p>
          </table:table-cell>
          <table:table-cell office:value-type="float" office:value="829698000" calcext:value-type="float">
            <text:p>829698000</text:p>
          </table:table-cell>
          <table:table-cell office:value-type="float" office:value="834273000" calcext:value-type="float">
            <text:p>834273000</text:p>
          </table:table-cell>
          <table:table-cell office:value-type="float" office:value="836497000" calcext:value-type="float">
            <text:p>836497000</text:p>
          </table:table-cell>
          <table:table-cell office:value-type="float" office:value="836456000" calcext:value-type="float">
            <text:p>836456000</text:p>
          </table:table-cell>
          <table:table-cell office:value-type="float" office:value="835586000" calcext:value-type="float">
            <text:p>835586000</text:p>
          </table:table-cell>
          <table:table-cell office:value-type="float" office:value="831032000" calcext:value-type="float">
            <text:p>831032000</text:p>
          </table:table-cell>
          <table:table-cell office:value-type="float" office:value="836541000" calcext:value-type="float">
            <text:p>836541000</text:p>
          </table:table-cell>
          <table:table-cell office:value-type="float" office:value="836978000" calcext:value-type="float">
            <text:p>836978000</text:p>
          </table:table-cell>
          <table:table-cell office:value-type="float" office:value="830451000" calcext:value-type="float">
            <text:p>830451000</text:p>
          </table:table-cell>
          <table:table-cell office:value-type="float" office:value="834114000" calcext:value-type="float">
            <text:p>834114000</text:p>
          </table:table-cell>
          <table:table-cell office:value-type="float" office:value="835688000" calcext:value-type="float">
            <text:p>835688000</text:p>
          </table:table-cell>
          <table:table-cell office:value-type="float" office:value="836611000" calcext:value-type="float">
            <text:p>836611000</text:p>
          </table:table-cell>
          <table:table-cell office:value-type="float" office:value="828813000" calcext:value-type="float">
            <text:p>828813000</text:p>
          </table:table-cell>
          <table:table-cell office:value-type="float" office:value="834110000" calcext:value-type="float">
            <text:p>834110000</text:p>
          </table:table-cell>
          <table:table-cell office:value-type="float" office:value="837162000" calcext:value-type="float">
            <text:p>837162000</text:p>
          </table:table-cell>
          <table:table-cell office:value-type="float" office:value="836141000" calcext:value-type="float">
            <text:p>836141000</text:p>
          </table:table-cell>
          <table:table-cell office:value-type="float" office:value="829966000" calcext:value-type="float">
            <text:p>829966000</text:p>
          </table:table-cell>
          <table:table-cell office:value-type="float" office:value="834028000" calcext:value-type="float">
            <text:p>834028000</text:p>
          </table:table-cell>
          <table:table-cell office:value-type="float" office:value="836778000" calcext:value-type="float">
            <text:p>836778000</text:p>
          </table:table-cell>
          <table:table-cell office:value-type="float" office:value="835787000" calcext:value-type="float">
            <text:p>835787000</text:p>
          </table:table-cell>
          <table:table-cell office:value-type="float" office:value="830135000" calcext:value-type="float">
            <text:p>830135000</text:p>
          </table:table-cell>
          <table:table-cell office:value-type="float" office:value="833664000" calcext:value-type="float">
            <text:p>833664000</text:p>
          </table:table-cell>
          <table:table-cell office:value-type="float" office:value="836627000" calcext:value-type="float">
            <text:p>836627000</text:p>
          </table:table-cell>
          <table:table-cell office:value-type="float" office:value="836056000" calcext:value-type="float">
            <text:p>836056000</text:p>
          </table:table-cell>
          <table:table-cell office:value-type="float" office:value="832832000" calcext:value-type="float">
            <text:p>832832000</text:p>
          </table:table-cell>
          <table:table-cell office:value-type="float" office:value="830201000" calcext:value-type="float">
            <text:p>830201000</text:p>
          </table:table-cell>
          <table:table-cell office:value-type="float" office:value="836287000" calcext:value-type="float">
            <text:p>836287000</text:p>
          </table:table-cell>
          <table:table-cell office:value-type="float" office:value="843068000" calcext:value-type="float">
            <text:p>843068000</text:p>
          </table:table-cell>
          <table:table-cell office:value-type="float" office:value="841887000" calcext:value-type="float">
            <text:p>841887000</text:p>
          </table:table-cell>
          <table:table-cell office:value-type="float" office:value="840536000" calcext:value-type="float">
            <text:p>840536000</text:p>
          </table:table-cell>
          <table:table-cell office:value-type="float" office:value="843138000" calcext:value-type="float">
            <text:p>84313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86000" calcext:value-type="float">
            <text:p>842086000</text:p>
          </table:table-cell>
          <table:table-cell office:value-type="float" office:value="840628000" calcext:value-type="float">
            <text:p>840628000</text:p>
          </table:table-cell>
          <table:table-cell office:value-type="float" office:value="843067000" calcext:value-type="float">
            <text:p>843067000</text:p>
          </table:table-cell>
          <table:table-cell office:value-type="float" office:value="841871000" calcext:value-type="float">
            <text:p>841871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0519000" calcext:value-type="float">
            <text:p>840519000</text:p>
          </table:table-cell>
          <table:table-cell office:value-type="float" office:value="843062000" calcext:value-type="float">
            <text:p>84306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26000" calcext:value-type="float">
            <text:p>842026000</text:p>
          </table:table-cell>
          <table:table-cell office:value-type="float" office:value="840652000" calcext:value-type="float">
            <text:p>84065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35000" calcext:value-type="float">
            <text:p>842035000</text:p>
          </table:table-cell>
          <table:table-cell office:value-type="float" office:value="843071000" calcext:value-type="float">
            <text:p>843071000</text:p>
          </table:table-cell>
          <table:table-cell office:value-type="float" office:value="840516000" calcext:value-type="float">
            <text:p>840516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75000" calcext:value-type="float">
            <text:p>841875000</text:p>
          </table:table-cell>
          <table:table-cell office:value-type="float" office:value="843119000" calcext:value-type="float">
            <text:p>843119000</text:p>
          </table:table-cell>
          <table:table-cell office:value-type="float" office:value="840575000" calcext:value-type="float">
            <text:p>840575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94000" calcext:value-type="float">
            <text:p>841894000</text:p>
          </table:table-cell>
          <table:table-cell office:value-type="float" office:value="843182000" calcext:value-type="float">
            <text:p>843182000</text:p>
          </table:table-cell>
          <table:table-cell office:value-type="float" office:value="840607000" calcext:value-type="float">
            <text:p>84060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68000" calcext:value-type="float">
            <text:p>842068000</text:p>
          </table:table-cell>
          <table:table-cell office:value-type="float" office:value="843095000" calcext:value-type="float">
            <text:p>843095000</text:p>
          </table:table-cell>
          <table:table-cell office:value-type="float" office:value="840617000" calcext:value-type="float">
            <text:p>84061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89000" calcext:value-type="float">
            <text:p>841889000</text:p>
          </table:table-cell>
          <table:table-cell office:value-type="float" office:value="843077000" calcext:value-type="float">
            <text:p>843077000</text:p>
          </table:table-cell>
          <table:table-cell office:value-type="float" office:value="840688000" calcext:value-type="float">
            <text:p>84068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31000" calcext:value-type="float">
            <text:p>842031000</text:p>
          </table:table-cell>
          <table:table-cell office:value-type="float" office:value="843100000" calcext:value-type="float">
            <text:p>843100000</text:p>
          </table:table-cell>
          <table:table-cell office:value-type="float" office:value="840603000" calcext:value-type="float">
            <text:p>840603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56000" calcext:value-type="float">
            <text:p>841956000</text:p>
          </table:table-cell>
          <table:table-cell office:value-type="float" office:value="843083000" calcext:value-type="float">
            <text:p>843083000</text:p>
          </table:table-cell>
          <table:table-cell office:value-type="float" office:value="840641000" calcext:value-type="float">
            <text:p>840641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12000" calcext:value-type="float">
            <text:p>841912000</text:p>
          </table:table-cell>
          <table:table-cell office:value-type="float" office:value="843122000" calcext:value-type="float">
            <text:p>843122000</text:p>
          </table:table-cell>
          <table:table-cell office:value-type="float" office:value="840508000" calcext:value-type="float">
            <text:p>84050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87000" calcext:value-type="float">
            <text:p>841887000</text:p>
          </table:table-cell>
          <table:table-cell office:value-type="float" office:value="843096000" calcext:value-type="float">
            <text:p>843096000</text:p>
          </table:table-cell>
          <table:table-cell office:value-type="float" office:value="840588000" calcext:value-type="float">
            <text:p>84058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37000" calcext:value-type="float">
            <text:p>842037000</text:p>
          </table:table-cell>
          <table:table-cell office:value-type="float" office:value="843069000" calcext:value-type="float">
            <text:p>843069000</text:p>
          </table:table-cell>
          <table:table-cell office:value-type="float" office:value="840523000" calcext:value-type="float">
            <text:p>840523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75000" calcext:value-type="float">
            <text:p>841875000</text:p>
          </table:table-cell>
          <table:table-cell office:value-type="float" office:value="843067000" calcext:value-type="float">
            <text:p>843067000</text:p>
          </table:table-cell>
          <table:table-cell office:value-type="float" office:value="840554000" calcext:value-type="float">
            <text:p>84055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90000" calcext:value-type="float">
            <text:p>841890000</text:p>
          </table:table-cell>
          <table:table-cell office:value-type="float" office:value="843090000" calcext:value-type="float">
            <text:p>843090000</text:p>
          </table:table-cell>
          <table:table-cell office:value-type="float" office:value="840553000" calcext:value-type="float">
            <text:p>840553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84000" calcext:value-type="float">
            <text:p>841884000</text:p>
          </table:table-cell>
          <table:table-cell office:value-type="float" office:value="843069000" calcext:value-type="float">
            <text:p>843069000</text:p>
          </table:table-cell>
          <table:table-cell office:value-type="float" office:value="840631000" calcext:value-type="float">
            <text:p>840631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004000" calcext:value-type="float">
            <text:p>842004000</text:p>
          </table:table-cell>
          <table:table-cell office:value-type="float" office:value="843123000" calcext:value-type="float">
            <text:p>843123000</text:p>
          </table:table-cell>
          <table:table-cell office:value-type="float" office:value="840570000" calcext:value-type="float">
            <text:p>840570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10000" calcext:value-type="float">
            <text:p>841910000</text:p>
          </table:table-cell>
          <table:table-cell office:value-type="float" office:value="843073000" calcext:value-type="float">
            <text:p>843073000</text:p>
          </table:table-cell>
          <table:table-cell office:value-type="float" office:value="840640000" calcext:value-type="float">
            <text:p>840640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52000" calcext:value-type="float">
            <text:p>841952000</text:p>
          </table:table-cell>
          <table:table-cell office:value-type="float" office:value="843106000" calcext:value-type="float">
            <text:p>843106000</text:p>
          </table:table-cell>
          <table:table-cell office:value-type="float" office:value="840530000" calcext:value-type="float">
            <text:p>840530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123000" calcext:value-type="float">
            <text:p>843123000</text:p>
          </table:table-cell>
          <table:table-cell office:value-type="float" office:value="843695000" calcext:value-type="float">
            <text:p>843695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727000" calcext:value-type="float">
            <text:p>841727000</text:p>
          </table:table-cell>
          <table:table-cell office:value-type="float" office:value="843306000" calcext:value-type="float">
            <text:p>843306000</text:p>
          </table:table-cell>
          <table:table-cell office:value-type="float" office:value="843570000" calcext:value-type="float">
            <text:p>843570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782000" calcext:value-type="float">
            <text:p>841782000</text:p>
          </table:table-cell>
          <table:table-cell office:value-type="float" office:value="843115000" calcext:value-type="float">
            <text:p>843115000</text:p>
          </table:table-cell>
          <table:table-cell office:value-type="float" office:value="843608000" calcext:value-type="float">
            <text:p>84360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10000" calcext:value-type="float">
            <text:p>841910000</text:p>
          </table:table-cell>
          <table:table-cell office:value-type="float" office:value="843168000" calcext:value-type="float">
            <text:p>843168000</text:p>
          </table:table-cell>
          <table:table-cell office:value-type="float" office:value="843641000" calcext:value-type="float">
            <text:p>843641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713000" calcext:value-type="float">
            <text:p>841713000</text:p>
          </table:table-cell>
          <table:table-cell office:value-type="float" office:value="843124000" calcext:value-type="float">
            <text:p>843124000</text:p>
          </table:table-cell>
          <table:table-cell office:value-type="float" office:value="843634000" calcext:value-type="float">
            <text:p>84363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03000" calcext:value-type="float">
            <text:p>841903000</text:p>
          </table:table-cell>
          <table:table-cell office:value-type="float" office:value="843165000" calcext:value-type="float">
            <text:p>843165000</text:p>
          </table:table-cell>
          <table:table-cell office:value-type="float" office:value="843567000" calcext:value-type="float">
            <text:p>84356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77000" calcext:value-type="float">
            <text:p>841977000</text:p>
          </table:table-cell>
          <table:table-cell office:value-type="float" office:value="843144000" calcext:value-type="float">
            <text:p>843144000</text:p>
          </table:table-cell>
          <table:table-cell office:value-type="float" office:value="843606000" calcext:value-type="float">
            <text:p>843606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2133000" calcext:value-type="float">
            <text:p>842133000</text:p>
          </table:table-cell>
          <table:table-cell office:value-type="float" office:value="843102000" calcext:value-type="float">
            <text:p>843102000</text:p>
          </table:table-cell>
          <table:table-cell office:value-type="float" office:value="843602000" calcext:value-type="float">
            <text:p>84360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52000" calcext:value-type="float">
            <text:p>841852000</text:p>
          </table:table-cell>
          <table:table-cell office:value-type="float" office:value="843276000" calcext:value-type="float">
            <text:p>843276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666000" calcext:value-type="float">
            <text:p>843666000</text:p>
          </table:table-cell>
          <table:table-cell office:value-type="float" office:value="841955000" calcext:value-type="float">
            <text:p>841955000</text:p>
          </table:table-cell>
          <table:table-cell office:value-type="float" office:value="843162000" calcext:value-type="float">
            <text:p>84316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665000" calcext:value-type="float">
            <text:p>843665000</text:p>
          </table:table-cell>
          <table:table-cell office:value-type="float" office:value="841837000" calcext:value-type="float">
            <text:p>841837000</text:p>
          </table:table-cell>
          <table:table-cell office:value-type="float" office:value="843392000" calcext:value-type="float">
            <text:p>84339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695000" calcext:value-type="float">
            <text:p>843695000</text:p>
          </table:table-cell>
          <table:table-cell office:value-type="float" office:value="841772000" calcext:value-type="float">
            <text:p>84177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350000" calcext:value-type="float">
            <text:p>843350000</text:p>
          </table:table-cell>
          <table:table-cell office:value-type="float" office:value="843636000" calcext:value-type="float">
            <text:p>843636000</text:p>
          </table:table-cell>
          <table:table-cell office:value-type="float" office:value="841903000" calcext:value-type="float">
            <text:p>841903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226000" calcext:value-type="float">
            <text:p>843226000</text:p>
          </table:table-cell>
          <table:table-cell office:value-type="float" office:value="843612000" calcext:value-type="float">
            <text:p>843612000</text:p>
          </table:table-cell>
          <table:table-cell office:value-type="float" office:value="841771000" calcext:value-type="float">
            <text:p>841771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195000" calcext:value-type="float">
            <text:p>843195000</text:p>
          </table:table-cell>
          <table:table-cell office:value-type="float" office:value="843611000" calcext:value-type="float">
            <text:p>843611000</text:p>
          </table:table-cell>
          <table:table-cell office:value-type="float" office:value="841812000" calcext:value-type="float">
            <text:p>841812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190000" calcext:value-type="float">
            <text:p>843190000</text:p>
          </table:table-cell>
          <table:table-cell office:value-type="float" office:value="843737000" calcext:value-type="float">
            <text:p>843737000</text:p>
          </table:table-cell>
          <table:table-cell office:value-type="float" office:value="841947000" calcext:value-type="float">
            <text:p>84194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189000" calcext:value-type="float">
            <text:p>843189000</text:p>
          </table:table-cell>
          <table:table-cell office:value-type="float" office:value="843740000" calcext:value-type="float">
            <text:p>843740000</text:p>
          </table:table-cell>
          <table:table-cell office:value-type="float" office:value="841647000" calcext:value-type="float">
            <text:p>84164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3091000" calcext:value-type="float">
            <text:p>843091000</text:p>
          </table:table-cell>
          <table:table-cell office:value-type="float" office:value="843673000" calcext:value-type="float">
            <text:p>843673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936000" calcext:value-type="float">
            <text:p>841936000</text:p>
          </table:table-cell>
          <table:table-cell office:value-type="float" office:value="843117000" calcext:value-type="float">
            <text:p>843117000</text:p>
          </table:table-cell>
          <table:table-cell office:value-type="float" office:value="843575000" calcext:value-type="float">
            <text:p>843575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73000" calcext:value-type="float">
            <text:p>841873000</text:p>
          </table:table-cell>
          <table:table-cell office:value-type="float" office:value="843194000" calcext:value-type="float">
            <text:p>843194000</text:p>
          </table:table-cell>
          <table:table-cell office:value-type="float" office:value="843618000" calcext:value-type="float">
            <text:p>84361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1871000" calcext:value-type="float">
            <text:p>841871000</text:p>
          </table:table-cell>
          <table:table-cell office:value-type="float" office:value="843122000" calcext:value-type="float">
            <text:p>843122000</text:p>
          </table:table-cell>
          <table:table-cell office:value-type="float" office:value="843562000" calcext:value-type="float">
            <text:p>843562000</text:p>
          </table:table-cell>
          <table:table-cell office:value-type="float" office:value="841728000" calcext:value-type="float">
            <text:p>841728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6862000" calcext:value-type="float">
            <text:p>846862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office:value-type="float" office:value="845727000" calcext:value-type="float">
            <text:p>845727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064000" calcext:value-type="float">
            <text:p>845064000</text:p>
          </table:table-cell>
          <table:table-cell table:number-columns-repeated="5" office:value-type="float" office:value="845139000" calcext:value-type="float">
            <text:p>845139000</text:p>
          </table:table-cell>
          <table:table-cell table:number-columns-repeated="22" office:value-type="float" office:value="848670000" calcext:value-type="float">
            <text:p>848670000</text:p>
          </table:table-cell>
          <table:table-cell table:number-columns-repeated="2"/>
          <table:table-cell table:formula="of:=MAX([.A9:.ME9])" office:value-type="float" office:value="848670000" calcext:value-type="float">
            <text:p>848670000</text:p>
          </table:table-cell>
          <table:table-cell/>
          <table:table-cell table:formula="of:= AVERAGE([.MG4:.MG13])" office:value-type="float" office:value="848503200" calcext:value-type="float">
            <text:p>8.48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821986000" calcext:value-type="float">
            <text:p>821986000</text:p>
          </table:table-cell>
          <table:table-cell office:value-type="float" office:value="824489000" calcext:value-type="float">
            <text:p>824489000</text:p>
          </table:table-cell>
          <table:table-cell office:value-type="float" office:value="828453000" calcext:value-type="float">
            <text:p>828453000</text:p>
          </table:table-cell>
          <table:table-cell office:value-type="float" office:value="836758000" calcext:value-type="float">
            <text:p>836758000</text:p>
          </table:table-cell>
          <table:table-cell office:value-type="float" office:value="822369000" calcext:value-type="float">
            <text:p>822369000</text:p>
          </table:table-cell>
          <table:table-cell office:value-type="float" office:value="825337000" calcext:value-type="float">
            <text:p>825337000</text:p>
          </table:table-cell>
          <table:table-cell office:value-type="float" office:value="828725000" calcext:value-type="float">
            <text:p>828725000</text:p>
          </table:table-cell>
          <table:table-cell office:value-type="float" office:value="836396000" calcext:value-type="float">
            <text:p>836396000</text:p>
          </table:table-cell>
          <table:table-cell office:value-type="float" office:value="823220000" calcext:value-type="float">
            <text:p>823220000</text:p>
          </table:table-cell>
          <table:table-cell office:value-type="float" office:value="823807000" calcext:value-type="float">
            <text:p>823807000</text:p>
          </table:table-cell>
          <table:table-cell office:value-type="float" office:value="829445000" calcext:value-type="float">
            <text:p>829445000</text:p>
          </table:table-cell>
          <table:table-cell office:value-type="float" office:value="836841000" calcext:value-type="float">
            <text:p>836841000</text:p>
          </table:table-cell>
          <table:table-cell office:value-type="float" office:value="822549000" calcext:value-type="float">
            <text:p>822549000</text:p>
          </table:table-cell>
          <table:table-cell office:value-type="float" office:value="826867000" calcext:value-type="float">
            <text:p>826867000</text:p>
          </table:table-cell>
          <table:table-cell office:value-type="float" office:value="829229000" calcext:value-type="float">
            <text:p>829229000</text:p>
          </table:table-cell>
          <table:table-cell office:value-type="float" office:value="836570000" calcext:value-type="float">
            <text:p>836570000</text:p>
          </table:table-cell>
          <table:table-cell office:value-type="float" office:value="821882000" calcext:value-type="float">
            <text:p>821882000</text:p>
          </table:table-cell>
          <table:table-cell office:value-type="float" office:value="827677000" calcext:value-type="float">
            <text:p>827677000</text:p>
          </table:table-cell>
          <table:table-cell office:value-type="float" office:value="828271000" calcext:value-type="float">
            <text:p>828271000</text:p>
          </table:table-cell>
          <table:table-cell office:value-type="float" office:value="836938000" calcext:value-type="float">
            <text:p>836938000</text:p>
          </table:table-cell>
          <table:table-cell office:value-type="float" office:value="820930000" calcext:value-type="float">
            <text:p>820930000</text:p>
          </table:table-cell>
          <table:table-cell office:value-type="float" office:value="824502000" calcext:value-type="float">
            <text:p>824502000</text:p>
          </table:table-cell>
          <table:table-cell office:value-type="float" office:value="828487000" calcext:value-type="float">
            <text:p>828487000</text:p>
          </table:table-cell>
          <table:table-cell office:value-type="float" office:value="836768000" calcext:value-type="float">
            <text:p>836768000</text:p>
          </table:table-cell>
          <table:table-cell office:value-type="float" office:value="821726000" calcext:value-type="float">
            <text:p>821726000</text:p>
          </table:table-cell>
          <table:table-cell office:value-type="float" office:value="825182000" calcext:value-type="float">
            <text:p>825182000</text:p>
          </table:table-cell>
          <table:table-cell office:value-type="float" office:value="829423000" calcext:value-type="float">
            <text:p>829423000</text:p>
          </table:table-cell>
          <table:table-cell office:value-type="float" office:value="836676000" calcext:value-type="float">
            <text:p>836676000</text:p>
          </table:table-cell>
          <table:table-cell office:value-type="float" office:value="821354000" calcext:value-type="float">
            <text:p>821354000</text:p>
          </table:table-cell>
          <table:table-cell office:value-type="float" office:value="826262000" calcext:value-type="float">
            <text:p>826262000</text:p>
          </table:table-cell>
          <table:table-cell office:value-type="float" office:value="828407000" calcext:value-type="float">
            <text:p>828407000</text:p>
          </table:table-cell>
          <table:table-cell office:value-type="float" office:value="820490000" calcext:value-type="float">
            <text:p>820490000</text:p>
          </table:table-cell>
          <table:table-cell office:value-type="float" office:value="836241000" calcext:value-type="float">
            <text:p>836241000</text:p>
          </table:table-cell>
          <table:table-cell office:value-type="float" office:value="825570000" calcext:value-type="float">
            <text:p>825570000</text:p>
          </table:table-cell>
          <table:table-cell office:value-type="float" office:value="829090000" calcext:value-type="float">
            <text:p>829090000</text:p>
          </table:table-cell>
          <table:table-cell office:value-type="float" office:value="821811000" calcext:value-type="float">
            <text:p>821811000</text:p>
          </table:table-cell>
          <table:table-cell office:value-type="float" office:value="824560000" calcext:value-type="float">
            <text:p>824560000</text:p>
          </table:table-cell>
          <table:table-cell office:value-type="float" office:value="837128000" calcext:value-type="float">
            <text:p>837128000</text:p>
          </table:table-cell>
          <table:table-cell office:value-type="float" office:value="828815000" calcext:value-type="float">
            <text:p>828815000</text:p>
          </table:table-cell>
          <table:table-cell office:value-type="float" office:value="822452000" calcext:value-type="float">
            <text:p>822452000</text:p>
          </table:table-cell>
          <table:table-cell office:value-type="float" office:value="824989000" calcext:value-type="float">
            <text:p>824989000</text:p>
          </table:table-cell>
          <table:table-cell office:value-type="float" office:value="836658000" calcext:value-type="float">
            <text:p>836658000</text:p>
          </table:table-cell>
          <table:table-cell office:value-type="float" office:value="828956000" calcext:value-type="float">
            <text:p>828956000</text:p>
          </table:table-cell>
          <table:table-cell office:value-type="float" office:value="824391000" calcext:value-type="float">
            <text:p>824391000</text:p>
          </table:table-cell>
          <table:table-cell office:value-type="float" office:value="825815000" calcext:value-type="float">
            <text:p>825815000</text:p>
          </table:table-cell>
          <table:table-cell office:value-type="float" office:value="837246000" calcext:value-type="float">
            <text:p>837246000</text:p>
          </table:table-cell>
          <table:table-cell office:value-type="float" office:value="829224000" calcext:value-type="float">
            <text:p>829224000</text:p>
          </table:table-cell>
          <table:table-cell office:value-type="float" office:value="821900000" calcext:value-type="float">
            <text:p>821900000</text:p>
          </table:table-cell>
          <table:table-cell office:value-type="float" office:value="824837000" calcext:value-type="float">
            <text:p>824837000</text:p>
          </table:table-cell>
          <table:table-cell office:value-type="float" office:value="837222000" calcext:value-type="float">
            <text:p>837222000</text:p>
          </table:table-cell>
          <table:table-cell office:value-type="float" office:value="829729000" calcext:value-type="float">
            <text:p>829729000</text:p>
          </table:table-cell>
          <table:table-cell office:value-type="float" office:value="822469000" calcext:value-type="float">
            <text:p>822469000</text:p>
          </table:table-cell>
          <table:table-cell office:value-type="float" office:value="826177000" calcext:value-type="float">
            <text:p>826177000</text:p>
          </table:table-cell>
          <table:table-cell office:value-type="float" office:value="837701000" calcext:value-type="float">
            <text:p>837701000</text:p>
          </table:table-cell>
          <table:table-cell office:value-type="float" office:value="827956000" calcext:value-type="float">
            <text:p>827956000</text:p>
          </table:table-cell>
          <table:table-cell office:value-type="float" office:value="821264000" calcext:value-type="float">
            <text:p>821264000</text:p>
          </table:table-cell>
          <table:table-cell office:value-type="float" office:value="826460000" calcext:value-type="float">
            <text:p>826460000</text:p>
          </table:table-cell>
          <table:table-cell office:value-type="float" office:value="837379000" calcext:value-type="float">
            <text:p>837379000</text:p>
          </table:table-cell>
          <table:table-cell office:value-type="float" office:value="828429000" calcext:value-type="float">
            <text:p>828429000</text:p>
          </table:table-cell>
          <table:table-cell office:value-type="float" office:value="820755000" calcext:value-type="float">
            <text:p>820755000</text:p>
          </table:table-cell>
          <table:table-cell office:value-type="float" office:value="823199000" calcext:value-type="float">
            <text:p>823199000</text:p>
          </table:table-cell>
          <table:table-cell office:value-type="float" office:value="837118000" calcext:value-type="float">
            <text:p>837118000</text:p>
          </table:table-cell>
          <table:table-cell office:value-type="float" office:value="829026000" calcext:value-type="float">
            <text:p>829026000</text:p>
          </table:table-cell>
          <table:table-cell office:value-type="float" office:value="822187000" calcext:value-type="float">
            <text:p>822187000</text:p>
          </table:table-cell>
          <table:table-cell office:value-type="float" office:value="823731000" calcext:value-type="float">
            <text:p>823731000</text:p>
          </table:table-cell>
          <table:table-cell office:value-type="float" office:value="823688000" calcext:value-type="float">
            <text:p>823688000</text:p>
          </table:table-cell>
          <table:table-cell office:value-type="float" office:value="829184000" calcext:value-type="float">
            <text:p>829184000</text:p>
          </table:table-cell>
          <table:table-cell office:value-type="float" office:value="836866000" calcext:value-type="float">
            <text:p>836866000</text:p>
          </table:table-cell>
          <table:table-cell office:value-type="float" office:value="826039000" calcext:value-type="float">
            <text:p>826039000</text:p>
          </table:table-cell>
          <table:table-cell office:value-type="float" office:value="822300000" calcext:value-type="float">
            <text:p>822300000</text:p>
          </table:table-cell>
          <table:table-cell office:value-type="float" office:value="827990000" calcext:value-type="float">
            <text:p>827990000</text:p>
          </table:table-cell>
          <table:table-cell office:value-type="float" office:value="836301000" calcext:value-type="float">
            <text:p>836301000</text:p>
          </table:table-cell>
          <table:table-cell office:value-type="float" office:value="823840000" calcext:value-type="float">
            <text:p>823840000</text:p>
          </table:table-cell>
          <table:table-cell office:value-type="float" office:value="821657000" calcext:value-type="float">
            <text:p>821657000</text:p>
          </table:table-cell>
          <table:table-cell office:value-type="float" office:value="828197000" calcext:value-type="float">
            <text:p>828197000</text:p>
          </table:table-cell>
          <table:table-cell office:value-type="float" office:value="826196000" calcext:value-type="float">
            <text:p>826196000</text:p>
          </table:table-cell>
          <table:table-cell office:value-type="float" office:value="837136000" calcext:value-type="float">
            <text:p>837136000</text:p>
          </table:table-cell>
          <table:table-cell office:value-type="float" office:value="828723000" calcext:value-type="float">
            <text:p>828723000</text:p>
          </table:table-cell>
          <table:table-cell office:value-type="float" office:value="836782000" calcext:value-type="float">
            <text:p>836782000</text:p>
          </table:table-cell>
          <table:table-cell office:value-type="float" office:value="836262000" calcext:value-type="float">
            <text:p>83626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5438000" calcext:value-type="float">
            <text:p>835438000</text:p>
          </table:table-cell>
          <table:table-cell office:value-type="float" office:value="835493000" calcext:value-type="float">
            <text:p>83549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7942000" calcext:value-type="float">
            <text:p>837942000</text:p>
          </table:table-cell>
          <table:table-cell office:value-type="float" office:value="837129000" calcext:value-type="float">
            <text:p>837129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458000" calcext:value-type="float">
            <text:p>838458000</text:p>
          </table:table-cell>
          <table:table-cell office:value-type="float" office:value="838295000" calcext:value-type="float">
            <text:p>838295000</text:p>
          </table:table-cell>
          <table:table-cell office:value-type="float" office:value="837650000" calcext:value-type="float">
            <text:p>837650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006000" calcext:value-type="float">
            <text:p>838006000</text:p>
          </table:table-cell>
          <table:table-cell office:value-type="float" office:value="837446000" calcext:value-type="float">
            <text:p>837446000</text:p>
          </table:table-cell>
          <table:table-cell office:value-type="float" office:value="839653000" calcext:value-type="float">
            <text:p>839653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7660000" calcext:value-type="float">
            <text:p>837660000</text:p>
          </table:table-cell>
          <table:table-cell office:value-type="float" office:value="837168000" calcext:value-type="float">
            <text:p>837168000</text:p>
          </table:table-cell>
          <table:table-cell office:value-type="float" office:value="839538000" calcext:value-type="float">
            <text:p>839538000</text:p>
          </table:table-cell>
          <table:table-cell office:value-type="float" office:value="843782000" calcext:value-type="float">
            <text:p>843782000</text:p>
          </table:table-cell>
          <table:table-cell office:value-type="float" office:value="838007000" calcext:value-type="float">
            <text:p>838007000</text:p>
          </table:table-cell>
          <table:table-cell office:value-type="float" office:value="837224000" calcext:value-type="float">
            <text:p>837224000</text:p>
          </table:table-cell>
          <table:table-cell office:value-type="float" office:value="839513000" calcext:value-type="float">
            <text:p>839513000</text:p>
          </table:table-cell>
          <table:table-cell office:value-type="float" office:value="837705000" calcext:value-type="float">
            <text:p>837705000</text:p>
          </table:table-cell>
          <table:table-cell office:value-type="float" office:value="836944000" calcext:value-type="float">
            <text:p>836944000</text:p>
          </table:table-cell>
          <table:table-cell office:value-type="float" office:value="839353000" calcext:value-type="float">
            <text:p>839353000</text:p>
          </table:table-cell>
          <table:table-cell office:value-type="float" office:value="844221000" calcext:value-type="float">
            <text:p>844221000</text:p>
          </table:table-cell>
          <table:table-cell office:value-type="float" office:value="837724000" calcext:value-type="float">
            <text:p>837724000</text:p>
          </table:table-cell>
          <table:table-cell office:value-type="float" office:value="837261000" calcext:value-type="float">
            <text:p>837261000</text:p>
          </table:table-cell>
          <table:table-cell office:value-type="float" office:value="839457000" calcext:value-type="float">
            <text:p>839457000</text:p>
          </table:table-cell>
          <table:table-cell office:value-type="float" office:value="844257000" calcext:value-type="float">
            <text:p>844257000</text:p>
          </table:table-cell>
          <table:table-cell office:value-type="float" office:value="837812000" calcext:value-type="float">
            <text:p>837812000</text:p>
          </table:table-cell>
          <table:table-cell office:value-type="float" office:value="836906000" calcext:value-type="float">
            <text:p>836906000</text:p>
          </table:table-cell>
          <table:table-cell office:value-type="float" office:value="839448000" calcext:value-type="float">
            <text:p>839448000</text:p>
          </table:table-cell>
          <table:table-cell office:value-type="float" office:value="844170000" calcext:value-type="float">
            <text:p>844170000</text:p>
          </table:table-cell>
          <table:table-cell office:value-type="float" office:value="837801000" calcext:value-type="float">
            <text:p>837801000</text:p>
          </table:table-cell>
          <table:table-cell office:value-type="float" office:value="837025000" calcext:value-type="float">
            <text:p>837025000</text:p>
          </table:table-cell>
          <table:table-cell office:value-type="float" office:value="839802000" calcext:value-type="float">
            <text:p>839802000</text:p>
          </table:table-cell>
          <table:table-cell office:value-type="float" office:value="844173000" calcext:value-type="float">
            <text:p>844173000</text:p>
          </table:table-cell>
          <table:table-cell office:value-type="float" office:value="837695000" calcext:value-type="float">
            <text:p>837695000</text:p>
          </table:table-cell>
          <table:table-cell office:value-type="float" office:value="837338000" calcext:value-type="float">
            <text:p>837338000</text:p>
          </table:table-cell>
          <table:table-cell office:value-type="float" office:value="839603000" calcext:value-type="float">
            <text:p>839603000</text:p>
          </table:table-cell>
          <table:table-cell office:value-type="float" office:value="837720000" calcext:value-type="float">
            <text:p>837720000</text:p>
          </table:table-cell>
          <table:table-cell office:value-type="float" office:value="844196000" calcext:value-type="float">
            <text:p>844196000</text:p>
          </table:table-cell>
          <table:table-cell office:value-type="float" office:value="837051000" calcext:value-type="float">
            <text:p>837051000</text:p>
          </table:table-cell>
          <table:table-cell office:value-type="float" office:value="839482000" calcext:value-type="float">
            <text:p>839482000</text:p>
          </table:table-cell>
          <table:table-cell office:value-type="float" office:value="837922000" calcext:value-type="float">
            <text:p>837922000</text:p>
          </table:table-cell>
          <table:table-cell office:value-type="float" office:value="844128000" calcext:value-type="float">
            <text:p>844128000</text:p>
          </table:table-cell>
          <table:table-cell office:value-type="float" office:value="837438000" calcext:value-type="float">
            <text:p>837438000</text:p>
          </table:table-cell>
          <table:table-cell office:value-type="float" office:value="839657000" calcext:value-type="float">
            <text:p>839657000</text:p>
          </table:table-cell>
          <table:table-cell office:value-type="float" office:value="837832000" calcext:value-type="float">
            <text:p>837832000</text:p>
          </table:table-cell>
          <table:table-cell office:value-type="float" office:value="844234000" calcext:value-type="float">
            <text:p>844234000</text:p>
          </table:table-cell>
          <table:table-cell office:value-type="float" office:value="837468000" calcext:value-type="float">
            <text:p>837468000</text:p>
          </table:table-cell>
          <table:table-cell office:value-type="float" office:value="839502000" calcext:value-type="float">
            <text:p>839502000</text:p>
          </table:table-cell>
          <table:table-cell office:value-type="float" office:value="837810000" calcext:value-type="float">
            <text:p>837810000</text:p>
          </table:table-cell>
          <table:table-cell office:value-type="float" office:value="844195000" calcext:value-type="float">
            <text:p>844195000</text:p>
          </table:table-cell>
          <table:table-cell office:value-type="float" office:value="837545000" calcext:value-type="float">
            <text:p>837545000</text:p>
          </table:table-cell>
          <table:table-cell office:value-type="float" office:value="837841000" calcext:value-type="float">
            <text:p>837841000</text:p>
          </table:table-cell>
          <table:table-cell office:value-type="float" office:value="839638000" calcext:value-type="float">
            <text:p>839638000</text:p>
          </table:table-cell>
          <table:table-cell office:value-type="float" office:value="837146000" calcext:value-type="float">
            <text:p>837146000</text:p>
          </table:table-cell>
          <table:table-cell office:value-type="float" office:value="844151000" calcext:value-type="float">
            <text:p>844151000</text:p>
          </table:table-cell>
          <table:table-cell office:value-type="float" office:value="837827000" calcext:value-type="float">
            <text:p>837827000</text:p>
          </table:table-cell>
          <table:table-cell office:value-type="float" office:value="839592000" calcext:value-type="float">
            <text:p>839592000</text:p>
          </table:table-cell>
          <table:table-cell office:value-type="float" office:value="837429000" calcext:value-type="float">
            <text:p>837429000</text:p>
          </table:table-cell>
          <table:table-cell office:value-type="float" office:value="844170000" calcext:value-type="float">
            <text:p>844170000</text:p>
          </table:table-cell>
          <table:table-cell office:value-type="float" office:value="837989000" calcext:value-type="float">
            <text:p>837989000</text:p>
          </table:table-cell>
          <table:table-cell office:value-type="float" office:value="839530000" calcext:value-type="float">
            <text:p>839530000</text:p>
          </table:table-cell>
          <table:table-cell office:value-type="float" office:value="837077000" calcext:value-type="float">
            <text:p>837077000</text:p>
          </table:table-cell>
          <table:table-cell office:value-type="float" office:value="844141000" calcext:value-type="float">
            <text:p>844141000</text:p>
          </table:table-cell>
          <table:table-cell office:value-type="float" office:value="837552000" calcext:value-type="float">
            <text:p>837552000</text:p>
          </table:table-cell>
          <table:table-cell office:value-type="float" office:value="839921000" calcext:value-type="float">
            <text:p>839921000</text:p>
          </table:table-cell>
          <table:table-cell office:value-type="float" office:value="837611000" calcext:value-type="float">
            <text:p>837611000</text:p>
          </table:table-cell>
          <table:table-cell office:value-type="float" office:value="844185000" calcext:value-type="float">
            <text:p>844185000</text:p>
          </table:table-cell>
          <table:table-cell office:value-type="float" office:value="837791000" calcext:value-type="float">
            <text:p>837791000</text:p>
          </table:table-cell>
          <table:table-cell office:value-type="float" office:value="839560000" calcext:value-type="float">
            <text:p>839560000</text:p>
          </table:table-cell>
          <table:table-cell office:value-type="float" office:value="837423000" calcext:value-type="float">
            <text:p>837423000</text:p>
          </table:table-cell>
          <table:table-cell office:value-type="float" office:value="844285000" calcext:value-type="float">
            <text:p>844285000</text:p>
          </table:table-cell>
          <table:table-cell office:value-type="float" office:value="837526000" calcext:value-type="float">
            <text:p>837526000</text:p>
          </table:table-cell>
          <table:table-cell office:value-type="float" office:value="839907000" calcext:value-type="float">
            <text:p>839907000</text:p>
          </table:table-cell>
          <table:table-cell office:value-type="float" office:value="837723000" calcext:value-type="float">
            <text:p>837723000</text:p>
          </table:table-cell>
          <table:table-cell office:value-type="float" office:value="844202000" calcext:value-type="float">
            <text:p>844202000</text:p>
          </table:table-cell>
          <table:table-cell office:value-type="float" office:value="839469000" calcext:value-type="float">
            <text:p>839469000</text:p>
          </table:table-cell>
          <table:table-cell office:value-type="float" office:value="844143000" calcext:value-type="float">
            <text:p>844143000</text:p>
          </table:table-cell>
          <table:table-cell office:value-type="float" office:value="839747000" calcext:value-type="float">
            <text:p>839747000</text:p>
          </table:table-cell>
          <table:table-cell office:value-type="float" office:value="844242000" calcext:value-type="float">
            <text:p>844242000</text:p>
          </table:table-cell>
          <table:table-cell office:value-type="float" office:value="839422000" calcext:value-type="float">
            <text:p>839422000</text:p>
          </table:table-cell>
          <table:table-cell office:value-type="float" office:value="844109000" calcext:value-type="float">
            <text:p>844109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153000" calcext:value-type="float">
            <text:p>844153000</text:p>
          </table:table-cell>
          <table:table-cell office:value-type="float" office:value="844856000" calcext:value-type="float">
            <text:p>844856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198000" calcext:value-type="float">
            <text:p>844198000</text:p>
          </table:table-cell>
          <table:table-cell office:value-type="float" office:value="844856000" calcext:value-type="float">
            <text:p>844856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4150000" calcext:value-type="float">
            <text:p>844150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860000" calcext:value-type="float">
            <text:p>844860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4860000" calcext:value-type="float">
            <text:p>844860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57000" calcext:value-type="float">
            <text:p>844857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60000" calcext:value-type="float">
            <text:p>844860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56000" calcext:value-type="float">
            <text:p>844856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4860000" calcext:value-type="float">
            <text:p>844860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56000" calcext:value-type="float">
            <text:p>844856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860000" calcext:value-type="float">
            <text:p>844860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856000" calcext:value-type="float">
            <text:p>844856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4861000" calcext:value-type="float">
            <text:p>844861000</text:p>
          </table:table-cell>
          <table:table-cell office:value-type="float" office:value="844545000" calcext:value-type="float">
            <text:p>844545000</text:p>
          </table:table-cell>
          <table:table-cell office:value-type="float" office:value="844857000" calcext:value-type="float">
            <text:p>844857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table:number-columns-repeated="2" office:value-type="float" office:value="844545000" calcext:value-type="float">
            <text:p>844545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office:value-type="float" office:value="846171000" calcext:value-type="float">
            <text:p>846171000</text:p>
          </table:table-cell>
          <table:table-cell office:value-type="float" office:value="843733000" calcext:value-type="float">
            <text:p>843733000</text:p>
          </table:table-cell>
          <table:table-cell table:number-columns-repeated="5" office:value-type="float" office:value="846171000" calcext:value-type="float">
            <text:p>846171000</text:p>
          </table:table-cell>
          <table:table-cell table:number-columns-repeated="22" office:value-type="float" office:value="847195000" calcext:value-type="float">
            <text:p>847195000</text:p>
          </table:table-cell>
          <table:table-cell table:number-columns-repeated="2"/>
          <table:table-cell table:formula="of:=MAX([.A10:.ME10])" office:value-type="float" office:value="847195000" calcext:value-type="float">
            <text:p>847195000</text:p>
          </table:table-cell>
          <table:table-cell/>
          <table:table-cell table:formula="of:=STDEV([.MG4:.MG13])" office:value-type="float" office:value="953418.620893595" calcext:value-type="float">
            <text:p>9.534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834397000" calcext:value-type="float">
            <text:p>834397000</text:p>
          </table:table-cell>
          <table:table-cell office:value-type="float" office:value="829244000" calcext:value-type="float">
            <text:p>829244000</text:p>
          </table:table-cell>
          <table:table-cell office:value-type="float" office:value="834400000" calcext:value-type="float">
            <text:p>834400000</text:p>
          </table:table-cell>
          <table:table-cell office:value-type="float" office:value="835795000" calcext:value-type="float">
            <text:p>835795000</text:p>
          </table:table-cell>
          <table:table-cell office:value-type="float" office:value="834453000" calcext:value-type="float">
            <text:p>834453000</text:p>
          </table:table-cell>
          <table:table-cell office:value-type="float" office:value="829474000" calcext:value-type="float">
            <text:p>829474000</text:p>
          </table:table-cell>
          <table:table-cell office:value-type="float" office:value="831141000" calcext:value-type="float">
            <text:p>831141000</text:p>
          </table:table-cell>
          <table:table-cell office:value-type="float" office:value="836438000" calcext:value-type="float">
            <text:p>836438000</text:p>
          </table:table-cell>
          <table:table-cell office:value-type="float" office:value="835187000" calcext:value-type="float">
            <text:p>835187000</text:p>
          </table:table-cell>
          <table:table-cell office:value-type="float" office:value="829420000" calcext:value-type="float">
            <text:p>829420000</text:p>
          </table:table-cell>
          <table:table-cell office:value-type="float" office:value="837632000" calcext:value-type="float">
            <text:p>837632000</text:p>
          </table:table-cell>
          <table:table-cell office:value-type="float" office:value="832588000" calcext:value-type="float">
            <text:p>832588000</text:p>
          </table:table-cell>
          <table:table-cell office:value-type="float" office:value="834495000" calcext:value-type="float">
            <text:p>834495000</text:p>
          </table:table-cell>
          <table:table-cell office:value-type="float" office:value="832075000" calcext:value-type="float">
            <text:p>832075000</text:p>
          </table:table-cell>
          <table:table-cell office:value-type="float" office:value="829732000" calcext:value-type="float">
            <text:p>829732000</text:p>
          </table:table-cell>
          <table:table-cell office:value-type="float" office:value="836835000" calcext:value-type="float">
            <text:p>836835000</text:p>
          </table:table-cell>
          <table:table-cell office:value-type="float" office:value="834296000" calcext:value-type="float">
            <text:p>834296000</text:p>
          </table:table-cell>
          <table:table-cell office:value-type="float" office:value="832593000" calcext:value-type="float">
            <text:p>832593000</text:p>
          </table:table-cell>
          <table:table-cell office:value-type="float" office:value="829997000" calcext:value-type="float">
            <text:p>829997000</text:p>
          </table:table-cell>
          <table:table-cell office:value-type="float" office:value="836545000" calcext:value-type="float">
            <text:p>836545000</text:p>
          </table:table-cell>
          <table:table-cell office:value-type="float" office:value="834712000" calcext:value-type="float">
            <text:p>834712000</text:p>
          </table:table-cell>
          <table:table-cell office:value-type="float" office:value="829327000" calcext:value-type="float">
            <text:p>829327000</text:p>
          </table:table-cell>
          <table:table-cell office:value-type="float" office:value="832255000" calcext:value-type="float">
            <text:p>832255000</text:p>
          </table:table-cell>
          <table:table-cell office:value-type="float" office:value="835619000" calcext:value-type="float">
            <text:p>835619000</text:p>
          </table:table-cell>
          <table:table-cell office:value-type="float" office:value="834862000" calcext:value-type="float">
            <text:p>834862000</text:p>
          </table:table-cell>
          <table:table-cell office:value-type="float" office:value="828679000" calcext:value-type="float">
            <text:p>828679000</text:p>
          </table:table-cell>
          <table:table-cell office:value-type="float" office:value="836902000" calcext:value-type="float">
            <text:p>836902000</text:p>
          </table:table-cell>
          <table:table-cell office:value-type="float" office:value="833030000" calcext:value-type="float">
            <text:p>833030000</text:p>
          </table:table-cell>
          <table:table-cell office:value-type="float" office:value="834602000" calcext:value-type="float">
            <text:p>834602000</text:p>
          </table:table-cell>
          <table:table-cell office:value-type="float" office:value="829569000" calcext:value-type="float">
            <text:p>829569000</text:p>
          </table:table-cell>
          <table:table-cell office:value-type="float" office:value="835760000" calcext:value-type="float">
            <text:p>835760000</text:p>
          </table:table-cell>
          <table:table-cell office:value-type="float" office:value="834312000" calcext:value-type="float">
            <text:p>834312000</text:p>
          </table:table-cell>
          <table:table-cell office:value-type="float" office:value="835217000" calcext:value-type="float">
            <text:p>835217000</text:p>
          </table:table-cell>
          <table:table-cell office:value-type="float" office:value="831374000" calcext:value-type="float">
            <text:p>831374000</text:p>
          </table:table-cell>
          <table:table-cell office:value-type="float" office:value="836430000" calcext:value-type="float">
            <text:p>836430000</text:p>
          </table:table-cell>
          <table:table-cell office:value-type="float" office:value="832122000" calcext:value-type="float">
            <text:p>832122000</text:p>
          </table:table-cell>
          <table:table-cell office:value-type="float" office:value="834988000" calcext:value-type="float">
            <text:p>834988000</text:p>
          </table:table-cell>
          <table:table-cell office:value-type="float" office:value="829517000" calcext:value-type="float">
            <text:p>829517000</text:p>
          </table:table-cell>
          <table:table-cell office:value-type="float" office:value="836061000" calcext:value-type="float">
            <text:p>836061000</text:p>
          </table:table-cell>
          <table:table-cell office:value-type="float" office:value="831624000" calcext:value-type="float">
            <text:p>831624000</text:p>
          </table:table-cell>
          <table:table-cell office:value-type="float" office:value="834336000" calcext:value-type="float">
            <text:p>834336000</text:p>
          </table:table-cell>
          <table:table-cell office:value-type="float" office:value="829226000" calcext:value-type="float">
            <text:p>829226000</text:p>
          </table:table-cell>
          <table:table-cell office:value-type="float" office:value="836371000" calcext:value-type="float">
            <text:p>836371000</text:p>
          </table:table-cell>
          <table:table-cell office:value-type="float" office:value="832842000" calcext:value-type="float">
            <text:p>832842000</text:p>
          </table:table-cell>
          <table:table-cell office:value-type="float" office:value="834323000" calcext:value-type="float">
            <text:p>834323000</text:p>
          </table:table-cell>
          <table:table-cell office:value-type="float" office:value="829779000" calcext:value-type="float">
            <text:p>829779000</text:p>
          </table:table-cell>
          <table:table-cell office:value-type="float" office:value="836383000" calcext:value-type="float">
            <text:p>836383000</text:p>
          </table:table-cell>
          <table:table-cell office:value-type="float" office:value="831711000" calcext:value-type="float">
            <text:p>831711000</text:p>
          </table:table-cell>
          <table:table-cell office:value-type="float" office:value="835016000" calcext:value-type="float">
            <text:p>835016000</text:p>
          </table:table-cell>
          <table:table-cell office:value-type="float" office:value="831046000" calcext:value-type="float">
            <text:p>831046000</text:p>
          </table:table-cell>
          <table:table-cell office:value-type="float" office:value="836426000" calcext:value-type="float">
            <text:p>836426000</text:p>
          </table:table-cell>
          <table:table-cell office:value-type="float" office:value="833859000" calcext:value-type="float">
            <text:p>833859000</text:p>
          </table:table-cell>
          <table:table-cell office:value-type="float" office:value="834499000" calcext:value-type="float">
            <text:p>834499000</text:p>
          </table:table-cell>
          <table:table-cell office:value-type="float" office:value="828816000" calcext:value-type="float">
            <text:p>828816000</text:p>
          </table:table-cell>
          <table:table-cell office:value-type="float" office:value="836259000" calcext:value-type="float">
            <text:p>836259000</text:p>
          </table:table-cell>
          <table:table-cell office:value-type="float" office:value="833303000" calcext:value-type="float">
            <text:p>833303000</text:p>
          </table:table-cell>
          <table:table-cell office:value-type="float" office:value="833985000" calcext:value-type="float">
            <text:p>833985000</text:p>
          </table:table-cell>
          <table:table-cell office:value-type="float" office:value="830149000" calcext:value-type="float">
            <text:p>830149000</text:p>
          </table:table-cell>
          <table:table-cell office:value-type="float" office:value="832337000" calcext:value-type="float">
            <text:p>832337000</text:p>
          </table:table-cell>
          <table:table-cell office:value-type="float" office:value="835745000" calcext:value-type="float">
            <text:p>835745000</text:p>
          </table:table-cell>
          <table:table-cell office:value-type="float" office:value="834634000" calcext:value-type="float">
            <text:p>834634000</text:p>
          </table:table-cell>
          <table:table-cell office:value-type="float" office:value="828595000" calcext:value-type="float">
            <text:p>828595000</text:p>
          </table:table-cell>
          <table:table-cell office:value-type="float" office:value="832320000" calcext:value-type="float">
            <text:p>832320000</text:p>
          </table:table-cell>
          <table:table-cell office:value-type="float" office:value="836844000" calcext:value-type="float">
            <text:p>836844000</text:p>
          </table:table-cell>
          <table:table-cell office:value-type="float" office:value="834293000" calcext:value-type="float">
            <text:p>834293000</text:p>
          </table:table-cell>
          <table:table-cell office:value-type="float" office:value="828892000" calcext:value-type="float">
            <text:p>828892000</text:p>
          </table:table-cell>
          <table:table-cell office:value-type="float" office:value="831384000" calcext:value-type="float">
            <text:p>831384000</text:p>
          </table:table-cell>
          <table:table-cell office:value-type="float" office:value="836368000" calcext:value-type="float">
            <text:p>836368000</text:p>
          </table:table-cell>
          <table:table-cell office:value-type="float" office:value="835099000" calcext:value-type="float">
            <text:p>835099000</text:p>
          </table:table-cell>
          <table:table-cell office:value-type="float" office:value="829375000" calcext:value-type="float">
            <text:p>829375000</text:p>
          </table:table-cell>
          <table:table-cell office:value-type="float" office:value="831180000" calcext:value-type="float">
            <text:p>831180000</text:p>
          </table:table-cell>
          <table:table-cell office:value-type="float" office:value="836183000" calcext:value-type="float">
            <text:p>836183000</text:p>
          </table:table-cell>
          <table:table-cell office:value-type="float" office:value="835365000" calcext:value-type="float">
            <text:p>835365000</text:p>
          </table:table-cell>
          <table:table-cell office:value-type="float" office:value="828917000" calcext:value-type="float">
            <text:p>828917000</text:p>
          </table:table-cell>
          <table:table-cell office:value-type="float" office:value="832476000" calcext:value-type="float">
            <text:p>832476000</text:p>
          </table:table-cell>
          <table:table-cell office:value-type="float" office:value="836073000" calcext:value-type="float">
            <text:p>836073000</text:p>
          </table:table-cell>
          <table:table-cell office:value-type="float" office:value="835018000" calcext:value-type="float">
            <text:p>835018000</text:p>
          </table:table-cell>
          <table:table-cell office:value-type="float" office:value="829450000" calcext:value-type="float">
            <text:p>829450000</text:p>
          </table:table-cell>
          <table:table-cell office:value-type="float" office:value="832226000" calcext:value-type="float">
            <text:p>832226000</text:p>
          </table:table-cell>
          <table:table-cell office:value-type="float" office:value="836130000" calcext:value-type="float">
            <text:p>836130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3000" calcext:value-type="float">
            <text:p>839573000</text:p>
          </table:table-cell>
          <table:table-cell office:value-type="float" office:value="843448000" calcext:value-type="float">
            <text:p>843448000</text:p>
          </table:table-cell>
          <table:table-cell office:value-type="float" office:value="842059000" calcext:value-type="float">
            <text:p>842059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2000" calcext:value-type="float">
            <text:p>839572000</text:p>
          </table:table-cell>
          <table:table-cell office:value-type="float" office:value="843461000" calcext:value-type="float">
            <text:p>843461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59000" calcext:value-type="float">
            <text:p>842059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520000" calcext:value-type="float">
            <text:p>843520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59000" calcext:value-type="float">
            <text:p>842059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385000" calcext:value-type="float">
            <text:p>84338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60000" calcext:value-type="float">
            <text:p>842060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495000" calcext:value-type="float">
            <text:p>84349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59000" calcext:value-type="float">
            <text:p>842059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448000" calcext:value-type="float">
            <text:p>84344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61000" calcext:value-type="float">
            <text:p>842061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493000" calcext:value-type="float">
            <text:p>84349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434000" calcext:value-type="float">
            <text:p>843434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39573000" calcext:value-type="float">
            <text:p>83957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3506000" calcext:value-type="float">
            <text:p>843506000</text:p>
          </table:table-cell>
          <table:table-cell office:value-type="float" office:value="842061000" calcext:value-type="float">
            <text:p>842061000</text:p>
          </table:table-cell>
          <table:table-cell office:value-type="float" office:value="839573000" calcext:value-type="float">
            <text:p>83957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3406000" calcext:value-type="float">
            <text:p>843406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4000" calcext:value-type="float">
            <text:p>839574000</text:p>
          </table:table-cell>
          <table:table-cell office:value-type="float" office:value="843577000" calcext:value-type="float">
            <text:p>843577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3000" calcext:value-type="float">
            <text:p>839573000</text:p>
          </table:table-cell>
          <table:table-cell office:value-type="float" office:value="843430000" calcext:value-type="float">
            <text:p>843430000</text:p>
          </table:table-cell>
          <table:table-cell office:value-type="float" office:value="842060000" calcext:value-type="float">
            <text:p>842060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2000" calcext:value-type="float">
            <text:p>839572000</text:p>
          </table:table-cell>
          <table:table-cell office:value-type="float" office:value="843495000" calcext:value-type="float">
            <text:p>843495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4000" calcext:value-type="float">
            <text:p>839574000</text:p>
          </table:table-cell>
          <table:table-cell office:value-type="float" office:value="843434000" calcext:value-type="float">
            <text:p>843434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3357000" calcext:value-type="float">
            <text:p>843357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2000" calcext:value-type="float">
            <text:p>839572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3473000" calcext:value-type="float">
            <text:p>84347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5000" calcext:value-type="float">
            <text:p>839575000</text:p>
          </table:table-cell>
          <table:table-cell office:value-type="float" office:value="842059000" calcext:value-type="float">
            <text:p>842059000</text:p>
          </table:table-cell>
          <table:table-cell office:value-type="float" office:value="843468000" calcext:value-type="float">
            <text:p>84346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2000" calcext:value-type="float">
            <text:p>839572000</text:p>
          </table:table-cell>
          <table:table-cell office:value-type="float" office:value="842060000" calcext:value-type="float">
            <text:p>842060000</text:p>
          </table:table-cell>
          <table:table-cell office:value-type="float" office:value="843501000" calcext:value-type="float">
            <text:p>843501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2000" calcext:value-type="float">
            <text:p>839572000</text:p>
          </table:table-cell>
          <table:table-cell office:value-type="float" office:value="842058000" calcext:value-type="float">
            <text:p>842058000</text:p>
          </table:table-cell>
          <table:table-cell office:value-type="float" office:value="843394000" calcext:value-type="float">
            <text:p>843394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39573000" calcext:value-type="float">
            <text:p>839573000</text:p>
          </table:table-cell>
          <table:table-cell office:value-type="float" office:value="843397000" calcext:value-type="float">
            <text:p>843397000</text:p>
          </table:table-cell>
          <table:table-cell office:value-type="float" office:value="842500000" calcext:value-type="float">
            <text:p>842500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690000" calcext:value-type="float">
            <text:p>842690000</text:p>
          </table:table-cell>
          <table:table-cell office:value-type="float" office:value="840125000" calcext:value-type="float">
            <text:p>84012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698000" calcext:value-type="float">
            <text:p>844698000</text:p>
          </table:table-cell>
          <table:table-cell office:value-type="float" office:value="842572000" calcext:value-type="float">
            <text:p>842572000</text:p>
          </table:table-cell>
          <table:table-cell office:value-type="float" office:value="840254000" calcext:value-type="float">
            <text:p>840254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695000" calcext:value-type="float">
            <text:p>844695000</text:p>
          </table:table-cell>
          <table:table-cell office:value-type="float" office:value="842515000" calcext:value-type="float">
            <text:p>84251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214000" calcext:value-type="float">
            <text:p>840214000</text:p>
          </table:table-cell>
          <table:table-cell office:value-type="float" office:value="844706000" calcext:value-type="float">
            <text:p>844706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569000" calcext:value-type="float">
            <text:p>842569000</text:p>
          </table:table-cell>
          <table:table-cell office:value-type="float" office:value="840090000" calcext:value-type="float">
            <text:p>840090000</text:p>
          </table:table-cell>
          <table:table-cell office:value-type="float" office:value="844701000" calcext:value-type="float">
            <text:p>844701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516000" calcext:value-type="float">
            <text:p>842516000</text:p>
          </table:table-cell>
          <table:table-cell office:value-type="float" office:value="840076000" calcext:value-type="float">
            <text:p>840076000</text:p>
          </table:table-cell>
          <table:table-cell office:value-type="float" office:value="844696000" calcext:value-type="float">
            <text:p>844696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636000" calcext:value-type="float">
            <text:p>842636000</text:p>
          </table:table-cell>
          <table:table-cell office:value-type="float" office:value="840230000" calcext:value-type="float">
            <text:p>840230000</text:p>
          </table:table-cell>
          <table:table-cell office:value-type="float" office:value="844695000" calcext:value-type="float">
            <text:p>84469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551000" calcext:value-type="float">
            <text:p>842551000</text:p>
          </table:table-cell>
          <table:table-cell office:value-type="float" office:value="840295000" calcext:value-type="float">
            <text:p>840295000</text:p>
          </table:table-cell>
          <table:table-cell office:value-type="float" office:value="844707000" calcext:value-type="float">
            <text:p>844707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2755000" calcext:value-type="float">
            <text:p>842755000</text:p>
          </table:table-cell>
          <table:table-cell office:value-type="float" office:value="840322000" calcext:value-type="float">
            <text:p>84032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715000" calcext:value-type="float">
            <text:p>844715000</text:p>
          </table:table-cell>
          <table:table-cell office:value-type="float" office:value="842516000" calcext:value-type="float">
            <text:p>842516000</text:p>
          </table:table-cell>
          <table:table-cell office:value-type="float" office:value="840092000" calcext:value-type="float">
            <text:p>84009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701000" calcext:value-type="float">
            <text:p>844701000</text:p>
          </table:table-cell>
          <table:table-cell office:value-type="float" office:value="842593000" calcext:value-type="float">
            <text:p>842593000</text:p>
          </table:table-cell>
          <table:table-cell office:value-type="float" office:value="840488000" calcext:value-type="float">
            <text:p>840488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706000" calcext:value-type="float">
            <text:p>844706000</text:p>
          </table:table-cell>
          <table:table-cell office:value-type="float" office:value="842542000" calcext:value-type="float">
            <text:p>842542000</text:p>
          </table:table-cell>
          <table:table-cell office:value-type="float" office:value="840374000" calcext:value-type="float">
            <text:p>840374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697000" calcext:value-type="float">
            <text:p>844697000</text:p>
          </table:table-cell>
          <table:table-cell office:value-type="float" office:value="842703000" calcext:value-type="float">
            <text:p>84270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202000" calcext:value-type="float">
            <text:p>840202000</text:p>
          </table:table-cell>
          <table:table-cell office:value-type="float" office:value="844701000" calcext:value-type="float">
            <text:p>844701000</text:p>
          </table:table-cell>
          <table:table-cell office:value-type="float" office:value="842555000" calcext:value-type="float">
            <text:p>84255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198000" calcext:value-type="float">
            <text:p>840198000</text:p>
          </table:table-cell>
          <table:table-cell office:value-type="float" office:value="844695000" calcext:value-type="float">
            <text:p>844695000</text:p>
          </table:table-cell>
          <table:table-cell office:value-type="float" office:value="842572000" calcext:value-type="float">
            <text:p>84257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168000" calcext:value-type="float">
            <text:p>840168000</text:p>
          </table:table-cell>
          <table:table-cell office:value-type="float" office:value="844696000" calcext:value-type="float">
            <text:p>844696000</text:p>
          </table:table-cell>
          <table:table-cell office:value-type="float" office:value="842845000" calcext:value-type="float">
            <text:p>84284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313000" calcext:value-type="float">
            <text:p>840313000</text:p>
          </table:table-cell>
          <table:table-cell office:value-type="float" office:value="844717000" calcext:value-type="float">
            <text:p>844717000</text:p>
          </table:table-cell>
          <table:table-cell office:value-type="float" office:value="842531000" calcext:value-type="float">
            <text:p>842531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375000" calcext:value-type="float">
            <text:p>840375000</text:p>
          </table:table-cell>
          <table:table-cell office:value-type="float" office:value="844697000" calcext:value-type="float">
            <text:p>844697000</text:p>
          </table:table-cell>
          <table:table-cell office:value-type="float" office:value="842612000" calcext:value-type="float">
            <text:p>84261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257000" calcext:value-type="float">
            <text:p>840257000</text:p>
          </table:table-cell>
          <table:table-cell office:value-type="float" office:value="844687000" calcext:value-type="float">
            <text:p>844687000</text:p>
          </table:table-cell>
          <table:table-cell office:value-type="float" office:value="842596000" calcext:value-type="float">
            <text:p>842596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202000" calcext:value-type="float">
            <text:p>840202000</text:p>
          </table:table-cell>
          <table:table-cell office:value-type="float" office:value="842658000" calcext:value-type="float">
            <text:p>842658000</text:p>
          </table:table-cell>
          <table:table-cell office:value-type="float" office:value="844699000" calcext:value-type="float">
            <text:p>844699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0221000" calcext:value-type="float">
            <text:p>840221000</text:p>
          </table:table-cell>
          <table:table-cell office:value-type="float" office:value="844694000" calcext:value-type="float">
            <text:p>844694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0169000" calcext:value-type="float">
            <text:p>840169000</text:p>
          </table:table-cell>
          <table:table-cell office:value-type="float" office:value="844693000" calcext:value-type="float">
            <text:p>84469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01000" calcext:value-type="float">
            <text:p>844701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12000" calcext:value-type="float">
            <text:p>844712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4700000" calcext:value-type="float">
            <text:p>844700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5000" calcext:value-type="float">
            <text:p>84469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5000" calcext:value-type="float">
            <text:p>844695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6000" calcext:value-type="float">
            <text:p>844696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00000" calcext:value-type="float">
            <text:p>844700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89000" calcext:value-type="float">
            <text:p>844689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03000" calcext:value-type="float">
            <text:p>844703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00000" calcext:value-type="float">
            <text:p>844700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699000" calcext:value-type="float">
            <text:p>84469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700000" calcext:value-type="float">
            <text:p>844700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687000" calcext:value-type="float">
            <text:p>844687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4705000" calcext:value-type="float">
            <text:p>844705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5889000" calcext:value-type="float">
            <text:p>845889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9000" calcext:value-type="float">
            <text:p>844699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4000" calcext:value-type="float">
            <text:p>844694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08000" calcext:value-type="float">
            <text:p>844708000</text:p>
          </table:table-cell>
          <table:table-cell office:value-type="float" office:value="844912000" calcext:value-type="float">
            <text:p>84491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2000" calcext:value-type="float">
            <text:p>844692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700000" calcext:value-type="float">
            <text:p>844700000</text:p>
          </table:table-cell>
          <table:table-cell office:value-type="float" office:value="843517000" calcext:value-type="float">
            <text:p>843517000</text:p>
          </table:table-cell>
          <table:table-cell office:value-type="float" office:value="844699000" calcext:value-type="float">
            <text:p>844699000</text:p>
          </table:table-cell>
          <table:table-cell office:value-type="float" office:value="848694000" calcext:value-type="float">
            <text:p>848694000</text:p>
          </table:table-cell>
          <table:table-cell table:number-columns-repeated="21" office:value-type="float" office:value="848697000" calcext:value-type="float">
            <text:p>848697000</text:p>
          </table:table-cell>
          <table:table-cell table:number-columns-repeated="2"/>
          <table:table-cell table:formula="of:=MAX([.A11:.ME11])" office:value-type="float" office:value="848697000" calcext:value-type="float">
            <text:p>848697000</text:p>
          </table:table-cell>
          <table:table-cell table:number-columns-repeated="3"/>
        </table:table-row>
        <table:table-row table:style-name="ro1">
          <table:table-cell office:value-type="float" office:value="830881000" calcext:value-type="float">
            <text:p>830881000</text:p>
          </table:table-cell>
          <table:table-cell office:value-type="float" office:value="834462000" calcext:value-type="float">
            <text:p>834462000</text:p>
          </table:table-cell>
          <table:table-cell office:value-type="float" office:value="832289000" calcext:value-type="float">
            <text:p>832289000</text:p>
          </table:table-cell>
          <table:table-cell office:value-type="float" office:value="838709000" calcext:value-type="float">
            <text:p>838709000</text:p>
          </table:table-cell>
          <table:table-cell office:value-type="float" office:value="830054000" calcext:value-type="float">
            <text:p>830054000</text:p>
          </table:table-cell>
          <table:table-cell office:value-type="float" office:value="834986000" calcext:value-type="float">
            <text:p>834986000</text:p>
          </table:table-cell>
          <table:table-cell office:value-type="float" office:value="830276000" calcext:value-type="float">
            <text:p>830276000</text:p>
          </table:table-cell>
          <table:table-cell office:value-type="float" office:value="838639000" calcext:value-type="float">
            <text:p>838639000</text:p>
          </table:table-cell>
          <table:table-cell office:value-type="float" office:value="831107000" calcext:value-type="float">
            <text:p>831107000</text:p>
          </table:table-cell>
          <table:table-cell office:value-type="float" office:value="829885000" calcext:value-type="float">
            <text:p>829885000</text:p>
          </table:table-cell>
          <table:table-cell office:value-type="float" office:value="834547000" calcext:value-type="float">
            <text:p>834547000</text:p>
          </table:table-cell>
          <table:table-cell office:value-type="float" office:value="839415000" calcext:value-type="float">
            <text:p>839415000</text:p>
          </table:table-cell>
          <table:table-cell office:value-type="float" office:value="831894000" calcext:value-type="float">
            <text:p>831894000</text:p>
          </table:table-cell>
          <table:table-cell office:value-type="float" office:value="830604000" calcext:value-type="float">
            <text:p>830604000</text:p>
          </table:table-cell>
          <table:table-cell office:value-type="float" office:value="835863000" calcext:value-type="float">
            <text:p>835863000</text:p>
          </table:table-cell>
          <table:table-cell office:value-type="float" office:value="838385000" calcext:value-type="float">
            <text:p>838385000</text:p>
          </table:table-cell>
          <table:table-cell office:value-type="float" office:value="829762000" calcext:value-type="float">
            <text:p>829762000</text:p>
          </table:table-cell>
          <table:table-cell office:value-type="float" office:value="830359000" calcext:value-type="float">
            <text:p>830359000</text:p>
          </table:table-cell>
          <table:table-cell office:value-type="float" office:value="835358000" calcext:value-type="float">
            <text:p>835358000</text:p>
          </table:table-cell>
          <table:table-cell office:value-type="float" office:value="838608000" calcext:value-type="float">
            <text:p>838608000</text:p>
          </table:table-cell>
          <table:table-cell office:value-type="float" office:value="831148000" calcext:value-type="float">
            <text:p>831148000</text:p>
          </table:table-cell>
          <table:table-cell office:value-type="float" office:value="830510000" calcext:value-type="float">
            <text:p>830510000</text:p>
          </table:table-cell>
          <table:table-cell office:value-type="float" office:value="834282000" calcext:value-type="float">
            <text:p>834282000</text:p>
          </table:table-cell>
          <table:table-cell office:value-type="float" office:value="838933000" calcext:value-type="float">
            <text:p>838933000</text:p>
          </table:table-cell>
          <table:table-cell office:value-type="float" office:value="829635000" calcext:value-type="float">
            <text:p>829635000</text:p>
          </table:table-cell>
          <table:table-cell office:value-type="float" office:value="829944000" calcext:value-type="float">
            <text:p>829944000</text:p>
          </table:table-cell>
          <table:table-cell office:value-type="float" office:value="834196000" calcext:value-type="float">
            <text:p>834196000</text:p>
          </table:table-cell>
          <table:table-cell office:value-type="float" office:value="839080000" calcext:value-type="float">
            <text:p>839080000</text:p>
          </table:table-cell>
          <table:table-cell office:value-type="float" office:value="830359000" calcext:value-type="float">
            <text:p>830359000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834449000" calcext:value-type="float">
            <text:p>834449000</text:p>
          </table:table-cell>
          <table:table-cell office:value-type="float" office:value="838797000" calcext:value-type="float">
            <text:p>838797000</text:p>
          </table:table-cell>
          <table:table-cell office:value-type="float" office:value="830970000" calcext:value-type="float">
            <text:p>830970000</text:p>
          </table:table-cell>
          <table:table-cell office:value-type="float" office:value="830661000" calcext:value-type="float">
            <text:p>830661000</text:p>
          </table:table-cell>
          <table:table-cell office:value-type="float" office:value="834648000" calcext:value-type="float">
            <text:p>834648000</text:p>
          </table:table-cell>
          <table:table-cell office:value-type="float" office:value="838946000" calcext:value-type="float">
            <text:p>838946000</text:p>
          </table:table-cell>
          <table:table-cell office:value-type="float" office:value="830446000" calcext:value-type="float">
            <text:p>830446000</text:p>
          </table:table-cell>
          <table:table-cell office:value-type="float" office:value="830377000" calcext:value-type="float">
            <text:p>830377000</text:p>
          </table:table-cell>
          <table:table-cell office:value-type="float" office:value="835341000" calcext:value-type="float">
            <text:p>835341000</text:p>
          </table:table-cell>
          <table:table-cell office:value-type="float" office:value="838120000" calcext:value-type="float">
            <text:p>838120000</text:p>
          </table:table-cell>
          <table:table-cell office:value-type="float" office:value="830243000" calcext:value-type="float">
            <text:p>830243000</text:p>
          </table:table-cell>
          <table:table-cell office:value-type="float" office:value="831102000" calcext:value-type="float">
            <text:p>831102000</text:p>
          </table:table-cell>
          <table:table-cell office:value-type="float" office:value="830528000" calcext:value-type="float">
            <text:p>830528000</text:p>
          </table:table-cell>
          <table:table-cell office:value-type="float" office:value="839000000" calcext:value-type="float">
            <text:p>839000000</text:p>
          </table:table-cell>
          <table:table-cell office:value-type="float" office:value="834779000" calcext:value-type="float">
            <text:p>834779000</text:p>
          </table:table-cell>
          <table:table-cell office:value-type="float" office:value="832097000" calcext:value-type="float">
            <text:p>832097000</text:p>
          </table:table-cell>
          <table:table-cell office:value-type="float" office:value="831234000" calcext:value-type="float">
            <text:p>831234000</text:p>
          </table:table-cell>
          <table:table-cell office:value-type="float" office:value="834805000" calcext:value-type="float">
            <text:p>834805000</text:p>
          </table:table-cell>
          <table:table-cell office:value-type="float" office:value="839281000" calcext:value-type="float">
            <text:p>839281000</text:p>
          </table:table-cell>
          <table:table-cell office:value-type="float" office:value="830593000" calcext:value-type="float">
            <text:p>830593000</text:p>
          </table:table-cell>
          <table:table-cell office:value-type="float" office:value="832470000" calcext:value-type="float">
            <text:p>832470000</text:p>
          </table:table-cell>
          <table:table-cell office:value-type="float" office:value="834587000" calcext:value-type="float">
            <text:p>834587000</text:p>
          </table:table-cell>
          <table:table-cell office:value-type="float" office:value="838751000" calcext:value-type="float">
            <text:p>838751000</text:p>
          </table:table-cell>
          <table:table-cell office:value-type="float" office:value="830183000" calcext:value-type="float">
            <text:p>830183000</text:p>
          </table:table-cell>
          <table:table-cell office:value-type="float" office:value="830759000" calcext:value-type="float">
            <text:p>830759000</text:p>
          </table:table-cell>
          <table:table-cell office:value-type="float" office:value="834466000" calcext:value-type="float">
            <text:p>834466000</text:p>
          </table:table-cell>
          <table:table-cell office:value-type="float" office:value="838269000" calcext:value-type="float">
            <text:p>838269000</text:p>
          </table:table-cell>
          <table:table-cell office:value-type="float" office:value="831230000" calcext:value-type="float">
            <text:p>831230000</text:p>
          </table:table-cell>
          <table:table-cell office:value-type="float" office:value="831331000" calcext:value-type="float">
            <text:p>831331000</text:p>
          </table:table-cell>
          <table:table-cell office:value-type="float" office:value="834951000" calcext:value-type="float">
            <text:p>834951000</text:p>
          </table:table-cell>
          <table:table-cell office:value-type="float" office:value="839184000" calcext:value-type="float">
            <text:p>839184000</text:p>
          </table:table-cell>
          <table:table-cell office:value-type="float" office:value="830217000" calcext:value-type="float">
            <text:p>830217000</text:p>
          </table:table-cell>
          <table:table-cell office:value-type="float" office:value="830467000" calcext:value-type="float">
            <text:p>830467000</text:p>
          </table:table-cell>
          <table:table-cell office:value-type="float" office:value="834526000" calcext:value-type="float">
            <text:p>834526000</text:p>
          </table:table-cell>
          <table:table-cell office:value-type="float" office:value="838644000" calcext:value-type="float">
            <text:p>838644000</text:p>
          </table:table-cell>
          <table:table-cell office:value-type="float" office:value="830194000" calcext:value-type="float">
            <text:p>830194000</text:p>
          </table:table-cell>
          <table:table-cell office:value-type="float" office:value="830919000" calcext:value-type="float">
            <text:p>830919000</text:p>
          </table:table-cell>
          <table:table-cell office:value-type="float" office:value="834643000" calcext:value-type="float">
            <text:p>834643000</text:p>
          </table:table-cell>
          <table:table-cell office:value-type="float" office:value="838225000" calcext:value-type="float">
            <text:p>838225000</text:p>
          </table:table-cell>
          <table:table-cell office:value-type="float" office:value="830216000" calcext:value-type="float">
            <text:p>830216000</text:p>
          </table:table-cell>
          <table:table-cell office:value-type="float" office:value="830622000" calcext:value-type="float">
            <text:p>830622000</text:p>
          </table:table-cell>
          <table:table-cell office:value-type="float" office:value="834720000" calcext:value-type="float">
            <text:p>834720000</text:p>
          </table:table-cell>
          <table:table-cell office:value-type="float" office:value="838398000" calcext:value-type="float">
            <text:p>838398000</text:p>
          </table:table-cell>
          <table:table-cell office:value-type="float" office:value="832130000" calcext:value-type="float">
            <text:p>832130000</text:p>
          </table:table-cell>
          <table:table-cell office:value-type="float" office:value="830582000" calcext:value-type="float">
            <text:p>830582000</text:p>
          </table:table-cell>
          <table:table-cell office:value-type="float" office:value="834482000" calcext:value-type="float">
            <text:p>834482000</text:p>
          </table:table-cell>
          <table:table-cell office:value-type="float" office:value="838674000" calcext:value-type="float">
            <text:p>838674000</text:p>
          </table:table-cell>
          <table:table-cell office:value-type="float" office:value="830666000" calcext:value-type="float">
            <text:p>830666000</text:p>
          </table:table-cell>
          <table:table-cell office:value-type="float" office:value="835025000" calcext:value-type="float">
            <text:p>835025000</text:p>
          </table:table-cell>
          <table:table-cell office:value-type="float" office:value="837974000" calcext:value-type="float">
            <text:p>837974000</text:p>
          </table:table-cell>
          <table:table-cell office:value-type="float" office:value="840294000" calcext:value-type="float">
            <text:p>840294000</text:p>
          </table:table-cell>
          <table:table-cell office:value-type="float" office:value="839411000" calcext:value-type="float">
            <text:p>839411000</text:p>
          </table:table-cell>
          <table:table-cell office:value-type="float" office:value="842928000" calcext:value-type="float">
            <text:p>842928000</text:p>
          </table:table-cell>
          <table:table-cell office:value-type="float" office:value="840375000" calcext:value-type="float">
            <text:p>840375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07000" calcext:value-type="float">
            <text:p>839407000</text:p>
          </table:table-cell>
          <table:table-cell office:value-type="float" office:value="842920000" calcext:value-type="float">
            <text:p>842920000</text:p>
          </table:table-cell>
          <table:table-cell office:value-type="float" office:value="840294000" calcext:value-type="float">
            <text:p>840294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16000" calcext:value-type="float">
            <text:p>839416000</text:p>
          </table:table-cell>
          <table:table-cell office:value-type="float" office:value="842920000" calcext:value-type="float">
            <text:p>842920000</text:p>
          </table:table-cell>
          <table:table-cell office:value-type="float" office:value="840526000" calcext:value-type="float">
            <text:p>840526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30000" calcext:value-type="float">
            <text:p>839430000</text:p>
          </table:table-cell>
          <table:table-cell office:value-type="float" office:value="840293000" calcext:value-type="float">
            <text:p>840293000</text:p>
          </table:table-cell>
          <table:table-cell office:value-type="float" office:value="842927000" calcext:value-type="float">
            <text:p>842927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12000" calcext:value-type="float">
            <text:p>839412000</text:p>
          </table:table-cell>
          <table:table-cell office:value-type="float" office:value="840296000" calcext:value-type="float">
            <text:p>840296000</text:p>
          </table:table-cell>
          <table:table-cell office:value-type="float" office:value="842927000" calcext:value-type="float">
            <text:p>842927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14000" calcext:value-type="float">
            <text:p>839414000</text:p>
          </table:table-cell>
          <table:table-cell office:value-type="float" office:value="840360000" calcext:value-type="float">
            <text:p>840360000</text:p>
          </table:table-cell>
          <table:table-cell office:value-type="float" office:value="842922000" calcext:value-type="float">
            <text:p>842922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09000" calcext:value-type="float">
            <text:p>839409000</text:p>
          </table:table-cell>
          <table:table-cell office:value-type="float" office:value="840480000" calcext:value-type="float">
            <text:p>840480000</text:p>
          </table:table-cell>
          <table:table-cell office:value-type="float" office:value="842925000" calcext:value-type="float">
            <text:p>842925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0290000" calcext:value-type="float">
            <text:p>840290000</text:p>
          </table:table-cell>
          <table:table-cell office:value-type="float" office:value="839491000" calcext:value-type="float">
            <text:p>839491000</text:p>
          </table:table-cell>
          <table:table-cell office:value-type="float" office:value="842928000" calcext:value-type="float">
            <text:p>842928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0656000" calcext:value-type="float">
            <text:p>840656000</text:p>
          </table:table-cell>
          <table:table-cell office:value-type="float" office:value="839420000" calcext:value-type="float">
            <text:p>839420000</text:p>
          </table:table-cell>
          <table:table-cell office:value-type="float" office:value="842923000" calcext:value-type="float">
            <text:p>842923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0378000" calcext:value-type="float">
            <text:p>840378000</text:p>
          </table:table-cell>
          <table:table-cell office:value-type="float" office:value="839425000" calcext:value-type="float">
            <text:p>839425000</text:p>
          </table:table-cell>
          <table:table-cell office:value-type="float" office:value="842919000" calcext:value-type="float">
            <text:p>842919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0451000" calcext:value-type="float">
            <text:p>840451000</text:p>
          </table:table-cell>
          <table:table-cell office:value-type="float" office:value="839498000" calcext:value-type="float">
            <text:p>839498000</text:p>
          </table:table-cell>
          <table:table-cell office:value-type="float" office:value="842921000" calcext:value-type="float">
            <text:p>842921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0287000" calcext:value-type="float">
            <text:p>840287000</text:p>
          </table:table-cell>
          <table:table-cell office:value-type="float" office:value="839417000" calcext:value-type="float">
            <text:p>839417000</text:p>
          </table:table-cell>
          <table:table-cell office:value-type="float" office:value="842924000" calcext:value-type="float">
            <text:p>842924000</text:p>
          </table:table-cell>
          <table:table-cell office:value-type="float" office:value="840290000" calcext:value-type="float">
            <text:p>840290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09000" calcext:value-type="float">
            <text:p>839409000</text:p>
          </table:table-cell>
          <table:table-cell office:value-type="float" office:value="842926000" calcext:value-type="float">
            <text:p>842926000</text:p>
          </table:table-cell>
          <table:table-cell office:value-type="float" office:value="840302000" calcext:value-type="float">
            <text:p>840302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01000" calcext:value-type="float">
            <text:p>839401000</text:p>
          </table:table-cell>
          <table:table-cell office:value-type="float" office:value="842920000" calcext:value-type="float">
            <text:p>842920000</text:p>
          </table:table-cell>
          <table:table-cell office:value-type="float" office:value="840291000" calcext:value-type="float">
            <text:p>840291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06000" calcext:value-type="float">
            <text:p>839406000</text:p>
          </table:table-cell>
          <table:table-cell office:value-type="float" office:value="842930000" calcext:value-type="float">
            <text:p>842930000</text:p>
          </table:table-cell>
          <table:table-cell office:value-type="float" office:value="840406000" calcext:value-type="float">
            <text:p>840406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07000" calcext:value-type="float">
            <text:p>839407000</text:p>
          </table:table-cell>
          <table:table-cell office:value-type="float" office:value="842919000" calcext:value-type="float">
            <text:p>842919000</text:p>
          </table:table-cell>
          <table:table-cell office:value-type="float" office:value="840345000" calcext:value-type="float">
            <text:p>840345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60000" calcext:value-type="float">
            <text:p>839460000</text:p>
          </table:table-cell>
          <table:table-cell office:value-type="float" office:value="842919000" calcext:value-type="float">
            <text:p>842919000</text:p>
          </table:table-cell>
          <table:table-cell office:value-type="float" office:value="840538000" calcext:value-type="float">
            <text:p>840538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39471000" calcext:value-type="float">
            <text:p>839471000</text:p>
          </table:table-cell>
          <table:table-cell office:value-type="float" office:value="842934000" calcext:value-type="float">
            <text:p>842934000</text:p>
          </table:table-cell>
          <table:table-cell office:value-type="float" office:value="840556000" calcext:value-type="float">
            <text:p>840556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2923000" calcext:value-type="float">
            <text:p>842923000</text:p>
          </table:table-cell>
          <table:table-cell office:value-type="float" office:value="839490000" calcext:value-type="float">
            <text:p>839490000</text:p>
          </table:table-cell>
          <table:table-cell office:value-type="float" office:value="842255000" calcext:value-type="float">
            <text:p>842255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2919000" calcext:value-type="float">
            <text:p>842919000</text:p>
          </table:table-cell>
          <table:table-cell office:value-type="float" office:value="839410000" calcext:value-type="float">
            <text:p>839410000</text:p>
          </table:table-cell>
          <table:table-cell office:value-type="float" office:value="842321000" calcext:value-type="float">
            <text:p>842321000</text:p>
          </table:table-cell>
          <table:table-cell office:value-type="float" office:value="844924000" calcext:value-type="float">
            <text:p>844924000</text:p>
          </table:table-cell>
          <table:table-cell office:value-type="float" office:value="843335000" calcext:value-type="float">
            <text:p>843335000</text:p>
          </table:table-cell>
          <table:table-cell office:value-type="float" office:value="840075000" calcext:value-type="float">
            <text:p>840075000</text:p>
          </table:table-cell>
          <table:table-cell office:value-type="float" office:value="842336000" calcext:value-type="float">
            <text:p>842336000</text:p>
          </table:table-cell>
          <table:table-cell office:value-type="float" office:value="845377000" calcext:value-type="float">
            <text:p>845377000</text:p>
          </table:table-cell>
          <table:table-cell office:value-type="float" office:value="843426000" calcext:value-type="float">
            <text:p>843426000</text:p>
          </table:table-cell>
          <table:table-cell office:value-type="float" office:value="840179000" calcext:value-type="float">
            <text:p>840179000</text:p>
          </table:table-cell>
          <table:table-cell office:value-type="float" office:value="842162000" calcext:value-type="float">
            <text:p>842162000</text:p>
          </table:table-cell>
          <table:table-cell office:value-type="float" office:value="843528000" calcext:value-type="float">
            <text:p>843528000</text:p>
          </table:table-cell>
          <table:table-cell office:value-type="float" office:value="845291000" calcext:value-type="float">
            <text:p>845291000</text:p>
          </table:table-cell>
          <table:table-cell office:value-type="float" office:value="840058000" calcext:value-type="float">
            <text:p>840058000</text:p>
          </table:table-cell>
          <table:table-cell office:value-type="float" office:value="842237000" calcext:value-type="float">
            <text:p>842237000</text:p>
          </table:table-cell>
          <table:table-cell office:value-type="float" office:value="843500000" calcext:value-type="float">
            <text:p>843500000</text:p>
          </table:table-cell>
          <table:table-cell office:value-type="float" office:value="845338000" calcext:value-type="float">
            <text:p>845338000</text:p>
          </table:table-cell>
          <table:table-cell office:value-type="float" office:value="840139000" calcext:value-type="float">
            <text:p>840139000</text:p>
          </table:table-cell>
          <table:table-cell office:value-type="float" office:value="842238000" calcext:value-type="float">
            <text:p>842238000</text:p>
          </table:table-cell>
          <table:table-cell office:value-type="float" office:value="843243000" calcext:value-type="float">
            <text:p>843243000</text:p>
          </table:table-cell>
          <table:table-cell office:value-type="float" office:value="840061000" calcext:value-type="float">
            <text:p>840061000</text:p>
          </table:table-cell>
          <table:table-cell office:value-type="float" office:value="845437000" calcext:value-type="float">
            <text:p>845437000</text:p>
          </table:table-cell>
          <table:table-cell office:value-type="float" office:value="842329000" calcext:value-type="float">
            <text:p>842329000</text:p>
          </table:table-cell>
          <table:table-cell office:value-type="float" office:value="843444000" calcext:value-type="float">
            <text:p>843444000</text:p>
          </table:table-cell>
          <table:table-cell office:value-type="float" office:value="840140000" calcext:value-type="float">
            <text:p>840140000</text:p>
          </table:table-cell>
          <table:table-cell office:value-type="float" office:value="845402000" calcext:value-type="float">
            <text:p>845402000</text:p>
          </table:table-cell>
          <table:table-cell office:value-type="float" office:value="842275000" calcext:value-type="float">
            <text:p>842275000</text:p>
          </table:table-cell>
          <table:table-cell office:value-type="float" office:value="843465000" calcext:value-type="float">
            <text:p>843465000</text:p>
          </table:table-cell>
          <table:table-cell office:value-type="float" office:value="840119000" calcext:value-type="float">
            <text:p>840119000</text:p>
          </table:table-cell>
          <table:table-cell office:value-type="float" office:value="845356000" calcext:value-type="float">
            <text:p>845356000</text:p>
          </table:table-cell>
          <table:table-cell office:value-type="float" office:value="842331000" calcext:value-type="float">
            <text:p>842331000</text:p>
          </table:table-cell>
          <table:table-cell office:value-type="float" office:value="843480000" calcext:value-type="float">
            <text:p>843480000</text:p>
          </table:table-cell>
          <table:table-cell office:value-type="float" office:value="839986000" calcext:value-type="float">
            <text:p>839986000</text:p>
          </table:table-cell>
          <table:table-cell office:value-type="float" office:value="845418000" calcext:value-type="float">
            <text:p>845418000</text:p>
          </table:table-cell>
          <table:table-cell office:value-type="float" office:value="842304000" calcext:value-type="float">
            <text:p>842304000</text:p>
          </table:table-cell>
          <table:table-cell office:value-type="float" office:value="843463000" calcext:value-type="float">
            <text:p>843463000</text:p>
          </table:table-cell>
          <table:table-cell office:value-type="float" office:value="840128000" calcext:value-type="float">
            <text:p>840128000</text:p>
          </table:table-cell>
          <table:table-cell office:value-type="float" office:value="842088000" calcext:value-type="float">
            <text:p>842088000</text:p>
          </table:table-cell>
          <table:table-cell office:value-type="float" office:value="845502000" calcext:value-type="float">
            <text:p>845502000</text:p>
          </table:table-cell>
          <table:table-cell office:value-type="float" office:value="843435000" calcext:value-type="float">
            <text:p>843435000</text:p>
          </table:table-cell>
          <table:table-cell office:value-type="float" office:value="840028000" calcext:value-type="float">
            <text:p>840028000</text:p>
          </table:table-cell>
          <table:table-cell office:value-type="float" office:value="842139000" calcext:value-type="float">
            <text:p>842139000</text:p>
          </table:table-cell>
          <table:table-cell office:value-type="float" office:value="845379000" calcext:value-type="float">
            <text:p>845379000</text:p>
          </table:table-cell>
          <table:table-cell office:value-type="float" office:value="843497000" calcext:value-type="float">
            <text:p>843497000</text:p>
          </table:table-cell>
          <table:table-cell office:value-type="float" office:value="840135000" calcext:value-type="float">
            <text:p>840135000</text:p>
          </table:table-cell>
          <table:table-cell office:value-type="float" office:value="842085000" calcext:value-type="float">
            <text:p>842085000</text:p>
          </table:table-cell>
          <table:table-cell office:value-type="float" office:value="845433000" calcext:value-type="float">
            <text:p>845433000</text:p>
          </table:table-cell>
          <table:table-cell office:value-type="float" office:value="843340000" calcext:value-type="float">
            <text:p>843340000</text:p>
          </table:table-cell>
          <table:table-cell office:value-type="float" office:value="842133000" calcext:value-type="float">
            <text:p>842133000</text:p>
          </table:table-cell>
          <table:table-cell office:value-type="float" office:value="840087000" calcext:value-type="float">
            <text:p>840087000</text:p>
          </table:table-cell>
          <table:table-cell office:value-type="float" office:value="845422000" calcext:value-type="float">
            <text:p>845422000</text:p>
          </table:table-cell>
          <table:table-cell office:value-type="float" office:value="843404000" calcext:value-type="float">
            <text:p>843404000</text:p>
          </table:table-cell>
          <table:table-cell office:value-type="float" office:value="842424000" calcext:value-type="float">
            <text:p>842424000</text:p>
          </table:table-cell>
          <table:table-cell office:value-type="float" office:value="840096000" calcext:value-type="float">
            <text:p>840096000</text:p>
          </table:table-cell>
          <table:table-cell office:value-type="float" office:value="845347000" calcext:value-type="float">
            <text:p>845347000</text:p>
          </table:table-cell>
          <table:table-cell office:value-type="float" office:value="843324000" calcext:value-type="float">
            <text:p>843324000</text:p>
          </table:table-cell>
          <table:table-cell office:value-type="float" office:value="842087000" calcext:value-type="float">
            <text:p>842087000</text:p>
          </table:table-cell>
          <table:table-cell office:value-type="float" office:value="840128000" calcext:value-type="float">
            <text:p>840128000</text:p>
          </table:table-cell>
          <table:table-cell office:value-type="float" office:value="845497000" calcext:value-type="float">
            <text:p>845497000</text:p>
          </table:table-cell>
          <table:table-cell office:value-type="float" office:value="843341000" calcext:value-type="float">
            <text:p>843341000</text:p>
          </table:table-cell>
          <table:table-cell office:value-type="float" office:value="842407000" calcext:value-type="float">
            <text:p>842407000</text:p>
          </table:table-cell>
          <table:table-cell office:value-type="float" office:value="840009000" calcext:value-type="float">
            <text:p>840009000</text:p>
          </table:table-cell>
          <table:table-cell office:value-type="float" office:value="845357000" calcext:value-type="float">
            <text:p>845357000</text:p>
          </table:table-cell>
          <table:table-cell office:value-type="float" office:value="843620000" calcext:value-type="float">
            <text:p>843620000</text:p>
          </table:table-cell>
          <table:table-cell office:value-type="float" office:value="842255000" calcext:value-type="float">
            <text:p>842255000</text:p>
          </table:table-cell>
          <table:table-cell office:value-type="float" office:value="840083000" calcext:value-type="float">
            <text:p>840083000</text:p>
          </table:table-cell>
          <table:table-cell office:value-type="float" office:value="845340000" calcext:value-type="float">
            <text:p>845340000</text:p>
          </table:table-cell>
          <table:table-cell office:value-type="float" office:value="843325000" calcext:value-type="float">
            <text:p>843325000</text:p>
          </table:table-cell>
          <table:table-cell office:value-type="float" office:value="842233000" calcext:value-type="float">
            <text:p>842233000</text:p>
          </table:table-cell>
          <table:table-cell office:value-type="float" office:value="840130000" calcext:value-type="float">
            <text:p>840130000</text:p>
          </table:table-cell>
          <table:table-cell office:value-type="float" office:value="845386000" calcext:value-type="float">
            <text:p>845386000</text:p>
          </table:table-cell>
          <table:table-cell office:value-type="float" office:value="843378000" calcext:value-type="float">
            <text:p>843378000</text:p>
          </table:table-cell>
          <table:table-cell office:value-type="float" office:value="842147000" calcext:value-type="float">
            <text:p>842147000</text:p>
          </table:table-cell>
          <table:table-cell office:value-type="float" office:value="840027000" calcext:value-type="float">
            <text:p>840027000</text:p>
          </table:table-cell>
          <table:table-cell office:value-type="float" office:value="845489000" calcext:value-type="float">
            <text:p>845489000</text:p>
          </table:table-cell>
          <table:table-cell office:value-type="float" office:value="843453000" calcext:value-type="float">
            <text:p>843453000</text:p>
          </table:table-cell>
          <table:table-cell office:value-type="float" office:value="840046000" calcext:value-type="float">
            <text:p>840046000</text:p>
          </table:table-cell>
          <table:table-cell office:value-type="float" office:value="845506000" calcext:value-type="float">
            <text:p>845506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3545000" calcext:value-type="float">
            <text:p>843545000</text:p>
          </table:table-cell>
          <table:table-cell office:value-type="float" office:value="840294000" calcext:value-type="float">
            <text:p>840294000</text:p>
          </table:table-cell>
          <table:table-cell office:value-type="float" office:value="845436000" calcext:value-type="float">
            <text:p>845436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5427000" calcext:value-type="float">
            <text:p>845427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6251000" calcext:value-type="float">
            <text:p>846251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7437000" calcext:value-type="float">
            <text:p>847437000</text:p>
          </table:table-cell>
          <table:table-cell table:number-columns-repeated="2" office:value-type="float" office:value="841957000" calcext:value-type="float">
            <text:p>841957000</text:p>
          </table:table-cell>
          <table:table-cell office:value-type="float" office:value="845902000" calcext:value-type="float">
            <text:p>845902000</text:p>
          </table:table-cell>
          <table:table-cell office:value-type="float" office:value="847437000" calcext:value-type="float">
            <text:p>847437000</text:p>
          </table:table-cell>
          <table:table-cell office:value-type="float" office:value="841957000" calcext:value-type="float">
            <text:p>841957000</text:p>
          </table:table-cell>
          <table:table-cell office:value-type="float" office:value="845902000" calcext:value-type="float">
            <text:p>845902000</text:p>
          </table:table-cell>
          <table:table-cell table:number-columns-repeated="3" office:value-type="float" office:value="847437000" calcext:value-type="float">
            <text:p>847437000</text:p>
          </table:table-cell>
          <table:table-cell table:number-columns-repeated="22" office:value-type="float" office:value="848746000" calcext:value-type="float">
            <text:p>848746000</text:p>
          </table:table-cell>
          <table:table-cell table:number-columns-repeated="2"/>
          <table:table-cell table:formula="of:=MAX([.A12:.ME12])" office:value-type="float" office:value="848746000" calcext:value-type="float">
            <text:p>848746000</text:p>
          </table:table-cell>
          <table:table-cell table:number-columns-repeated="3"/>
        </table:table-row>
        <table:table-row table:style-name="ro1">
          <table:table-cell office:value-type="float" office:value="837165000" calcext:value-type="float">
            <text:p>837165000</text:p>
          </table:table-cell>
          <table:table-cell office:value-type="float" office:value="837025000" calcext:value-type="float">
            <text:p>837025000</text:p>
          </table:table-cell>
          <table:table-cell office:value-type="float" office:value="837160000" calcext:value-type="float">
            <text:p>837160000</text:p>
          </table:table-cell>
          <table:table-cell office:value-type="float" office:value="840451000" calcext:value-type="float">
            <text:p>840451000</text:p>
          </table:table-cell>
          <table:table-cell office:value-type="float" office:value="837338000" calcext:value-type="float">
            <text:p>837338000</text:p>
          </table:table-cell>
          <table:table-cell office:value-type="float" office:value="836401000" calcext:value-type="float">
            <text:p>836401000</text:p>
          </table:table-cell>
          <table:table-cell office:value-type="float" office:value="837094000" calcext:value-type="float">
            <text:p>837094000</text:p>
          </table:table-cell>
          <table:table-cell office:value-type="float" office:value="840501000" calcext:value-type="float">
            <text:p>840501000</text:p>
          </table:table-cell>
          <table:table-cell office:value-type="float" office:value="836569000" calcext:value-type="float">
            <text:p>836569000</text:p>
          </table:table-cell>
          <table:table-cell office:value-type="float" office:value="837575000" calcext:value-type="float">
            <text:p>837575000</text:p>
          </table:table-cell>
          <table:table-cell office:value-type="float" office:value="836278000" calcext:value-type="float">
            <text:p>836278000</text:p>
          </table:table-cell>
          <table:table-cell office:value-type="float" office:value="839989000" calcext:value-type="float">
            <text:p>839989000</text:p>
          </table:table-cell>
          <table:table-cell office:value-type="float" office:value="837504000" calcext:value-type="float">
            <text:p>837504000</text:p>
          </table:table-cell>
          <table:table-cell office:value-type="float" office:value="836621000" calcext:value-type="float">
            <text:p>836621000</text:p>
          </table:table-cell>
          <table:table-cell office:value-type="float" office:value="837555000" calcext:value-type="float">
            <text:p>837555000</text:p>
          </table:table-cell>
          <table:table-cell office:value-type="float" office:value="840309000" calcext:value-type="float">
            <text:p>840309000</text:p>
          </table:table-cell>
          <table:table-cell office:value-type="float" office:value="837051000" calcext:value-type="float">
            <text:p>837051000</text:p>
          </table:table-cell>
          <table:table-cell office:value-type="float" office:value="837071000" calcext:value-type="float">
            <text:p>837071000</text:p>
          </table:table-cell>
          <table:table-cell office:value-type="float" office:value="835790000" calcext:value-type="float">
            <text:p>835790000</text:p>
          </table:table-cell>
          <table:table-cell office:value-type="float" office:value="839973000" calcext:value-type="float">
            <text:p>839973000</text:p>
          </table:table-cell>
          <table:table-cell office:value-type="float" office:value="837167000" calcext:value-type="float">
            <text:p>837167000</text:p>
          </table:table-cell>
          <table:table-cell office:value-type="float" office:value="837303000" calcext:value-type="float">
            <text:p>837303000</text:p>
          </table:table-cell>
          <table:table-cell office:value-type="float" office:value="836242000" calcext:value-type="float">
            <text:p>836242000</text:p>
          </table:table-cell>
          <table:table-cell office:value-type="float" office:value="840425000" calcext:value-type="float">
            <text:p>840425000</text:p>
          </table:table-cell>
          <table:table-cell office:value-type="float" office:value="836929000" calcext:value-type="float">
            <text:p>836929000</text:p>
          </table:table-cell>
          <table:table-cell office:value-type="float" office:value="837290000" calcext:value-type="float">
            <text:p>837290000</text:p>
          </table:table-cell>
          <table:table-cell office:value-type="float" office:value="836688000" calcext:value-type="float">
            <text:p>836688000</text:p>
          </table:table-cell>
          <table:table-cell office:value-type="float" office:value="840545000" calcext:value-type="float">
            <text:p>840545000</text:p>
          </table:table-cell>
          <table:table-cell office:value-type="float" office:value="837262000" calcext:value-type="float">
            <text:p>837262000</text:p>
          </table:table-cell>
          <table:table-cell office:value-type="float" office:value="838420000" calcext:value-type="float">
            <text:p>838420000</text:p>
          </table:table-cell>
          <table:table-cell office:value-type="float" office:value="836280000" calcext:value-type="float">
            <text:p>836280000</text:p>
          </table:table-cell>
          <table:table-cell office:value-type="float" office:value="840199000" calcext:value-type="float">
            <text:p>840199000</text:p>
          </table:table-cell>
          <table:table-cell office:value-type="float" office:value="837543000" calcext:value-type="float">
            <text:p>837543000</text:p>
          </table:table-cell>
          <table:table-cell office:value-type="float" office:value="837815000" calcext:value-type="float">
            <text:p>837815000</text:p>
          </table:table-cell>
          <table:table-cell office:value-type="float" office:value="836650000" calcext:value-type="float">
            <text:p>836650000</text:p>
          </table:table-cell>
          <table:table-cell office:value-type="float" office:value="840074000" calcext:value-type="float">
            <text:p>840074000</text:p>
          </table:table-cell>
          <table:table-cell office:value-type="float" office:value="837098000" calcext:value-type="float">
            <text:p>837098000</text:p>
          </table:table-cell>
          <table:table-cell office:value-type="float" office:value="836966000" calcext:value-type="float">
            <text:p>836966000</text:p>
          </table:table-cell>
          <table:table-cell office:value-type="float" office:value="836695000" calcext:value-type="float">
            <text:p>836695000</text:p>
          </table:table-cell>
          <table:table-cell office:value-type="float" office:value="840802000" calcext:value-type="float">
            <text:p>840802000</text:p>
          </table:table-cell>
          <table:table-cell office:value-type="float" office:value="837245000" calcext:value-type="float">
            <text:p>837245000</text:p>
          </table:table-cell>
          <table:table-cell office:value-type="float" office:value="837330000" calcext:value-type="float">
            <text:p>837330000</text:p>
          </table:table-cell>
          <table:table-cell office:value-type="float" office:value="837578000" calcext:value-type="float">
            <text:p>837578000</text:p>
          </table:table-cell>
          <table:table-cell office:value-type="float" office:value="840629000" calcext:value-type="float">
            <text:p>840629000</text:p>
          </table:table-cell>
          <table:table-cell office:value-type="float" office:value="837418000" calcext:value-type="float">
            <text:p>837418000</text:p>
          </table:table-cell>
          <table:table-cell office:value-type="float" office:value="837259000" calcext:value-type="float">
            <text:p>837259000</text:p>
          </table:table-cell>
          <table:table-cell office:value-type="float" office:value="836378000" calcext:value-type="float">
            <text:p>836378000</text:p>
          </table:table-cell>
          <table:table-cell office:value-type="float" office:value="840403000" calcext:value-type="float">
            <text:p>840403000</text:p>
          </table:table-cell>
          <table:table-cell office:value-type="float" office:value="837435000" calcext:value-type="float">
            <text:p>837435000</text:p>
          </table:table-cell>
          <table:table-cell office:value-type="float" office:value="836799000" calcext:value-type="float">
            <text:p>836799000</text:p>
          </table:table-cell>
          <table:table-cell office:value-type="float" office:value="836696000" calcext:value-type="float">
            <text:p>836696000</text:p>
          </table:table-cell>
          <table:table-cell office:value-type="float" office:value="840226000" calcext:value-type="float">
            <text:p>840226000</text:p>
          </table:table-cell>
          <table:table-cell office:value-type="float" office:value="836890000" calcext:value-type="float">
            <text:p>836890000</text:p>
          </table:table-cell>
          <table:table-cell office:value-type="float" office:value="837969000" calcext:value-type="float">
            <text:p>837969000</text:p>
          </table:table-cell>
          <table:table-cell office:value-type="float" office:value="836649000" calcext:value-type="float">
            <text:p>836649000</text:p>
          </table:table-cell>
          <table:table-cell office:value-type="float" office:value="840222000" calcext:value-type="float">
            <text:p>840222000</text:p>
          </table:table-cell>
          <table:table-cell office:value-type="float" office:value="836847000" calcext:value-type="float">
            <text:p>836847000</text:p>
          </table:table-cell>
          <table:table-cell office:value-type="float" office:value="837205000" calcext:value-type="float">
            <text:p>837205000</text:p>
          </table:table-cell>
          <table:table-cell office:value-type="float" office:value="836353000" calcext:value-type="float">
            <text:p>836353000</text:p>
          </table:table-cell>
          <table:table-cell office:value-type="float" office:value="840440000" calcext:value-type="float">
            <text:p>840440000</text:p>
          </table:table-cell>
          <table:table-cell office:value-type="float" office:value="836458000" calcext:value-type="float">
            <text:p>836458000</text:p>
          </table:table-cell>
          <table:table-cell office:value-type="float" office:value="837873000" calcext:value-type="float">
            <text:p>837873000</text:p>
          </table:table-cell>
          <table:table-cell office:value-type="float" office:value="836035000" calcext:value-type="float">
            <text:p>836035000</text:p>
          </table:table-cell>
          <table:table-cell office:value-type="float" office:value="840723000" calcext:value-type="float">
            <text:p>840723000</text:p>
          </table:table-cell>
          <table:table-cell office:value-type="float" office:value="837668000" calcext:value-type="float">
            <text:p>837668000</text:p>
          </table:table-cell>
          <table:table-cell office:value-type="float" office:value="837495000" calcext:value-type="float">
            <text:p>837495000</text:p>
          </table:table-cell>
          <table:table-cell office:value-type="float" office:value="836884000" calcext:value-type="float">
            <text:p>836884000</text:p>
          </table:table-cell>
          <table:table-cell office:value-type="float" office:value="840347000" calcext:value-type="float">
            <text:p>840347000</text:p>
          </table:table-cell>
          <table:table-cell office:value-type="float" office:value="837396000" calcext:value-type="float">
            <text:p>837396000</text:p>
          </table:table-cell>
          <table:table-cell office:value-type="float" office:value="836892000" calcext:value-type="float">
            <text:p>836892000</text:p>
          </table:table-cell>
          <table:table-cell office:value-type="float" office:value="835917000" calcext:value-type="float">
            <text:p>835917000</text:p>
          </table:table-cell>
          <table:table-cell office:value-type="float" office:value="840177000" calcext:value-type="float">
            <text:p>840177000</text:p>
          </table:table-cell>
          <table:table-cell office:value-type="float" office:value="837245000" calcext:value-type="float">
            <text:p>837245000</text:p>
          </table:table-cell>
          <table:table-cell office:value-type="float" office:value="837107000" calcext:value-type="float">
            <text:p>837107000</text:p>
          </table:table-cell>
          <table:table-cell office:value-type="float" office:value="836524000" calcext:value-type="float">
            <text:p>836524000</text:p>
          </table:table-cell>
          <table:table-cell office:value-type="float" office:value="839616000" calcext:value-type="float">
            <text:p>839616000</text:p>
          </table:table-cell>
          <table:table-cell office:value-type="float" office:value="837097000" calcext:value-type="float">
            <text:p>837097000</text:p>
          </table:table-cell>
          <table:table-cell office:value-type="float" office:value="837824000" calcext:value-type="float">
            <text:p>837824000</text:p>
          </table:table-cell>
          <table:table-cell office:value-type="float" office:value="836690000" calcext:value-type="float">
            <text:p>836690000</text:p>
          </table:table-cell>
          <table:table-cell office:value-type="float" office:value="840630000" calcext:value-type="float">
            <text:p>840630000</text:p>
          </table:table-cell>
          <table:table-cell office:value-type="float" office:value="843457000" calcext:value-type="float">
            <text:p>843457000</text:p>
          </table:table-cell>
          <table:table-cell office:value-type="float" office:value="843689000" calcext:value-type="float">
            <text:p>843689000</text:p>
          </table:table-cell>
          <table:table-cell office:value-type="float" office:value="843095000" calcext:value-type="float">
            <text:p>843095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6000" calcext:value-type="float">
            <text:p>843456000</text:p>
          </table:table-cell>
          <table:table-cell office:value-type="float" office:value="843071000" calcext:value-type="float">
            <text:p>843071000</text:p>
          </table:table-cell>
          <table:table-cell office:value-type="float" office:value="843689000" calcext:value-type="float">
            <text:p>843689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7000" calcext:value-type="float">
            <text:p>843457000</text:p>
          </table:table-cell>
          <table:table-cell office:value-type="float" office:value="843087000" calcext:value-type="float">
            <text:p>843087000</text:p>
          </table:table-cell>
          <table:table-cell office:value-type="float" office:value="843689000" calcext:value-type="float">
            <text:p>843689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7000" calcext:value-type="float">
            <text:p>843457000</text:p>
          </table:table-cell>
          <table:table-cell office:value-type="float" office:value="843072000" calcext:value-type="float">
            <text:p>843072000</text:p>
          </table:table-cell>
          <table:table-cell office:value-type="float" office:value="843689000" calcext:value-type="float">
            <text:p>843689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6000" calcext:value-type="float">
            <text:p>843456000</text:p>
          </table:table-cell>
          <table:table-cell office:value-type="float" office:value="843067000" calcext:value-type="float">
            <text:p>843067000</text:p>
          </table:table-cell>
          <table:table-cell office:value-type="float" office:value="843690000" calcext:value-type="float">
            <text:p>843690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6000" calcext:value-type="float">
            <text:p>843456000</text:p>
          </table:table-cell>
          <table:table-cell office:value-type="float" office:value="843067000" calcext:value-type="float">
            <text:p>843067000</text:p>
          </table:table-cell>
          <table:table-cell office:value-type="float" office:value="843688000" calcext:value-type="float">
            <text:p>843688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4000" calcext:value-type="float">
            <text:p>843454000</text:p>
          </table:table-cell>
          <table:table-cell office:value-type="float" office:value="843072000" calcext:value-type="float">
            <text:p>84307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690000" calcext:value-type="float">
            <text:p>843690000</text:p>
          </table:table-cell>
          <table:table-cell office:value-type="float" office:value="843457000" calcext:value-type="float">
            <text:p>843457000</text:p>
          </table:table-cell>
          <table:table-cell office:value-type="float" office:value="843072000" calcext:value-type="float">
            <text:p>84307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692000" calcext:value-type="float">
            <text:p>843692000</text:p>
          </table:table-cell>
          <table:table-cell office:value-type="float" office:value="843456000" calcext:value-type="float">
            <text:p>843456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069000" calcext:value-type="float">
            <text:p>843069000</text:p>
          </table:table-cell>
          <table:table-cell office:value-type="float" office:value="843690000" calcext:value-type="float">
            <text:p>843690000</text:p>
          </table:table-cell>
          <table:table-cell office:value-type="float" office:value="843603000" calcext:value-type="float">
            <text:p>843603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068000" calcext:value-type="float">
            <text:p>843068000</text:p>
          </table:table-cell>
          <table:table-cell office:value-type="float" office:value="843691000" calcext:value-type="float">
            <text:p>843691000</text:p>
          </table:table-cell>
          <table:table-cell office:value-type="float" office:value="843596000" calcext:value-type="float">
            <text:p>843596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072000" calcext:value-type="float">
            <text:p>843072000</text:p>
          </table:table-cell>
          <table:table-cell office:value-type="float" office:value="843689000" calcext:value-type="float">
            <text:p>843689000</text:p>
          </table:table-cell>
          <table:table-cell office:value-type="float" office:value="843454000" calcext:value-type="float">
            <text:p>84345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112000" calcext:value-type="float">
            <text:p>843112000</text:p>
          </table:table-cell>
          <table:table-cell office:value-type="float" office:value="843694000" calcext:value-type="float">
            <text:p>84369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521000" calcext:value-type="float">
            <text:p>843521000</text:p>
          </table:table-cell>
          <table:table-cell office:value-type="float" office:value="843071000" calcext:value-type="float">
            <text:p>843071000</text:p>
          </table:table-cell>
          <table:table-cell office:value-type="float" office:value="843688000" calcext:value-type="float">
            <text:p>843688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6000" calcext:value-type="float">
            <text:p>843456000</text:p>
          </table:table-cell>
          <table:table-cell office:value-type="float" office:value="843072000" calcext:value-type="float">
            <text:p>843072000</text:p>
          </table:table-cell>
          <table:table-cell office:value-type="float" office:value="843694000" calcext:value-type="float">
            <text:p>84369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5000" calcext:value-type="float">
            <text:p>843455000</text:p>
          </table:table-cell>
          <table:table-cell office:value-type="float" office:value="843105000" calcext:value-type="float">
            <text:p>843105000</text:p>
          </table:table-cell>
          <table:table-cell office:value-type="float" office:value="843690000" calcext:value-type="float">
            <text:p>843690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83000" calcext:value-type="float">
            <text:p>843483000</text:p>
          </table:table-cell>
          <table:table-cell office:value-type="float" office:value="843071000" calcext:value-type="float">
            <text:p>843071000</text:p>
          </table:table-cell>
          <table:table-cell office:value-type="float" office:value="843692000" calcext:value-type="float">
            <text:p>84369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60000" calcext:value-type="float">
            <text:p>843460000</text:p>
          </table:table-cell>
          <table:table-cell office:value-type="float" office:value="843072000" calcext:value-type="float">
            <text:p>843072000</text:p>
          </table:table-cell>
          <table:table-cell office:value-type="float" office:value="843694000" calcext:value-type="float">
            <text:p>84369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5000" calcext:value-type="float">
            <text:p>843455000</text:p>
          </table:table-cell>
          <table:table-cell office:value-type="float" office:value="843071000" calcext:value-type="float">
            <text:p>843071000</text:p>
          </table:table-cell>
          <table:table-cell office:value-type="float" office:value="843688000" calcext:value-type="float">
            <text:p>843688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4000" calcext:value-type="float">
            <text:p>843454000</text:p>
          </table:table-cell>
          <table:table-cell office:value-type="float" office:value="843070000" calcext:value-type="float">
            <text:p>843070000</text:p>
          </table:table-cell>
          <table:table-cell office:value-type="float" office:value="843689000" calcext:value-type="float">
            <text:p>843689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457000" calcext:value-type="float">
            <text:p>843457000</text:p>
          </table:table-cell>
          <table:table-cell office:value-type="float" office:value="843093000" calcext:value-type="float">
            <text:p>843093000</text:p>
          </table:table-cell>
          <table:table-cell office:value-type="float" office:value="843692000" calcext:value-type="float">
            <text:p>84369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437000" calcext:value-type="float">
            <text:p>844437000</text:p>
          </table:table-cell>
          <table:table-cell office:value-type="float" office:value="843903000" calcext:value-type="float">
            <text:p>843903000</text:p>
          </table:table-cell>
          <table:table-cell office:value-type="float" office:value="844004000" calcext:value-type="float">
            <text:p>84400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377000" calcext:value-type="float">
            <text:p>844377000</text:p>
          </table:table-cell>
          <table:table-cell office:value-type="float" office:value="843707000" calcext:value-type="float">
            <text:p>843707000</text:p>
          </table:table-cell>
          <table:table-cell table:number-columns-repeated="2" office:value-type="float" office:value="844036000" calcext:value-type="float">
            <text:p>844036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425000" calcext:value-type="float">
            <text:p>844425000</text:p>
          </table:table-cell>
          <table:table-cell office:value-type="float" office:value="843774000" calcext:value-type="float">
            <text:p>84377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092000" calcext:value-type="float">
            <text:p>844092000</text:p>
          </table:table-cell>
          <table:table-cell office:value-type="float" office:value="844511000" calcext:value-type="float">
            <text:p>844511000</text:p>
          </table:table-cell>
          <table:table-cell office:value-type="float" office:value="843844000" calcext:value-type="float">
            <text:p>84384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070000" calcext:value-type="float">
            <text:p>844070000</text:p>
          </table:table-cell>
          <table:table-cell office:value-type="float" office:value="844366000" calcext:value-type="float">
            <text:p>844366000</text:p>
          </table:table-cell>
          <table:table-cell office:value-type="float" office:value="843796000" calcext:value-type="float">
            <text:p>843796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062000" calcext:value-type="float">
            <text:p>844062000</text:p>
          </table:table-cell>
          <table:table-cell office:value-type="float" office:value="844449000" calcext:value-type="float">
            <text:p>844449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776000" calcext:value-type="float">
            <text:p>843776000</text:p>
          </table:table-cell>
          <table:table-cell office:value-type="float" office:value="844044000" calcext:value-type="float">
            <text:p>844044000</text:p>
          </table:table-cell>
          <table:table-cell office:value-type="float" office:value="844372000" calcext:value-type="float">
            <text:p>84437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883000" calcext:value-type="float">
            <text:p>843883000</text:p>
          </table:table-cell>
          <table:table-cell office:value-type="float" office:value="844028000" calcext:value-type="float">
            <text:p>844028000</text:p>
          </table:table-cell>
          <table:table-cell office:value-type="float" office:value="844342000" calcext:value-type="float">
            <text:p>84434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799000" calcext:value-type="float">
            <text:p>843799000</text:p>
          </table:table-cell>
          <table:table-cell office:value-type="float" office:value="844062000" calcext:value-type="float">
            <text:p>844062000</text:p>
          </table:table-cell>
          <table:table-cell office:value-type="float" office:value="844405000" calcext:value-type="float">
            <text:p>844405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664000" calcext:value-type="float">
            <text:p>843664000</text:p>
          </table:table-cell>
          <table:table-cell office:value-type="float" office:value="844047000" calcext:value-type="float">
            <text:p>844047000</text:p>
          </table:table-cell>
          <table:table-cell office:value-type="float" office:value="844612000" calcext:value-type="float">
            <text:p>844612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835000" calcext:value-type="float">
            <text:p>843835000</text:p>
          </table:table-cell>
          <table:table-cell office:value-type="float" office:value="844110000" calcext:value-type="float">
            <text:p>844110000</text:p>
          </table:table-cell>
          <table:table-cell office:value-type="float" office:value="844335000" calcext:value-type="float">
            <text:p>844335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933000" calcext:value-type="float">
            <text:p>843933000</text:p>
          </table:table-cell>
          <table:table-cell office:value-type="float" office:value="844169000" calcext:value-type="float">
            <text:p>844169000</text:p>
          </table:table-cell>
          <table:table-cell office:value-type="float" office:value="844470000" calcext:value-type="float">
            <text:p>844470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844000" calcext:value-type="float">
            <text:p>843844000</text:p>
          </table:table-cell>
          <table:table-cell office:value-type="float" office:value="844047000" calcext:value-type="float">
            <text:p>844047000</text:p>
          </table:table-cell>
          <table:table-cell office:value-type="float" office:value="844393000" calcext:value-type="float">
            <text:p>844393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863000" calcext:value-type="float">
            <text:p>843863000</text:p>
          </table:table-cell>
          <table:table-cell office:value-type="float" office:value="844086000" calcext:value-type="float">
            <text:p>844086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483000" calcext:value-type="float">
            <text:p>844483000</text:p>
          </table:table-cell>
          <table:table-cell office:value-type="float" office:value="843852000" calcext:value-type="float">
            <text:p>843852000</text:p>
          </table:table-cell>
          <table:table-cell office:value-type="float" office:value="844084000" calcext:value-type="float">
            <text:p>84408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374000" calcext:value-type="float">
            <text:p>844374000</text:p>
          </table:table-cell>
          <table:table-cell office:value-type="float" office:value="843864000" calcext:value-type="float">
            <text:p>843864000</text:p>
          </table:table-cell>
          <table:table-cell office:value-type="float" office:value="844088000" calcext:value-type="float">
            <text:p>844088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354000" calcext:value-type="float">
            <text:p>844354000</text:p>
          </table:table-cell>
          <table:table-cell office:value-type="float" office:value="843684000" calcext:value-type="float">
            <text:p>843684000</text:p>
          </table:table-cell>
          <table:table-cell office:value-type="float" office:value="843986000" calcext:value-type="float">
            <text:p>843986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219000" calcext:value-type="float">
            <text:p>844219000</text:p>
          </table:table-cell>
          <table:table-cell office:value-type="float" office:value="843798000" calcext:value-type="float">
            <text:p>843798000</text:p>
          </table:table-cell>
          <table:table-cell office:value-type="float" office:value="844084000" calcext:value-type="float">
            <text:p>84408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350000" calcext:value-type="float">
            <text:p>844350000</text:p>
          </table:table-cell>
          <table:table-cell office:value-type="float" office:value="843800000" calcext:value-type="float">
            <text:p>843800000</text:p>
          </table:table-cell>
          <table:table-cell office:value-type="float" office:value="844034000" calcext:value-type="float">
            <text:p>84403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4381000" calcext:value-type="float">
            <text:p>844381000</text:p>
          </table:table-cell>
          <table:table-cell office:value-type="float" office:value="843841000" calcext:value-type="float">
            <text:p>843841000</text:p>
          </table:table-cell>
          <table:table-cell office:value-type="float" office:value="844076000" calcext:value-type="float">
            <text:p>844076000</text:p>
          </table:table-cell>
          <table:table-cell office:value-type="float" office:value="844348000" calcext:value-type="float">
            <text:p>844348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3902000" calcext:value-type="float">
            <text:p>843902000</text:p>
          </table:table-cell>
          <table:table-cell office:value-type="float" office:value="844031000" calcext:value-type="float">
            <text:p>844031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8769000" calcext:value-type="float">
            <text:p>848769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office:value-type="float" office:value="847124000" calcext:value-type="float">
            <text:p>847124000</text:p>
          </table:table-cell>
          <table:table-cell office:value-type="float" office:value="846930000" calcext:value-type="float">
            <text:p>846930000</text:p>
          </table:table-cell>
          <table:table-cell office:value-type="float" office:value="845403000" calcext:value-type="float">
            <text:p>845403000</text:p>
          </table:table-cell>
          <table:table-cell table:number-columns-repeated="22" office:value-type="float" office:value="850016000" calcext:value-type="float">
            <text:p>850016000</text:p>
          </table:table-cell>
          <table:table-cell/>
          <table:table-cell table:formula="of:=MAX([.A13:.ME13])" office:value-type="float" office:value="850016000" calcext:value-type="float">
            <text:p>850016000</text:p>
          </table:table-cell>
          <table:table-cell table:number-columns-repeated="3"/>
        </table:table-row>
        <table:table-row table:style-name="ro1" table:number-rows-repeated="1048562">
          <table:table-cell table:number-columns-repeated="348"/>
        </table:table-row>
        <table:table-row table:style-name="ro1">
          <table:table-cell table:number-columns-repeated="3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09:55:38.961989035</dc:date>
    <meta:editing-duration>PT2M49S</meta:editing-duration>
    <meta:editing-cycles>1</meta:editing-cycles>
    <meta:document-statistic meta:table-count="1" meta:cell-count="3454" meta:object-count="0"/>
    <meta:generator>LibreOffice/5.1.6.2$Linux_X86_64 LibreOffice_project/10m0$Build-2</meta:generator>
  </office:meta>
</office:document-meta>
</file>